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33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1.4291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4.0236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8071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0.163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602in" svg:height="6.7449in" svg:x="20.7843in" svg:y="13.6996in">
            <draw:object draw:notify-on-update-of-ranges="Sheet1.G1:Sheet1.G1 Sheet1.G2:Sheet1.G73 Sheet1.Y1:Sheet1.Y1 Sheet1.Y2:Sheet1.Y73 Sheet1.G1:Sheet1.G1 Sheet1.G2:Sheet1.G73 Sheet1.Z1:Sheet1.Z1 Sheet1.Z2:Sheet1.Z73 Sheet1.G1:Sheet1.G1 Sheet1.G2:Sheet1.G73 Sheet1.AA1:Sheet1.AA1 Sheet1.AA2:Sheet1.AA73 Sheet1.G1:Sheet1.G1 Sheet1.G2:Sheet1.G73 Sheet1.AB1:Sheet1.AB1 Sheet1.AB2:Sheet1.AB7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8921in" svg:height="6.0551in" svg:x="17.1713in" svg:y="0.0417in">
            <draw:object draw:notify-on-update-of-ranges="Sheet1.G1:Sheet1.G1 Sheet1.G2:Sheet1.G73 Sheet1.I2:Sheet1.I2 Sheet1.K2:Sheet1.K73 Sheet1.G1:Sheet1.G1 Sheet1.G2:Sheet1.G73 Sheet1.M2:Sheet1.M2 Sheet1.O2:Sheet1.O73 Sheet1.G1:Sheet1.G1 Sheet1.G2:Sheet1.G73 Sheet1.Q2:Sheet1.Q2 Sheet1.S2:Sheet1.S73 Sheet1.G1:Sheet1.G1 Sheet1.G2:Sheet1.G73 Sheet1.U2:Sheet1.U2 Sheet1.W2:Sheet1.W7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2" table:number-columns-repeated="3" table:default-cell-style-name="Default"/>
        <table:table-column table:style-name="co16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<text:s/>num_rows</text:p>
          </table:table-cell>
          <table:table-cell office:value-type="string" calcext:value-type="string">
            <text:p><text:s/>num_cols</text:p>
          </table:table-cell>
          <table:table-cell office:value-type="string" calcext:value-type="string">
            <text:p><text:s/>num_nonzeros</text:p>
          </table:table-cell>
          <table:table-cell office:value-type="string" calcext:value-type="string">
            <text:p><text:s/>row_length_mean</text:p>
          </table:table-cell>
          <table:table-cell office:value-type="string" calcext:value-type="string">
            <text:p><text:s/>row_length_std_dev</text:p>
          </table:table-cell>
          <table:table-cell office:value-type="string" calcext:value-type="string">
            <text:p><text:s/>row_length_variation</text:p>
          </table:table-cell>
          <table:table-cell office:value-type="string" calcext:value-type="string">
            <text:p><text:s/>row_length_skewness</text:p>
          </table:table-cell>
          <table:table-cell office:value-type="string" calcext:value-type="string">
            <text:p><text:s/>method1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2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<text:s/>method3</text:p>
          </table:table-cell>
          <table:table-cell office:value-type="string" calcext:value-type="string">
            <text:p><text:s/>avg_ms</text:p>
          </table:table-cell>
          <table:table-cell office:value-type="string" calcext:value-type="string">
            <text:p><text:s/>gflops</text:p>
          </table:table-cell>
          <table:table-cell office:value-type="string" calcext:value-type="string">
            <text:p><text:s/>gbps</text:p>
          </table:table-cell>
          <table:table-cell office:value-type="string" calcext:value-type="string">
            <text:p>method4</text:p>
          </table:table-cell>
          <table:table-cell office:value-type="string" calcext:value-type="string">
            <text:p>avg_ms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gbps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mer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h7-9-b5/ch7-9-b5.mtx</text:p>
          </table:table-cell>
          <table:table-cell office:value-type="float" office:value="423360" calcext:value-type="float">
            <text:p>423360</text:p>
          </table:table-cell>
          <table:table-cell office:value-type="float" office:value="317520" calcext:value-type="float">
            <text:p>317520</text:p>
          </table:table-cell>
          <table:table-cell office:value-type="float" office:value="2540160" calcext:value-type="float">
            <text:p>25401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-nan</text:p>
          </table:table-cell>
          <table:table-cell office:value-type="string" calcext:value-type="string">
            <text:p><text:s/>row split</text:p>
          </table:table-cell>
          <table:table-cell office:value-type="float" office:value="19.7102" calcext:value-type="float">
            <text:p>19.7102</text:p>
          </table:table-cell>
          <table:table-cell office:value-type="float" office:value="16.4961" calcext:value-type="float">
            <text:p>16.4961</text:p>
          </table:table-cell>
          <table:table-cell office:value-type="float" office:value="12.1143" calcext:value-type="float">
            <text:p>12.1143</text:p>
          </table:table-cell>
          <table:table-cell office:value-type="string" calcext:value-type="string">
            <text:p><text:s/>merge path</text:p>
          </table:table-cell>
          <table:table-cell office:value-type="float" office:value="7.49648" calcext:value-type="float">
            <text:p>7.49648</text:p>
          </table:table-cell>
          <table:table-cell office:value-type="float" office:value="43.3724" calcext:value-type="float">
            <text:p>43.3724</text:p>
          </table:table-cell>
          <table:table-cell office:value-type="float" office:value="31.8516" calcext:value-type="float">
            <text:p>31.8516</text:p>
          </table:table-cell>
          <table:table-cell office:value-type="string" calcext:value-type="string">
            <text:p><text:s/>cusparse</text:p>
          </table:table-cell>
          <table:table-cell office:value-type="float" office:value="7.49594" calcext:value-type="float">
            <text:p>7.49594</text:p>
          </table:table-cell>
          <table:table-cell office:value-type="float" office:value="43.3756" calcext:value-type="float">
            <text:p>43.3756</text:p>
          </table:table-cell>
          <table:table-cell office:value-type="float" office:value="31.8539" calcext:value-type="float">
            <text:p>31.8539</text:p>
          </table:table-cell>
          <table:table-cell office:value-type="string" calcext:value-type="string">
            <text:p><text:s/>cusparse2</text:p>
          </table:table-cell>
          <table:table-cell office:value-type="float" office:value="5.96296" calcext:value-type="float">
            <text:p>5.96296</text:p>
          </table:table-cell>
          <table:table-cell office:value-type="float" office:value="54.5267" calcext:value-type="float">
            <text:p>54.5267</text:p>
          </table:table-cell>
          <table:table-cell office:value-type="float" office:value="40.043" calcext:value-type="float">
            <text:p>40.043</text:p>
          </table:table-cell>
          <table:table-cell table:formula="of:=1" office:value-type="float" office:value="1" calcext:value-type="float">
            <text:p>1</text:p>
          </table:table-cell>
          <table:table-cell table:formula="of:=[.W2]/[.S2]" office:value-type="float" office:value="1.25708232278055" calcext:value-type="float">
            <text:p>1.2570823228</text:p>
          </table:table-cell>
          <table:table-cell table:formula="of:=[.K2]/[.S2]" office:value-type="float" office:value="0.380308283919992" calcext:value-type="float">
            <text:p>0.3803082839</text:p>
          </table:table-cell>
          <table:table-cell table:formula="of:=[.O2]/[.S2]" office:value-type="float" office:value="0.999926225804369" calcext:value-type="float">
            <text:p>0.999926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mc2depi/mc2depi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2100225" calcext:value-type="float">
            <text:p>2100225</text:p>
          </table:table-cell>
          <table:table-cell office:value-type="float" office:value="3.99415" calcext:value-type="float">
            <text:p>3.99415</text:p>
          </table:table-cell>
          <table:table-cell office:value-type="float" office:value="0.0763228" calcext:value-type="float">
            <text:p>0.0763228</text:p>
          </table:table-cell>
          <table:table-cell office:value-type="float" office:value="0.0191086" calcext:value-type="float">
            <text:p>0.0191086</text:p>
          </table:table-cell>
          <table:table-cell office:value-type="float" office:value="-13.0002" calcext:value-type="float">
            <text:p>-13.0002</text:p>
          </table:table-cell>
          <table:table-cell office:value-type="string" calcext:value-type="string">
            <text:p><text:s/>row split</text:p>
          </table:table-cell>
          <table:table-cell office:value-type="float" office:value="24.0704" calcext:value-type="float">
            <text:p>24.0704</text:p>
          </table:table-cell>
          <table:table-cell office:value-type="float" office:value="11.1685" calcext:value-type="float">
            <text:p>11.1685</text:p>
          </table:table-cell>
          <table:table-cell office:value-type="float" office:value="11.9702" calcext:value-type="float">
            <text:p>11.9702</text:p>
          </table:table-cell>
          <table:table-cell office:value-type="string" calcext:value-type="string">
            <text:p><text:s/>merge path</text:p>
          </table:table-cell>
          <table:table-cell office:value-type="float" office:value="6.49197" calcext:value-type="float">
            <text:p>6.49197</text:p>
          </table:table-cell>
          <table:table-cell office:value-type="float" office:value="41.4094" calcext:value-type="float">
            <text:p>41.4094</text:p>
          </table:table-cell>
          <table:table-cell office:value-type="float" office:value="44.3821" calcext:value-type="float">
            <text:p>44.3821</text:p>
          </table:table-cell>
          <table:table-cell office:value-type="string" calcext:value-type="string">
            <text:p><text:s/>cusparse</text:p>
          </table:table-cell>
          <table:table-cell office:value-type="float" office:value="6.77158" calcext:value-type="float">
            <text:p>6.77158</text:p>
          </table:table-cell>
          <table:table-cell office:value-type="float" office:value="39.6995" calcext:value-type="float">
            <text:p>39.6995</text:p>
          </table:table-cell>
          <table:table-cell office:value-type="float" office:value="42.5495" calcext:value-type="float">
            <text:p>42.5495</text:p>
          </table:table-cell>
          <table:table-cell office:value-type="string" calcext:value-type="string">
            <text:p><text:s/>cusparse2</text:p>
          </table:table-cell>
          <table:table-cell office:value-type="float" office:value="6.13609" calcext:value-type="float">
            <text:p>6.13609</text:p>
          </table:table-cell>
          <table:table-cell office:value-type="float" office:value="43.8111" calcext:value-type="float">
            <text:p>43.8111</text:p>
          </table:table-cell>
          <table:table-cell office:value-type="float" office:value="46.9562" calcext:value-type="float">
            <text:p>46.9562</text:p>
          </table:table-cell>
          <table:table-cell table:formula="of:=1" office:value-type="float" office:value="1" calcext:value-type="float">
            <text:p>1</text:p>
          </table:table-cell>
          <table:table-cell table:formula="of:=[.W3]/[.S3]" office:value-type="float" office:value="1.10356805501329" calcext:value-type="float">
            <text:p>1.103568055</text:p>
          </table:table-cell>
          <table:table-cell table:formula="of:=[.K3]/[.S3]" office:value-type="float" office:value="0.281325961284147" calcext:value-type="float">
            <text:p>0.2813259613</text:p>
          </table:table-cell>
          <table:table-cell table:formula="of:=[.O3]/[.S3]" office:value-type="float" office:value="1.04307107142407" calcext:value-type="float">
            <text:p>1.0430710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helm2d03/helm2d03.mtx</text:p>
          </table:table-cell>
          <table:table-cell table:number-columns-repeated="2" office:value-type="float" office:value="392257" calcext:value-type="float">
            <text:p>392257</text:p>
          </table:table-cell>
          <table:table-cell office:value-type="float" office:value="2349679" calcext:value-type="float">
            <text:p>2349679</text:p>
          </table:table-cell>
          <table:table-cell office:value-type="float" office:value="5.99015" calcext:value-type="float">
            <text:p>5.99015</text:p>
          </table:table-cell>
          <table:table-cell office:value-type="float" office:value="0.141762" calcext:value-type="float">
            <text:p>0.141762</text:p>
          </table:table-cell>
          <table:table-cell office:value-type="float" office:value="0.0236658" calcext:value-type="float">
            <text:p>0.0236658</text:p>
          </table:table-cell>
          <table:table-cell office:value-type="float" office:value="-13.5997" calcext:value-type="float">
            <text:p>-13.5997</text:p>
          </table:table-cell>
          <table:table-cell office:value-type="string" calcext:value-type="string">
            <text:p><text:s/>row split</text:p>
          </table:table-cell>
          <table:table-cell office:value-type="float" office:value="18.1251" calcext:value-type="float">
            <text:p>18.1251</text:p>
          </table:table-cell>
          <table:table-cell office:value-type="float" office:value="16.5935" calcext:value-type="float">
            <text:p>16.5935</text:p>
          </table:table-cell>
          <table:table-cell office:value-type="float" office:value="12.2042" calcext:value-type="float">
            <text:p>12.2042</text:p>
          </table:table-cell>
          <table:table-cell office:value-type="string" calcext:value-type="string">
            <text:p><text:s/>merge path</text:p>
          </table:table-cell>
          <table:table-cell office:value-type="float" office:value="6.98114" calcext:value-type="float">
            <text:p>6.98114</text:p>
          </table:table-cell>
          <table:table-cell office:value-type="float" office:value="43.0816" calcext:value-type="float">
            <text:p>43.0816</text:p>
          </table:table-cell>
          <table:table-cell office:value-type="float" office:value="31.6857" calcext:value-type="float">
            <text:p>31.6857</text:p>
          </table:table-cell>
          <table:table-cell office:value-type="string" calcext:value-type="string">
            <text:p><text:s/>cusparse</text:p>
          </table:table-cell>
          <table:table-cell office:value-type="float" office:value="8.79181" calcext:value-type="float">
            <text:p>8.79181</text:p>
          </table:table-cell>
          <table:table-cell office:value-type="float" office:value="34.209" calcext:value-type="float">
            <text:p>34.209</text:p>
          </table:table-cell>
          <table:table-cell office:value-type="float" office:value="25.16" calcext:value-type="float">
            <text:p>25.16</text:p>
          </table:table-cell>
          <table:table-cell office:value-type="string" calcext:value-type="string">
            <text:p><text:s/>cusparse2</text:p>
          </table:table-cell>
          <table:table-cell office:value-type="float" office:value="5.72636" calcext:value-type="float">
            <text:p>5.72636</text:p>
          </table:table-cell>
          <table:table-cell office:value-type="float" office:value="52.5219" calcext:value-type="float">
            <text:p>52.5219</text:p>
          </table:table-cell>
          <table:table-cell office:value-type="float" office:value="38.6288" calcext:value-type="float">
            <text:p>38.6288</text:p>
          </table:table-cell>
          <table:table-cell table:formula="of:=1" office:value-type="float" office:value="1" calcext:value-type="float">
            <text:p>1</text:p>
          </table:table-cell>
          <table:table-cell table:formula="of:=[.W4]/[.S4]" office:value-type="float" office:value="1.53532403753398" calcext:value-type="float">
            <text:p>1.5353240375</text:p>
          </table:table-cell>
          <table:table-cell table:formula="of:=[.K4]/[.S4]" office:value-type="float" office:value="0.485062410476775" calcext:value-type="float">
            <text:p>0.4850624105</text:p>
          </table:table-cell>
          <table:table-cell table:formula="of:=[.O4]/[.S4]" office:value-type="float" office:value="1.25936449472361" calcext:value-type="float">
            <text:p>1.25936449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srb1/srb1.mtx</text:p>
          </table:table-cell>
          <table:table-cell table:number-columns-repeated="2" office:value-type="float" office:value="54924" calcext:value-type="float">
            <text:p>54924</text:p>
          </table:table-cell>
          <table:table-cell office:value-type="float" office:value="2907229" calcext:value-type="float">
            <text:p>2907229</text:p>
          </table:table-cell>
          <table:table-cell office:value-type="float" office:value="52.9319" calcext:value-type="float">
            <text:p>52.9319</text:p>
          </table:table-cell>
          <table:table-cell office:value-type="float" office:value="4.90219" calcext:value-type="float">
            <text:p>4.90219</text:p>
          </table:table-cell>
          <table:table-cell office:value-type="float" office:value="0.0926132" calcext:value-type="float">
            <text:p>0.0926132</text:p>
          </table:table-cell>
          <table:table-cell office:value-type="float" office:value="18.5909" calcext:value-type="float">
            <text:p>18.5909</text:p>
          </table:table-cell>
          <table:table-cell office:value-type="string" calcext:value-type="string">
            <text:p><text:s/>row split</text:p>
          </table:table-cell>
          <table:table-cell office:value-type="float" office:value="4.23651" calcext:value-type="float">
            <text:p>4.23651</text:p>
          </table:table-cell>
          <table:table-cell office:value-type="float" office:value="87.8377" calcext:value-type="float">
            <text:p>87.8377</text:p>
          </table:table-cell>
          <table:table-cell office:value-type="float" office:value="12.1795" calcext:value-type="float">
            <text:p>12.1795</text:p>
          </table:table-cell>
          <table:table-cell office:value-type="string" calcext:value-type="string">
            <text:p><text:s/>merge path</text:p>
          </table:table-cell>
          <table:table-cell office:value-type="float" office:value="6.74018" calcext:value-type="float">
            <text:p>6.74018</text:p>
          </table:table-cell>
          <table:table-cell office:value-type="float" office:value="55.21" calcext:value-type="float">
            <text:p>55.21</text:p>
          </table:table-cell>
          <table:table-cell office:value-type="float" office:value="7.65537" calcext:value-type="float">
            <text:p>7.65537</text:p>
          </table:table-cell>
          <table:table-cell office:value-type="string" calcext:value-type="string">
            <text:p><text:s/>cusparse</text:p>
          </table:table-cell>
          <table:table-cell office:value-type="float" office:value="4.73839" calcext:value-type="float">
            <text:p>4.73839</text:p>
          </table:table-cell>
          <table:table-cell office:value-type="float" office:value="78.5341" calcext:value-type="float">
            <text:p>78.5341</text:p>
          </table:table-cell>
          <table:table-cell office:value-type="float" office:value="10.8895" calcext:value-type="float">
            <text:p>10.8895</text:p>
          </table:table-cell>
          <table:table-cell office:value-type="string" calcext:value-type="string">
            <text:p><text:s/>cusparse2</text:p>
          </table:table-cell>
          <table:table-cell office:value-type="float" office:value="3.59472" calcext:value-type="float">
            <text:p>3.59472</text:p>
          </table:table-cell>
          <table:table-cell office:value-type="float" office:value="103.52" calcext:value-type="float">
            <text:p>103.52</text:p>
          </table:table-cell>
          <table:table-cell office:value-type="float" office:value="14.354" calcext:value-type="float">
            <text:p>14.354</text:p>
          </table:table-cell>
          <table:table-cell table:formula="of:=1" office:value-type="float" office:value="1" calcext:value-type="float">
            <text:p>1</text:p>
          </table:table-cell>
          <table:table-cell table:formula="of:=[.W5]/[.S5]" office:value-type="float" office:value="1.31815351547926" calcext:value-type="float">
            <text:p>1.3181535155</text:p>
          </table:table-cell>
          <table:table-cell table:formula="of:=[.K5]/[.S5]" office:value-type="float" office:value="1.11846573653992" calcext:value-type="float">
            <text:p>1.1184657365</text:p>
          </table:table-cell>
          <table:table-cell table:formula="of:=[.O5]/[.S5]" office:value-type="float" office:value="0.703006719374132" calcext:value-type="float">
            <text:p>0.7030067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hermomech_dK/thermomech_dK.mtx</text:p>
          </table:table-cell>
          <table:table-cell table:number-columns-repeated="2" office:value-type="float" office:value="204316" calcext:value-type="float">
            <text:p>204316</text:p>
          </table:table-cell>
          <table:table-cell office:value-type="float" office:value="2846228" calcext:value-type="float">
            <text:p>2846228</text:p>
          </table:table-cell>
          <table:table-cell office:value-type="float" office:value="13.9305" calcext:value-type="float">
            <text:p>13.9305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-0.39125" calcext:value-type="float">
            <text:p>-0.39125</text:p>
          </table:table-cell>
          <table:table-cell office:value-type="string" calcext:value-type="string">
            <text:p><text:s/>row split</text:p>
          </table:table-cell>
          <table:table-cell office:value-type="float" office:value="10.0657" calcext:value-type="float">
            <text:p>10.0657</text:p>
          </table:table-cell>
          <table:table-cell office:value-type="float" office:value="36.1939" calcext:value-type="float">
            <text:p>36.1939</text:p>
          </table:table-cell>
          <table:table-cell office:value-type="float" office:value="12.736" calcext:value-type="float">
            <text:p>12.736</text:p>
          </table:table-cell>
          <table:table-cell office:value-type="string" calcext:value-type="string">
            <text:p><text:s/>merge path</text:p>
          </table:table-cell>
          <table:table-cell office:value-type="float" office:value="8.02786" calcext:value-type="float">
            <text:p>8.02786</text:p>
          </table:table-cell>
          <table:table-cell office:value-type="float" office:value="45.3816" calcext:value-type="float">
            <text:p>45.3816</text:p>
          </table:table-cell>
          <table:table-cell office:value-type="float" office:value="15.969" calcext:value-type="float">
            <text:p>15.969</text:p>
          </table:table-cell>
          <table:table-cell office:value-type="string" calcext:value-type="string">
            <text:p><text:s/>cusparse</text:p>
          </table:table-cell>
          <table:table-cell office:value-type="float" office:value="14.4607" calcext:value-type="float">
            <text:p>14.4607</text:p>
          </table:table-cell>
          <table:table-cell office:value-type="float" office:value="25.1937" calcext:value-type="float">
            <text:p>25.1937</text:p>
          </table:table-cell>
          <table:table-cell office:value-type="float" office:value="8.86522" calcext:value-type="float">
            <text:p>8.86522</text:p>
          </table:table-cell>
          <table:table-cell office:value-type="string" calcext:value-type="string">
            <text:p><text:s/>cusparse2</text:p>
          </table:table-cell>
          <table:table-cell office:value-type="float" office:value="5.12796" calcext:value-type="float">
            <text:p>5.12796</text:p>
          </table:table-cell>
          <table:table-cell office:value-type="float" office:value="71.0452" calcext:value-type="float">
            <text:p>71.0452</text:p>
          </table:table-cell>
          <table:table-cell office:value-type="float" office:value="24.9996" calcext:value-type="float">
            <text:p>24.9996</text:p>
          </table:table-cell>
          <table:table-cell table:formula="of:=1" office:value-type="float" office:value="1" calcext:value-type="float">
            <text:p>1</text:p>
          </table:table-cell>
          <table:table-cell table:formula="of:=[.W6]/[.S6]" office:value-type="float" office:value="2.81995895799347" calcext:value-type="float">
            <text:p>2.819958958</text:p>
          </table:table-cell>
          <table:table-cell table:formula="of:=[.K6]/[.S6]" office:value-type="float" office:value="1.43662502927319" calcext:value-type="float">
            <text:p>1.4366250293</text:p>
          </table:table-cell>
          <table:table-cell table:formula="of:=[.O6]/[.S6]" office:value-type="float" office:value="1.80130746972457" calcext:value-type="float">
            <text:p>1.8013074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urlCurl_1/CurlCurl_1.mtx</text:p>
          </table:table-cell>
          <table:table-cell table:number-columns-repeated="2" office:value-type="float" office:value="226451" calcext:value-type="float">
            <text:p>226451</text:p>
          </table:table-cell>
          <table:table-cell office:value-type="float" office:value="2245621" calcext:value-type="float">
            <text:p>2245621</text:p>
          </table:table-cell>
          <table:table-cell office:value-type="float" office:value="9.91659" calcext:value-type="float">
            <text:p>9.91659</text:p>
          </table:table-cell>
          <table:table-cell office:value-type="float" office:value="1.02419" calcext:value-type="float">
            <text:p>1.02419</text:p>
          </table:table-cell>
          <table:table-cell office:value-type="float" office:value="0.103281" calcext:value-type="float">
            <text:p>0.103281</text:p>
          </table:table-cell>
          <table:table-cell office:value-type="float" office:value="-0.196567" calcext:value-type="float">
            <text:p>-0.196567</text:p>
          </table:table-cell>
          <table:table-cell office:value-type="string" calcext:value-type="string">
            <text:p><text:s/>row split</text:p>
          </table:table-cell>
          <table:table-cell office:value-type="float" office:value="10.558" calcext:value-type="float">
            <text:p>10.558</text:p>
          </table:table-cell>
          <table:table-cell office:value-type="float" office:value="27.2249" calcext:value-type="float">
            <text:p>27.2249</text:p>
          </table:table-cell>
          <table:table-cell office:value-type="float" office:value="12.7689" calcext:value-type="float">
            <text:p>12.7689</text:p>
          </table:table-cell>
          <table:table-cell office:value-type="string" calcext:value-type="string">
            <text:p><text:s/>merge path</text:p>
          </table:table-cell>
          <table:table-cell office:value-type="float" office:value="5.73713" calcext:value-type="float">
            <text:p>5.73713</text:p>
          </table:table-cell>
          <table:table-cell office:value-type="float" office:value="50.1016" calcext:value-type="float">
            <text:p>50.1016</text:p>
          </table:table-cell>
          <table:table-cell office:value-type="float" office:value="23.4984" calcext:value-type="float">
            <text:p>23.4984</text:p>
          </table:table-cell>
          <table:table-cell office:value-type="string" calcext:value-type="string">
            <text:p><text:s/>cusparse</text:p>
          </table:table-cell>
          <table:table-cell office:value-type="float" office:value="4.92734" calcext:value-type="float">
            <text:p>4.92734</text:p>
          </table:table-cell>
          <table:table-cell office:value-type="float" office:value="58.3356" calcext:value-type="float">
            <text:p>58.3356</text:p>
          </table:table-cell>
          <table:table-cell office:value-type="float" office:value="27.3603" calcext:value-type="float">
            <text:p>27.3603</text:p>
          </table:table-cell>
          <table:table-cell office:value-type="string" calcext:value-type="string">
            <text:p><text:s/>cusparse2</text:p>
          </table:table-cell>
          <table:table-cell office:value-type="float" office:value="4.33196" calcext:value-type="float">
            <text:p>4.33196</text:p>
          </table:table-cell>
          <table:table-cell office:value-type="float" office:value="66.3533" calcext:value-type="float">
            <text:p>66.3533</text:p>
          </table:table-cell>
          <table:table-cell office:value-type="float" office:value="31.1207" calcext:value-type="float">
            <text:p>31.1207</text:p>
          </table:table-cell>
          <table:table-cell table:formula="of:=1" office:value-type="float" office:value="1" calcext:value-type="float">
            <text:p>1</text:p>
          </table:table-cell>
          <table:table-cell table:formula="of:=[.W7]/[.S7]" office:value-type="float" office:value="1.13744094515185" calcext:value-type="float">
            <text:p>1.1374409452</text:p>
          </table:table-cell>
          <table:table-cell table:formula="of:=[.K7]/[.S7]" office:value-type="float" office:value="0.466694437016162" calcext:value-type="float">
            <text:p>0.466694437</text:p>
          </table:table-cell>
          <table:table-cell table:formula="of:=[.O7]/[.S7]" office:value-type="float" office:value="0.858851198924842" calcext:value-type="float">
            <text:p>0.8588511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csstk39/bcsstk39.mtx</text:p>
          </table:table-cell>
          <table:table-cell table:number-columns-repeated="2" office:value-type="float" office:value="46772" calcext:value-type="float">
            <text:p>46772</text:p>
          </table:table-cell>
          <table:table-cell office:value-type="float" office:value="2042523" calcext:value-type="float">
            <text:p>2042523</text:p>
          </table:table-cell>
          <table:table-cell office:value-type="float" office:value="43.6698" calcext:value-type="float">
            <text:p>43.6698</text:p>
          </table:table-cell>
          <table:table-cell office:value-type="float" office:value="4.95384" calcext:value-type="float">
            <text:p>4.95384</text:p>
          </table:table-cell>
          <table:table-cell office:value-type="float" office:value="0.113439" calcext:value-type="float">
            <text:p>0.113439</text:p>
          </table:table-cell>
          <table:table-cell office:value-type="float" office:value="-2.68084" calcext:value-type="float">
            <text:p>-2.68084</text:p>
          </table:table-cell>
          <table:table-cell office:value-type="string" calcext:value-type="string">
            <text:p><text:s/>row split</text:p>
          </table:table-cell>
          <table:table-cell office:value-type="float" office:value="3.43439" calcext:value-type="float">
            <text:p>3.43439</text:p>
          </table:table-cell>
          <table:table-cell office:value-type="float" office:value="76.1251" calcext:value-type="float">
            <text:p>76.1251</text:p>
          </table:table-cell>
          <table:table-cell office:value-type="float" office:value="11.7851" calcext:value-type="float">
            <text:p>11.7851</text:p>
          </table:table-cell>
          <table:table-cell office:value-type="string" calcext:value-type="string">
            <text:p><text:s/>merge path</text:p>
          </table:table-cell>
          <table:table-cell office:value-type="float" office:value="4.56874" calcext:value-type="float">
            <text:p>4.56874</text:p>
          </table:table-cell>
          <table:table-cell office:value-type="float" office:value="57.2243" calcext:value-type="float">
            <text:p>57.2243</text:p>
          </table:table-cell>
          <table:table-cell office:value-type="float" office:value="8.85901" calcext:value-type="float">
            <text:p>8.85901</text:p>
          </table:table-cell>
          <table:table-cell office:value-type="string" calcext:value-type="string">
            <text:p><text:s/>cusparse</text:p>
          </table:table-cell>
          <table:table-cell office:value-type="float" office:value="3.34595" calcext:value-type="float">
            <text:p>3.34595</text:p>
          </table:table-cell>
          <table:table-cell office:value-type="float" office:value="78.1372" calcext:value-type="float">
            <text:p>78.1372</text:p>
          </table:table-cell>
          <table:table-cell office:value-type="float" office:value="12.0966" calcext:value-type="float">
            <text:p>12.0966</text:p>
          </table:table-cell>
          <table:table-cell office:value-type="string" calcext:value-type="string">
            <text:p><text:s/>cusparse2</text:p>
          </table:table-cell>
          <table:table-cell office:value-type="float" office:value="2.51659" calcext:value-type="float">
            <text:p>2.51659</text:p>
          </table:table-cell>
          <table:table-cell office:value-type="float" office:value="103.888" calcext:value-type="float">
            <text:p>103.888</text:p>
          </table:table-cell>
          <table:table-cell office:value-type="float" office:value="16.0831" calcext:value-type="float">
            <text:p>16.0831</text:p>
          </table:table-cell>
          <table:table-cell table:formula="of:=1" office:value-type="float" office:value="1" calcext:value-type="float">
            <text:p>1</text:p>
          </table:table-cell>
          <table:table-cell table:formula="of:=[.W8]/[.S8]" office:value-type="float" office:value="1.32955877610152" calcext:value-type="float">
            <text:p>1.3295587761</text:p>
          </table:table-cell>
          <table:table-cell table:formula="of:=[.K8]/[.S8]" office:value-type="float" office:value="0.974249141254102" calcext:value-type="float">
            <text:p>0.9742491413</text:p>
          </table:table-cell>
          <table:table-cell table:formula="of:=[.O8]/[.S8]" office:value-type="float" office:value="0.732356675181604" calcext:value-type="float">
            <text:p>0.7323566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H2O/H2O.mtx</text:p>
          </table:table-cell>
          <table:table-cell table:number-columns-repeated="2" office:value-type="float" office:value="67024" calcext:value-type="float">
            <text:p>67024</text:p>
          </table:table-cell>
          <table:table-cell office:value-type="float" office:value="2149713" calcext:value-type="float">
            <text:p>2149713</text:p>
          </table:table-cell>
          <table:table-cell office:value-type="float" office:value="32.0738" calcext:value-type="float">
            <text:p>32.0738</text:p>
          </table:table-cell>
          <table:table-cell office:value-type="float" office:value="4.801" calcext:value-type="float">
            <text:p>4.801</text:p>
          </table:table-cell>
          <table:table-cell office:value-type="float" office:value="0.149686" calcext:value-type="float">
            <text:p>0.149686</text:p>
          </table:table-cell>
          <table:table-cell office:value-type="float" office:value="-1.44269" calcext:value-type="float">
            <text:p>-1.44269</text:p>
          </table:table-cell>
          <table:table-cell office:value-type="string" calcext:value-type="string">
            <text:p><text:s/>row split</text:p>
          </table:table-cell>
          <table:table-cell office:value-type="float" office:value="5.18197" calcext:value-type="float">
            <text:p>5.18197</text:p>
          </table:table-cell>
          <table:table-cell office:value-type="float" office:value="53.1001" calcext:value-type="float">
            <text:p>53.1001</text:p>
          </table:table-cell>
          <table:table-cell office:value-type="float" office:value="9.99273" calcext:value-type="float">
            <text:p>9.99273</text:p>
          </table:table-cell>
          <table:table-cell office:value-type="string" calcext:value-type="string">
            <text:p><text:s/>merge path</text:p>
          </table:table-cell>
          <table:table-cell office:value-type="float" office:value="5.39507" calcext:value-type="float">
            <text:p>5.39507</text:p>
          </table:table-cell>
          <table:table-cell office:value-type="float" office:value="51.0028" calcext:value-type="float">
            <text:p>51.0028</text:p>
          </table:table-cell>
          <table:table-cell office:value-type="float" office:value="9.59805" calcext:value-type="float">
            <text:p>9.59805</text:p>
          </table:table-cell>
          <table:table-cell office:value-type="string" calcext:value-type="string">
            <text:p><text:s/>cusparse</text:p>
          </table:table-cell>
          <table:table-cell office:value-type="float" office:value="4.41456" calcext:value-type="float">
            <text:p>4.41456</text:p>
          </table:table-cell>
          <table:table-cell office:value-type="float" office:value="62.3308" calcext:value-type="float">
            <text:p>62.3308</text:p>
          </table:table-cell>
          <table:table-cell office:value-type="float" office:value="11.7298" calcext:value-type="float">
            <text:p>11.7298</text:p>
          </table:table-cell>
          <table:table-cell office:value-type="string" calcext:value-type="string">
            <text:p><text:s/>cusparse2</text:p>
          </table:table-cell>
          <table:table-cell office:value-type="float" office:value="3.09901" calcext:value-type="float">
            <text:p>3.09901</text:p>
          </table:table-cell>
          <table:table-cell office:value-type="float" office:value="88.7907" calcext:value-type="float">
            <text:p>88.7907</text:p>
          </table:table-cell>
          <table:table-cell office:value-type="float" office:value="16.7092" calcext:value-type="float">
            <text:p>16.7092</text:p>
          </table:table-cell>
          <table:table-cell table:formula="of:=1" office:value-type="float" office:value="1" calcext:value-type="float">
            <text:p>1</text:p>
          </table:table-cell>
          <table:table-cell table:formula="of:=[.W9]/[.S9]" office:value-type="float" office:value="1.42450762704794" calcext:value-type="float">
            <text:p>1.424507627</text:p>
          </table:table-cell>
          <table:table-cell table:formula="of:=[.K9]/[.S9]" office:value-type="float" office:value="0.851907885026343" calcext:value-type="float">
            <text:p>0.851907885</text:p>
          </table:table-cell>
          <table:table-cell table:formula="of:=[.O9]/[.S9]" office:value-type="float" office:value="0.818259993454279" calcext:value-type="float">
            <text:p>0.8182599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nasasrb/nasasrb.mtx</text:p>
          </table:table-cell>
          <table:table-cell table:number-columns-repeated="2" office:value-type="float" office:value="54870" calcext:value-type="float">
            <text:p>54870</text:p>
          </table:table-cell>
          <table:table-cell office:value-type="float" office:value="2622455" calcext:value-type="float">
            <text:p>2622455</text:p>
          </table:table-cell>
          <table:table-cell office:value-type="float" office:value="47.794" calcext:value-type="float">
            <text:p>47.794</text:p>
          </table:table-cell>
          <table:table-cell office:value-type="float" office:value="8.53112" calcext:value-type="float">
            <text:p>8.53112</text:p>
          </table:table-cell>
          <table:table-cell office:value-type="float" office:value="0.178498" calcext:value-type="float">
            <text:p>0.178498</text:p>
          </table:table-cell>
          <table:table-cell office:value-type="float" office:value="2.90357" calcext:value-type="float">
            <text:p>2.90357</text:p>
          </table:table-cell>
          <table:table-cell office:value-type="string" calcext:value-type="string">
            <text:p><text:s/>row split</text:p>
          </table:table-cell>
          <table:table-cell office:value-type="float" office:value="4.08211" calcext:value-type="float">
            <text:p>4.08211</text:p>
          </table:table-cell>
          <table:table-cell office:value-type="float" office:value="82.2306" calcext:value-type="float">
            <text:p>82.2306</text:p>
          </table:table-cell>
          <table:table-cell office:value-type="float" office:value="12.0753" calcext:value-type="float">
            <text:p>12.0753</text:p>
          </table:table-cell>
          <table:table-cell office:value-type="string" calcext:value-type="string">
            <text:p><text:s/>merge path</text:p>
          </table:table-cell>
          <table:table-cell office:value-type="float" office:value="6.0471" calcext:value-type="float">
            <text:p>6.0471</text:p>
          </table:table-cell>
          <table:table-cell office:value-type="float" office:value="55.51" calcext:value-type="float">
            <text:p>55.51</text:p>
          </table:table-cell>
          <table:table-cell office:value-type="float" office:value="8.15144" calcext:value-type="float">
            <text:p>8.15144</text:p>
          </table:table-cell>
          <table:table-cell office:value-type="string" calcext:value-type="string">
            <text:p><text:s/>cusparse</text:p>
          </table:table-cell>
          <table:table-cell office:value-type="float" office:value="4.34581" calcext:value-type="float">
            <text:p>4.34581</text:p>
          </table:table-cell>
          <table:table-cell office:value-type="float" office:value="77.2409" calcext:value-type="float">
            <text:p>77.2409</text:p>
          </table:table-cell>
          <table:table-cell office:value-type="float" office:value="11.3425" calcext:value-type="float">
            <text:p>11.3425</text:p>
          </table:table-cell>
          <table:table-cell office:value-type="string" calcext:value-type="string">
            <text:p><text:s/>cusparse2</text:p>
          </table:table-cell>
          <table:table-cell office:value-type="float" office:value="3.32464" calcext:value-type="float">
            <text:p>3.32464</text:p>
          </table:table-cell>
          <table:table-cell office:value-type="float" office:value="100.966" calcext:value-type="float">
            <text:p>100.966</text:p>
          </table:table-cell>
          <table:table-cell office:value-type="float" office:value="14.8264" calcext:value-type="float">
            <text:p>14.8264</text:p>
          </table:table-cell>
          <table:table-cell table:formula="of:=1" office:value-type="float" office:value="1" calcext:value-type="float">
            <text:p>1</text:p>
          </table:table-cell>
          <table:table-cell table:formula="of:=[.W10]/[.S10]" office:value-type="float" office:value="1.30715721852024" calcext:value-type="float">
            <text:p>1.3071572185</text:p>
          </table:table-cell>
          <table:table-cell table:formula="of:=[.K10]/[.S10]" office:value-type="float" office:value="1.06459919550394" calcext:value-type="float">
            <text:p>1.0645991955</text:p>
          </table:table-cell>
          <table:table-cell table:formula="of:=[.O10]/[.S10]" office:value-type="float" office:value="0.718660709546367" calcext:value-type="float">
            <text:p>0.718660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144/144.mtx</text:p>
          </table:table-cell>
          <table:table-cell table:number-columns-repeated="2" office:value-type="float" office:value="144649" calcext:value-type="float">
            <text:p>144649</text:p>
          </table:table-cell>
          <table:table-cell office:value-type="float" office:value="2148786" calcext:value-type="float">
            <text:p>2148786</text:p>
          </table:table-cell>
          <table:table-cell office:value-type="float" office:value="14.8552" calcext:value-type="float">
            <text:p>14.8552</text:p>
          </table:table-cell>
          <table:table-cell office:value-type="float" office:value="2.71831" calcext:value-type="float">
            <text:p>2.71831</text:p>
          </table:table-cell>
          <table:table-cell office:value-type="float" office:value="0.182988" calcext:value-type="float">
            <text:p>0.182988</text:p>
          </table:table-cell>
          <table:table-cell office:value-type="float" office:value="0.0742732" calcext:value-type="float">
            <text:p>0.0742732</text:p>
          </table:table-cell>
          <table:table-cell office:value-type="string" calcext:value-type="string">
            <text:p><text:s/>row split</text:p>
          </table:table-cell>
          <table:table-cell office:value-type="float" office:value="9.04421" calcext:value-type="float">
            <text:p>9.04421</text:p>
          </table:table-cell>
          <table:table-cell office:value-type="float" office:value="30.4111" calcext:value-type="float">
            <text:p>30.4111</text:p>
          </table:table-cell>
          <table:table-cell office:value-type="float" office:value="10.1534" calcext:value-type="float">
            <text:p>10.1534</text:p>
          </table:table-cell>
          <table:table-cell office:value-type="string" calcext:value-type="string">
            <text:p><text:s/>merge path</text:p>
          </table:table-cell>
          <table:table-cell office:value-type="float" office:value="8.52728" calcext:value-type="float">
            <text:p>8.52728</text:p>
          </table:table-cell>
          <table:table-cell office:value-type="float" office:value="32.2547" calcext:value-type="float">
            <text:p>32.2547</text:p>
          </table:table-cell>
          <table:table-cell office:value-type="float" office:value="10.7689" calcext:value-type="float">
            <text:p>10.7689</text:p>
          </table:table-cell>
          <table:table-cell office:value-type="string" calcext:value-type="string">
            <text:p><text:s/>cusparse</text:p>
          </table:table-cell>
          <table:table-cell office:value-type="float" office:value="24.7066" calcext:value-type="float">
            <text:p>24.7066</text:p>
          </table:table-cell>
          <table:table-cell office:value-type="float" office:value="11.1324" calcext:value-type="float">
            <text:p>11.1324</text:p>
          </table:table-cell>
          <table:table-cell office:value-type="float" office:value="3.71679" calcext:value-type="float">
            <text:p>3.71679</text:p>
          </table:table-cell>
          <table:table-cell office:value-type="string" calcext:value-type="string">
            <text:p><text:s/>cusparse2</text:p>
          </table:table-cell>
          <table:table-cell office:value-type="float" office:value="4.13628" calcext:value-type="float">
            <text:p>4.13628</text:p>
          </table:table-cell>
          <table:table-cell office:value-type="float" office:value="66.4956" calcext:value-type="float">
            <text:p>66.4956</text:p>
          </table:table-cell>
          <table:table-cell office:value-type="float" office:value="22.2009" calcext:value-type="float">
            <text:p>22.2009</text:p>
          </table:table-cell>
          <table:table-cell table:formula="of:=1" office:value-type="float" office:value="1" calcext:value-type="float">
            <text:p>1</text:p>
          </table:table-cell>
          <table:table-cell table:formula="of:=[.W11]/[.S11]" office:value-type="float" office:value="5.97315942653875" calcext:value-type="float">
            <text:p>5.9731594265</text:p>
          </table:table-cell>
          <table:table-cell table:formula="of:=[.K11]/[.S11]" office:value-type="float" office:value="2.73176493837807" calcext:value-type="float">
            <text:p>2.7317649384</text:p>
          </table:table-cell>
          <table:table-cell table:formula="of:=[.O11]/[.S11]" office:value-type="float" office:value="2.89737163594553" calcext:value-type="float">
            <text:p>2.89737163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stat96v2/stat96v2.mtx</text:p>
          </table:table-cell>
          <table:table-cell office:value-type="float" office:value="29089" calcext:value-type="float">
            <text:p>29089</text:p>
          </table:table-cell>
          <table:table-cell office:value-type="float" office:value="957432" calcext:value-type="float">
            <text:p>957432</text:p>
          </table:table-cell>
          <table:table-cell office:value-type="float" office:value="2852184" calcext:value-type="float">
            <text:p>2852184</text:p>
          </table:table-cell>
          <table:table-cell office:value-type="float" office:value="98.0503" calcext:value-type="float">
            <text:p>98.0503</text:p>
          </table:table-cell>
          <table:table-cell office:value-type="float" office:value="18.4142" calcext:value-type="float">
            <text:p>18.4142</text:p>
          </table:table-cell>
          <table:table-cell office:value-type="float" office:value="0.187803" calcext:value-type="float">
            <text:p>0.187803</text:p>
          </table:table-cell>
          <table:table-cell office:value-type="float" office:value="169.47" calcext:value-type="float">
            <text:p>169.47</text:p>
          </table:table-cell>
          <table:table-cell office:value-type="string" calcext:value-type="string">
            <text:p><text:s/>row split</text:p>
          </table:table-cell>
          <table:table-cell office:value-type="float" office:value="5.39068" calcext:value-type="float">
            <text:p>5.39068</text:p>
          </table:table-cell>
          <table:table-cell office:value-type="float" office:value="67.7243" calcext:value-type="float">
            <text:p>67.7243</text:p>
          </table:table-cell>
          <table:table-cell office:value-type="float" office:value="7.01719" calcext:value-type="float">
            <text:p>7.01719</text:p>
          </table:table-cell>
          <table:table-cell office:value-type="string" calcext:value-type="string">
            <text:p><text:s/>merge path</text:p>
          </table:table-cell>
          <table:table-cell office:value-type="float" office:value="6.72973" calcext:value-type="float">
            <text:p>6.72973</text:p>
          </table:table-cell>
          <table:table-cell office:value-type="float" office:value="54.2488" calcext:value-type="float">
            <text:p>54.2488</text:p>
          </table:table-cell>
          <table:table-cell office:value-type="float" office:value="5.62094" calcext:value-type="float">
            <text:p>5.62094</text:p>
          </table:table-cell>
          <table:table-cell office:value-type="string" calcext:value-type="string">
            <text:p><text:s/>cusparse</text:p>
          </table:table-cell>
          <table:table-cell office:value-type="float" office:value="6.90186" calcext:value-type="float">
            <text:p>6.90186</text:p>
          </table:table-cell>
          <table:table-cell office:value-type="float" office:value="52.8958" calcext:value-type="float">
            <text:p>52.8958</text:p>
          </table:table-cell>
          <table:table-cell office:value-type="float" office:value="5.48076" calcext:value-type="float">
            <text:p>5.48076</text:p>
          </table:table-cell>
          <table:table-cell office:value-type="string" calcext:value-type="string">
            <text:p><text:s/>cusparse2</text:p>
          </table:table-cell>
          <table:table-cell office:value-type="float" office:value="3.9983" calcext:value-type="float">
            <text:p>3.9983</text:p>
          </table:table-cell>
          <table:table-cell office:value-type="float" office:value="91.3087" calcext:value-type="float">
            <text:p>91.3087</text:p>
          </table:table-cell>
          <table:table-cell office:value-type="float" office:value="9.46087" calcext:value-type="float">
            <text:p>9.46087</text:p>
          </table:table-cell>
          <table:table-cell table:formula="of:=1" office:value-type="float" office:value="1" calcext:value-type="float">
            <text:p>1</text:p>
          </table:table-cell>
          <table:table-cell table:formula="of:=[.W12]/[.S12]" office:value-type="float" office:value="1.72619943360342" calcext:value-type="float">
            <text:p>1.7261994336</text:p>
          </table:table-cell>
          <table:table-cell table:formula="of:=[.K12]/[.S12]" office:value-type="float" office:value="1.28033416641775" calcext:value-type="float">
            <text:p>1.2803341664</text:p>
          </table:table-cell>
          <table:table-cell table:formula="of:=[.O12]/[.S12]" office:value-type="float" office:value="1.02557859036067" calcext:value-type="float">
            <text:p>1.0255785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syl201/tsyl201.mtx</text:p>
          </table:table-cell>
          <table:table-cell table:number-columns-repeated="2" office:value-type="float" office:value="20685" calcext:value-type="float">
            <text:p>20685</text:p>
          </table:table-cell>
          <table:table-cell office:value-type="float" office:value="2434273" calcext:value-type="float">
            <text:p>2434273</text:p>
          </table:table-cell>
          <table:table-cell office:value-type="float" office:value="117.683" calcext:value-type="float">
            <text:p>117.683</text:p>
          </table:table-cell>
          <table:table-cell office:value-type="float" office:value="28.5546" calcext:value-type="float">
            <text:p>28.5546</text:p>
          </table:table-cell>
          <table:table-cell office:value-type="float" office:value="0.24264" calcext:value-type="float">
            <text:p>0.24264</text:p>
          </table:table-cell>
          <table:table-cell office:value-type="float" office:value="0.3643" calcext:value-type="float">
            <text:p>0.3643</text:p>
          </table:table-cell>
          <table:table-cell office:value-type="string" calcext:value-type="string">
            <text:p><text:s/>row split</text:p>
          </table:table-cell>
          <table:table-cell office:value-type="float" office:value="2.25498" calcext:value-type="float">
            <text:p>2.25498</text:p>
          </table:table-cell>
          <table:table-cell office:value-type="float" office:value="138.177" calcext:value-type="float">
            <text:p>138.177</text:p>
          </table:table-cell>
          <table:table-cell office:value-type="float" office:value="13.3694" calcext:value-type="float">
            <text:p>13.3694</text:p>
          </table:table-cell>
          <table:table-cell office:value-type="string" calcext:value-type="string">
            <text:p><text:s/>merge path</text:p>
          </table:table-cell>
          <table:table-cell office:value-type="float" office:value="5.41521" calcext:value-type="float">
            <text:p>5.41521</text:p>
          </table:table-cell>
          <table:table-cell office:value-type="float" office:value="57.5392" calcext:value-type="float">
            <text:p>57.5392</text:p>
          </table:table-cell>
          <table:table-cell office:value-type="float" office:value="5.56721" calcext:value-type="float">
            <text:p>5.56721</text:p>
          </table:table-cell>
          <table:table-cell office:value-type="string" calcext:value-type="string">
            <text:p><text:s/>cusparse</text:p>
          </table:table-cell>
          <table:table-cell office:value-type="float" office:value="3.59013" calcext:value-type="float">
            <text:p>3.59013</text:p>
          </table:table-cell>
          <table:table-cell office:value-type="float" office:value="86.7898" calcext:value-type="float">
            <text:p>86.7898</text:p>
          </table:table-cell>
          <table:table-cell office:value-type="float" office:value="8.39737" calcext:value-type="float">
            <text:p>8.39737</text:p>
          </table:table-cell>
          <table:table-cell office:value-type="string" calcext:value-type="string">
            <text:p><text:s/>cusparse2</text:p>
          </table:table-cell>
          <table:table-cell office:value-type="float" office:value="3.15767" calcext:value-type="float">
            <text:p>3.15767</text:p>
          </table:table-cell>
          <table:table-cell office:value-type="float" office:value="98.6762" calcext:value-type="float">
            <text:p>98.6762</text:p>
          </table:table-cell>
          <table:table-cell office:value-type="float" office:value="9.54743" calcext:value-type="float">
            <text:p>9.54743</text:p>
          </table:table-cell>
          <table:table-cell table:formula="of:=1" office:value-type="float" office:value="1" calcext:value-type="float">
            <text:p>1</text:p>
          </table:table-cell>
          <table:table-cell table:formula="of:=[.W13]/[.S13]" office:value-type="float" office:value="1.1369561860956" calcext:value-type="float">
            <text:p>1.1369561861</text:p>
          </table:table-cell>
          <table:table-cell table:formula="of:=[.K13]/[.S13]" office:value-type="float" office:value="1.59208801034223" calcext:value-type="float">
            <text:p>1.5920880103</text:p>
          </table:table-cell>
          <table:table-cell table:formula="of:=[.O13]/[.S13]" office:value-type="float" office:value="0.662971916054652" calcext:value-type="float">
            <text:p>0.6629719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wave/wave.mtx</text:p>
          </table:table-cell>
          <table:table-cell table:number-columns-repeated="2" office:value-type="float" office:value="156317" calcext:value-type="float">
            <text:p>156317</text:p>
          </table:table-cell>
          <table:table-cell office:value-type="float" office:value="2118662" calcext:value-type="float">
            <text:p>2118662</text:p>
          </table:table-cell>
          <table:table-cell office:value-type="float" office:value="13.5536" calcext:value-type="float">
            <text:p>13.5536</text:p>
          </table:table-cell>
          <table:table-cell office:value-type="float" office:value="3.32009" calcext:value-type="float">
            <text:p>3.32009</text:p>
          </table:table-cell>
          <table:table-cell office:value-type="float" office:value="0.24496" calcext:value-type="float">
            <text:p>0.24496</text:p>
          </table:table-cell>
          <table:table-cell office:value-type="float" office:value="0.696081" calcext:value-type="float">
            <text:p>0.696081</text:p>
          </table:table-cell>
          <table:table-cell office:value-type="string" calcext:value-type="string">
            <text:p><text:s/>row split</text:p>
          </table:table-cell>
          <table:table-cell office:value-type="float" office:value="7.34038" calcext:value-type="float">
            <text:p>7.34038</text:p>
          </table:table-cell>
          <table:table-cell office:value-type="float" office:value="36.9448" calcext:value-type="float">
            <text:p>36.9448</text:p>
          </table:table-cell>
          <table:table-cell office:value-type="float" office:value="13.2975" calcext:value-type="float">
            <text:p>13.2975</text:p>
          </table:table-cell>
          <table:table-cell office:value-type="string" calcext:value-type="string">
            <text:p><text:s/>merge path</text:p>
          </table:table-cell>
          <table:table-cell office:value-type="float" office:value="5.32063" calcext:value-type="float">
            <text:p>5.32063</text:p>
          </table:table-cell>
          <table:table-cell office:value-type="float" office:value="50.9693" calcext:value-type="float">
            <text:p>50.9693</text:p>
          </table:table-cell>
          <table:table-cell office:value-type="float" office:value="18.3454" calcext:value-type="float">
            <text:p>18.3454</text:p>
          </table:table-cell>
          <table:table-cell office:value-type="string" calcext:value-type="string">
            <text:p><text:s/>cusparse</text:p>
          </table:table-cell>
          <table:table-cell office:value-type="float" office:value="5.14871" calcext:value-type="float">
            <text:p>5.14871</text:p>
          </table:table-cell>
          <table:table-cell office:value-type="float" office:value="52.6712" calcext:value-type="float">
            <text:p>52.6712</text:p>
          </table:table-cell>
          <table:table-cell office:value-type="float" office:value="18.9579" calcext:value-type="float">
            <text:p>18.9579</text:p>
          </table:table-cell>
          <table:table-cell office:value-type="string" calcext:value-type="string">
            <text:p><text:s/>cusparse2</text:p>
          </table:table-cell>
          <table:table-cell office:value-type="float" office:value="3.66167" calcext:value-type="float">
            <text:p>3.66167</text:p>
          </table:table-cell>
          <table:table-cell office:value-type="float" office:value="74.0615" calcext:value-type="float">
            <text:p>74.0615</text:p>
          </table:table-cell>
          <table:table-cell office:value-type="float" office:value="26.6569" calcext:value-type="float">
            <text:p>26.6569</text:p>
          </table:table-cell>
          <table:table-cell table:formula="of:=1" office:value-type="float" office:value="1" calcext:value-type="float">
            <text:p>1</text:p>
          </table:table-cell>
          <table:table-cell table:formula="of:=[.W14]/[.S14]" office:value-type="float" office:value="1.40610998040675" calcext:value-type="float">
            <text:p>1.4061099804</text:p>
          </table:table-cell>
          <table:table-cell table:formula="of:=[.K14]/[.S14]" office:value-type="float" office:value="0.701423168638649" calcext:value-type="float">
            <text:p>0.7014231686</text:p>
          </table:table-cell>
          <table:table-cell table:formula="of:=[.O14]/[.S14]" office:value-type="float" office:value="0.967688224304743" calcext:value-type="float">
            <text:p>0.9676882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Delor295K/Delor295K.mtx</text:p>
          </table:table-cell>
          <table:table-cell office:value-type="float" office:value="295734" calcext:value-type="float">
            <text:p>295734</text:p>
          </table:table-cell>
          <table:table-cell office:value-type="float" office:value="1823928" calcext:value-type="float">
            <text:p>1823928</text:p>
          </table:table-cell>
          <table:table-cell office:value-type="float" office:value="2401323" calcext:value-type="float">
            <text:p>2401323</text:p>
          </table:table-cell>
          <table:table-cell office:value-type="float" office:value="8.11987" calcext:value-type="float">
            <text:p>8.11987</text:p>
          </table:table-cell>
          <table:table-cell office:value-type="float" office:value="2.11239" calcext:value-type="float">
            <text:p>2.11239</text:p>
          </table:table-cell>
          <table:table-cell office:value-type="float" office:value="0.26015" calcext:value-type="float">
            <text:p>0.26015</text:p>
          </table:table-cell>
          <table:table-cell office:value-type="float" office:value="-0.497448" calcext:value-type="float">
            <text:p>-0.497448</text:p>
          </table:table-cell>
          <table:table-cell office:value-type="string" calcext:value-type="string">
            <text:p><text:s/>row split</text:p>
          </table:table-cell>
          <table:table-cell office:value-type="float" office:value="13.8013" calcext:value-type="float">
            <text:p>13.8013</text:p>
          </table:table-cell>
          <table:table-cell office:value-type="float" office:value="22.2711" calcext:value-type="float">
            <text:p>22.2711</text:p>
          </table:table-cell>
          <table:table-cell office:value-type="float" office:value="12.4488" calcext:value-type="float">
            <text:p>12.4488</text:p>
          </table:table-cell>
          <table:table-cell office:value-type="string" calcext:value-type="string">
            <text:p><text:s/>merge path</text:p>
          </table:table-cell>
          <table:table-cell office:value-type="float" office:value="6.34899" calcext:value-type="float">
            <text:p>6.34899</text:p>
          </table:table-cell>
          <table:table-cell office:value-type="float" office:value="48.4123" calcext:value-type="float">
            <text:p>48.4123</text:p>
          </table:table-cell>
          <table:table-cell office:value-type="float" office:value="27.0609" calcext:value-type="float">
            <text:p>27.0609</text:p>
          </table:table-cell>
          <table:table-cell office:value-type="string" calcext:value-type="string">
            <text:p><text:s/>cusparse</text:p>
          </table:table-cell>
          <table:table-cell office:value-type="float" office:value="6.97563" calcext:value-type="float">
            <text:p>6.97563</text:p>
          </table:table-cell>
          <table:table-cell office:value-type="float" office:value="44.0633" calcext:value-type="float">
            <text:p>44.0633</text:p>
          </table:table-cell>
          <table:table-cell office:value-type="float" office:value="24.6299" calcext:value-type="float">
            <text:p>24.6299</text:p>
          </table:table-cell>
          <table:table-cell office:value-type="string" calcext:value-type="string">
            <text:p><text:s/>cusparse2</text:p>
          </table:table-cell>
          <table:table-cell office:value-type="float" office:value="5.16942" calcext:value-type="float">
            <text:p>5.16942</text:p>
          </table:table-cell>
          <table:table-cell office:value-type="float" office:value="59.4591" calcext:value-type="float">
            <text:p>59.4591</text:p>
          </table:table-cell>
          <table:table-cell office:value-type="float" office:value="33.2357" calcext:value-type="float">
            <text:p>33.2357</text:p>
          </table:table-cell>
          <table:table-cell table:formula="of:=1" office:value-type="float" office:value="1" calcext:value-type="float">
            <text:p>1</text:p>
          </table:table-cell>
          <table:table-cell table:formula="of:=[.W15]/[.S15]" office:value-type="float" office:value="1.34940188319985" calcext:value-type="float">
            <text:p>1.3494018832</text:p>
          </table:table-cell>
          <table:table-cell table:formula="of:=[.K15]/[.S15]" office:value-type="float" office:value="0.505434227577145" calcext:value-type="float">
            <text:p>0.5054342276</text:p>
          </table:table-cell>
          <table:table-cell table:formula="of:=[.O15]/[.S15]" office:value-type="float" office:value="1.09869891723952" calcext:value-type="float">
            <text:p>1.09869891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oilpan/oilpan.mtx</text:p>
          </table:table-cell>
          <table:table-cell table:number-columns-repeated="2" office:value-type="float" office:value="73752" calcext:value-type="float">
            <text:p>73752</text:p>
          </table:table-cell>
          <table:table-cell office:value-type="float" office:value="3523437" calcext:value-type="float">
            <text:p>3523437</text:p>
          </table:table-cell>
          <table:table-cell office:value-type="float" office:value="47.7741" calcext:value-type="float">
            <text:p>47.7741</text:p>
          </table:table-cell>
          <table:table-cell office:value-type="float" office:value="13.4906" calcext:value-type="float">
            <text:p>13.4906</text:p>
          </table:table-cell>
          <table:table-cell office:value-type="float" office:value="0.282383" calcext:value-type="float">
            <text:p>0.282383</text:p>
          </table:table-cell>
          <table:table-cell office:value-type="float" office:value="0.047239" calcext:value-type="float">
            <text:p>0.047239</text:p>
          </table:table-cell>
          <table:table-cell office:value-type="string" calcext:value-type="string">
            <text:p><text:s/>row split</text:p>
          </table:table-cell>
          <table:table-cell office:value-type="float" office:value="5.44643" calcext:value-type="float">
            <text:p>5.44643</text:p>
          </table:table-cell>
          <table:table-cell office:value-type="float" office:value="82.8064" calcext:value-type="float">
            <text:p>82.8064</text:p>
          </table:table-cell>
          <table:table-cell office:value-type="float" office:value="12.1627" calcext:value-type="float">
            <text:p>12.1627</text:p>
          </table:table-cell>
          <table:table-cell office:value-type="string" calcext:value-type="string">
            <text:p><text:s/>merge path</text:p>
          </table:table-cell>
          <table:table-cell office:value-type="float" office:value="8.05239" calcext:value-type="float">
            <text:p>8.05239</text:p>
          </table:table-cell>
          <table:table-cell office:value-type="float" office:value="56.0082" calcext:value-type="float">
            <text:p>56.0082</text:p>
          </table:table-cell>
          <table:table-cell office:value-type="float" office:value="8.22656" calcext:value-type="float">
            <text:p>8.22656</text:p>
          </table:table-cell>
          <table:table-cell office:value-type="string" calcext:value-type="string">
            <text:p><text:s/>cusparse</text:p>
          </table:table-cell>
          <table:table-cell office:value-type="float" office:value="6.08525" calcext:value-type="float">
            <text:p>6.08525</text:p>
          </table:table-cell>
          <table:table-cell office:value-type="float" office:value="74.1136" calcext:value-type="float">
            <text:p>74.1136</text:p>
          </table:table-cell>
          <table:table-cell office:value-type="float" office:value="10.8859" calcext:value-type="float">
            <text:p>10.8859</text:p>
          </table:table-cell>
          <table:table-cell office:value-type="string" calcext:value-type="string">
            <text:p><text:s/>cusparse2</text:p>
          </table:table-cell>
          <table:table-cell office:value-type="float" office:value="4.81475" calcext:value-type="float">
            <text:p>4.81475</text:p>
          </table:table-cell>
          <table:table-cell office:value-type="float" office:value="93.6706" calcext:value-type="float">
            <text:p>93.6706</text:p>
          </table:table-cell>
          <table:table-cell office:value-type="float" office:value="13.7585" calcext:value-type="float">
            <text:p>13.7585</text:p>
          </table:table-cell>
          <table:table-cell table:formula="of:=1" office:value-type="float" office:value="1" calcext:value-type="float">
            <text:p>1</text:p>
          </table:table-cell>
          <table:table-cell table:formula="of:=[.W16]/[.S16]" office:value-type="float" office:value="1.26387869432871" calcext:value-type="float">
            <text:p>1.2638786943</text:p>
          </table:table-cell>
          <table:table-cell table:formula="of:=[.K16]/[.S16]" office:value-type="float" office:value="1.11729021394184" calcext:value-type="float">
            <text:p>1.1172902139</text:p>
          </table:table-cell>
          <table:table-cell table:formula="of:=[.O16]/[.S16]" office:value-type="float" office:value="0.755707454502278" calcext:value-type="float">
            <text:p>0.7557074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age12/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float" office:value="15.6075" calcext:value-type="float">
            <text:p>15.6075</text:p>
          </table:table-cell>
          <table:table-cell office:value-type="float" office:value="4.70918" calcext:value-type="float">
            <text:p>4.70918</text:p>
          </table:table-cell>
          <table:table-cell office:value-type="float" office:value="0.301725" calcext:value-type="float">
            <text:p>0.301725</text:p>
          </table:table-cell>
          <table:table-cell office:value-type="float" office:value="0.371495" calcext:value-type="float">
            <text:p>0.371495</text:p>
          </table:table-cell>
          <table:table-cell office:value-type="string" calcext:value-type="string">
            <text:p><text:s/>row split</text:p>
          </table:table-cell>
          <table:table-cell office:value-type="float" office:value="6.40245" calcext:value-type="float">
            <text:p>6.40245</text:p>
          </table:table-cell>
          <table:table-cell office:value-type="float" office:value="40.6352" calcext:value-type="float">
            <text:p>40.6352</text:p>
          </table:table-cell>
          <table:table-cell office:value-type="float" office:value="13.0353" calcext:value-type="float">
            <text:p>13.0353</text:p>
          </table:table-cell>
          <table:table-cell office:value-type="string" calcext:value-type="string">
            <text:p><text:s/>merge path</text:p>
          </table:table-cell>
          <table:table-cell office:value-type="float" office:value="5.55261" calcext:value-type="float">
            <text:p>5.55261</text:p>
          </table:table-cell>
          <table:table-cell office:value-type="float" office:value="46.8544" calcext:value-type="float">
            <text:p>46.8544</text:p>
          </table:table-cell>
          <table:table-cell office:value-type="float" office:value="15.0304" calcext:value-type="float">
            <text:p>15.0304</text:p>
          </table:table-cell>
          <table:table-cell office:value-type="string" calcext:value-type="string">
            <text:p><text:s/>cusparse</text:p>
          </table:table-cell>
          <table:table-cell office:value-type="float" office:value="4.43156" calcext:value-type="float">
            <text:p>4.43156</text:p>
          </table:table-cell>
          <table:table-cell office:value-type="float" office:value="58.7072" calcext:value-type="float">
            <text:p>58.7072</text:p>
          </table:table-cell>
          <table:table-cell office:value-type="float" office:value="18.8326" calcext:value-type="float">
            <text:p>18.8326</text:p>
          </table:table-cell>
          <table:table-cell office:value-type="string" calcext:value-type="string">
            <text:p><text:s/>cusparse2</text:p>
          </table:table-cell>
          <table:table-cell office:value-type="float" office:value="3.34506" calcext:value-type="float">
            <text:p>3.34506</text:p>
          </table:table-cell>
          <table:table-cell office:value-type="float" office:value="77.7758" calcext:value-type="float">
            <text:p>77.7758</text:p>
          </table:table-cell>
          <table:table-cell office:value-type="float" office:value="24.9496" calcext:value-type="float">
            <text:p>24.9496</text:p>
          </table:table-cell>
          <table:table-cell table:formula="of:=1" office:value-type="float" office:value="1" calcext:value-type="float">
            <text:p>1</text:p>
          </table:table-cell>
          <table:table-cell table:formula="of:=[.W17]/[.S17]" office:value-type="float" office:value="1.32480854137142" calcext:value-type="float">
            <text:p>1.3248085414</text:p>
          </table:table-cell>
          <table:table-cell table:formula="of:=[.K17]/[.S17]" office:value-type="float" office:value="0.692167229913878" calcext:value-type="float">
            <text:p>0.6921672299</text:p>
          </table:table-cell>
          <table:table-cell table:formula="of:=[.O17]/[.S17]" office:value-type="float" office:value="0.798103128747411" calcext:value-type="float">
            <text:p>0.79810312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darcy003/darcy003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8.2451" calcext:value-type="float">
            <text:p>18.2451</text:p>
          </table:table-cell>
          <table:table-cell office:value-type="float" office:value="13.0989" calcext:value-type="float">
            <text:p>13.0989</text:p>
          </table:table-cell>
          <table:table-cell office:value-type="float" office:value="11.8449" calcext:value-type="float">
            <text:p>11.8449</text:p>
          </table:table-cell>
          <table:table-cell office:value-type="string" calcext:value-type="string">
            <text:p><text:s/>merge path</text:p>
          </table:table-cell>
          <table:table-cell office:value-type="float" office:value="8.27354" calcext:value-type="float">
            <text:p>8.27354</text:p>
          </table:table-cell>
          <table:table-cell office:value-type="float" office:value="28.8862" calcext:value-type="float">
            <text:p>28.8862</text:p>
          </table:table-cell>
          <table:table-cell office:value-type="float" office:value="26.1209" calcext:value-type="float">
            <text:p>26.1209</text:p>
          </table:table-cell>
          <table:table-cell office:value-type="string" calcext:value-type="string">
            <text:p><text:s/>cusparse</text:p>
          </table:table-cell>
          <table:table-cell office:value-type="float" office:value="13.9422" calcext:value-type="float">
            <text:p>13.9422</text:p>
          </table:table-cell>
          <table:table-cell office:value-type="float" office:value="17.1416" calcext:value-type="float">
            <text:p>17.1416</text:p>
          </table:table-cell>
          <table:table-cell office:value-type="float" office:value="15.5006" calcext:value-type="float">
            <text:p>15.5006</text:p>
          </table:table-cell>
          <table:table-cell office:value-type="string" calcext:value-type="string">
            <text:p><text:s/>cusparse2</text:p>
          </table:table-cell>
          <table:table-cell office:value-type="float" office:value="5.38429" calcext:value-type="float">
            <text:p>5.38429</text:p>
          </table:table-cell>
          <table:table-cell office:value-type="float" office:value="44.3867" calcext:value-type="float">
            <text:p>44.3867</text:p>
          </table:table-cell>
          <table:table-cell office:value-type="float" office:value="40.1375" calcext:value-type="float">
            <text:p>40.1375</text:p>
          </table:table-cell>
          <table:table-cell table:formula="of:=1" office:value-type="float" office:value="1" calcext:value-type="float">
            <text:p>1</text:p>
          </table:table-cell>
          <table:table-cell table:formula="of:=[.W18]/[.S18]" office:value-type="float" office:value="2.58941405703085" calcext:value-type="float">
            <text:p>2.589414057</text:p>
          </table:table-cell>
          <table:table-cell table:formula="of:=[.K18]/[.S18]" office:value-type="float" office:value="0.764158538292808" calcext:value-type="float">
            <text:p>0.7641585383</text:p>
          </table:table-cell>
          <table:table-cell table:formula="of:=[.O18]/[.S18]" office:value-type="float" office:value="1.68515191114015" calcext:value-type="float">
            <text:p>1.6851519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mario002/mario002.mtx</text:p>
          </table:table-cell>
          <table:table-cell table:number-columns-repeated="2" office:value-type="float" office:value="389874" calcext:value-type="float">
            <text:p>389874</text:p>
          </table:table-cell>
          <table:table-cell office:value-type="float" office:value="1867115" calcext:value-type="float">
            <text:p>1867115</text:p>
          </table:table-cell>
          <table:table-cell office:value-type="float" office:value="4.78902" calcext:value-type="float">
            <text:p>4.78902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308681" calcext:value-type="float">
            <text:p>0.308681</text:p>
          </table:table-cell>
          <table:table-cell office:value-type="float" office:value="-0.407295" calcext:value-type="float">
            <text:p>-0.407295</text:p>
          </table:table-cell>
          <table:table-cell office:value-type="string" calcext:value-type="string">
            <text:p><text:s/>row split</text:p>
          </table:table-cell>
          <table:table-cell office:value-type="float" office:value="18.2526" calcext:value-type="float">
            <text:p>18.2526</text:p>
          </table:table-cell>
          <table:table-cell office:value-type="float" office:value="13.0935" calcext:value-type="float">
            <text:p>13.0935</text:p>
          </table:table-cell>
          <table:table-cell office:value-type="float" office:value="11.8401" calcext:value-type="float">
            <text:p>11.8401</text:p>
          </table:table-cell>
          <table:table-cell office:value-type="string" calcext:value-type="string">
            <text:p><text:s/>merge path</text:p>
          </table:table-cell>
          <table:table-cell office:value-type="float" office:value="8.27939" calcext:value-type="float">
            <text:p>8.27939</text:p>
          </table:table-cell>
          <table:table-cell office:value-type="float" office:value="28.8657" calcext:value-type="float">
            <text:p>28.8657</text:p>
          </table:table-cell>
          <table:table-cell office:value-type="float" office:value="26.1024" calcext:value-type="float">
            <text:p>26.1024</text:p>
          </table:table-cell>
          <table:table-cell office:value-type="string" calcext:value-type="string">
            <text:p><text:s/>cusparse</text:p>
          </table:table-cell>
          <table:table-cell office:value-type="float" office:value="13.9473" calcext:value-type="float">
            <text:p>13.9473</text:p>
          </table:table-cell>
          <table:table-cell office:value-type="float" office:value="17.1352" calcext:value-type="float">
            <text:p>17.1352</text:p>
          </table:table-cell>
          <table:table-cell office:value-type="float" office:value="15.4949" calcext:value-type="float">
            <text:p>15.4949</text:p>
          </table:table-cell>
          <table:table-cell office:value-type="string" calcext:value-type="string">
            <text:p><text:s/>cusparse2</text:p>
          </table:table-cell>
          <table:table-cell office:value-type="float" office:value="5.38844" calcext:value-type="float">
            <text:p>5.38844</text:p>
          </table:table-cell>
          <table:table-cell office:value-type="float" office:value="44.3525" calcext:value-type="float">
            <text:p>44.3525</text:p>
          </table:table-cell>
          <table:table-cell office:value-type="float" office:value="40.1066" calcext:value-type="float">
            <text:p>40.1066</text:p>
          </table:table-cell>
          <table:table-cell table:formula="of:=1" office:value-type="float" office:value="1" calcext:value-type="float">
            <text:p>1</text:p>
          </table:table-cell>
          <table:table-cell table:formula="of:=[.W19]/[.S19]" office:value-type="float" office:value="2.58838531210607" calcext:value-type="float">
            <text:p>2.5883853121</text:p>
          </table:table-cell>
          <table:table-cell table:formula="of:=[.K19]/[.S19]" office:value-type="float" office:value="0.764128810868855" calcext:value-type="float">
            <text:p>0.7641288109</text:p>
          </table:table-cell>
          <table:table-cell table:formula="of:=[.O19]/[.S19]" office:value-type="float" office:value="1.68458494794341" calcext:value-type="float">
            <text:p>1.6845849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ramage02/ramage02.mtx</text:p>
          </table:table-cell>
          <table:table-cell table:number-columns-repeated="2" office:value-type="float" office:value="16830" calcext:value-type="float">
            <text:p>16830</text:p>
          </table:table-cell>
          <table:table-cell office:value-type="float" office:value="2849523" calcext:value-type="float">
            <text:p>2849523</text:p>
          </table:table-cell>
          <table:table-cell office:value-type="float" office:value="169.312" calcext:value-type="float">
            <text:p>169.312</text:p>
          </table:table-cell>
          <table:table-cell office:value-type="float" office:value="52.857" calcext:value-type="float">
            <text:p>52.857</text:p>
          </table:table-cell>
          <table:table-cell office:value-type="float" office:value="0.312187" calcext:value-type="float">
            <text:p>0.312187</text:p>
          </table:table-cell>
          <table:table-cell office:value-type="float" office:value="0.53576" calcext:value-type="float">
            <text:p>0.53576</text:p>
          </table:table-cell>
          <table:table-cell office:value-type="string" calcext:value-type="string">
            <text:p><text:s/>row split</text:p>
          </table:table-cell>
          <table:table-cell office:value-type="float" office:value="2.61624" calcext:value-type="float">
            <text:p>2.61624</text:p>
          </table:table-cell>
          <table:table-cell office:value-type="float" office:value="139.414" calcext:value-type="float">
            <text:p>139.414</text:p>
          </table:table-cell>
          <table:table-cell office:value-type="float" office:value="12.0327" calcext:value-type="float">
            <text:p>12.0327</text:p>
          </table:table-cell>
          <table:table-cell office:value-type="string" calcext:value-type="string">
            <text:p><text:s/>merge path</text:p>
          </table:table-cell>
          <table:table-cell office:value-type="float" office:value="6.24255" calcext:value-type="float">
            <text:p>6.24255</text:p>
          </table:table-cell>
          <table:table-cell office:value-type="float" office:value="58.4278" calcext:value-type="float">
            <text:p>58.4278</text:p>
          </table:table-cell>
          <table:table-cell office:value-type="float" office:value="5.04288" calcext:value-type="float">
            <text:p>5.04288</text:p>
          </table:table-cell>
          <table:table-cell office:value-type="string" calcext:value-type="string">
            <text:p><text:s/>cusparse</text:p>
          </table:table-cell>
          <table:table-cell office:value-type="float" office:value="4.4924" calcext:value-type="float">
            <text:p>4.4924</text:p>
          </table:table-cell>
          <table:table-cell office:value-type="float" office:value="81.1903" calcext:value-type="float">
            <text:p>81.1903</text:p>
          </table:table-cell>
          <table:table-cell office:value-type="float" office:value="7.0075" calcext:value-type="float">
            <text:p>7.0075</text:p>
          </table:table-cell>
          <table:table-cell office:value-type="string" calcext:value-type="string">
            <text:p><text:s/>cusparse2</text:p>
          </table:table-cell>
          <table:table-cell office:value-type="float" office:value="3.94254" calcext:value-type="float">
            <text:p>3.94254</text:p>
          </table:table-cell>
          <table:table-cell office:value-type="float" office:value="92.5136" calcext:value-type="float">
            <text:p>92.5136</text:p>
          </table:table-cell>
          <table:table-cell office:value-type="float" office:value="7.98481" calcext:value-type="float">
            <text:p>7.98481</text:p>
          </table:table-cell>
          <table:table-cell table:formula="of:=1" office:value-type="float" office:value="1" calcext:value-type="float">
            <text:p>1</text:p>
          </table:table-cell>
          <table:table-cell table:formula="of:=[.W20]/[.S20]" office:value-type="float" office:value="1.13946616775649" calcext:value-type="float">
            <text:p>1.1394661678</text:p>
          </table:table-cell>
          <table:table-cell table:formula="of:=[.K20]/[.S20]" office:value-type="float" office:value="1.71712630696031" calcext:value-type="float">
            <text:p>1.717126307</text:p>
          </table:table-cell>
          <table:table-cell table:formula="of:=[.O20]/[.S20]" office:value-type="float" office:value="0.719640154057812" calcext:value-type="float">
            <text:p>0.7196401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/data-2/gunrock_dataset/large/benchmark/ct20stif/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98803" calcext:value-type="float">
            <text:p>3.98803</text:p>
          </table:table-cell>
          <table:table-cell office:value-type="float" office:value="84.9304" calcext:value-type="float">
            <text:p>84.9304</text:p>
          </table:table-cell>
          <table:table-cell office:value-type="float" office:value="12.0788" calcext:value-type="float">
            <text:p>12.0788</text:p>
          </table:table-cell>
          <table:table-cell office:value-type="string" calcext:value-type="string">
            <text:p><text:s/>merge path</text:p>
          </table:table-cell>
          <table:table-cell office:value-type="float" office:value="6.12041" calcext:value-type="float">
            <text:p>6.12041</text:p>
          </table:table-cell>
          <table:table-cell office:value-type="float" office:value="55.3403" calcext:value-type="float">
            <text:p>55.3403</text:p>
          </table:table-cell>
          <table:table-cell office:value-type="float" office:value="7.87053" calcext:value-type="float">
            <text:p>7.87053</text:p>
          </table:table-cell>
          <table:table-cell office:value-type="string" calcext:value-type="string">
            <text:p><text:s/>cusparse</text:p>
          </table:table-cell>
          <table:table-cell office:value-type="float" office:value="4.51534" calcext:value-type="float">
            <text:p>4.51534</text:p>
          </table:table-cell>
          <table:table-cell office:value-type="float" office:value="75.0121" calcext:value-type="float">
            <text:p>75.0121</text:p>
          </table:table-cell>
          <table:table-cell office:value-type="float" office:value="10.6683" calcext:value-type="float">
            <text:p>10.6683</text:p>
          </table:table-cell>
          <table:table-cell office:value-type="string" calcext:value-type="string">
            <text:p><text:s/>cusparse2</text:p>
          </table:table-cell>
          <table:table-cell office:value-type="float" office:value="3.56103" calcext:value-type="float">
            <text:p>3.56103</text:p>
          </table:table-cell>
          <table:table-cell office:value-type="float" office:value="95.1144" calcext:value-type="float">
            <text:p>95.1144</text:p>
          </table:table-cell>
          <table:table-cell office:value-type="float" office:value="13.5272" calcext:value-type="float">
            <text:p>13.5272</text:p>
          </table:table-cell>
          <table:table-cell table:formula="of:=1" office:value-type="float" office:value="1" calcext:value-type="float">
            <text:p>1</text:p>
          </table:table-cell>
          <table:table-cell table:formula="of:=[.W21]/[.S21]" office:value-type="float" office:value="1.26798743136107" calcext:value-type="float">
            <text:p>1.2679874314</text:p>
          </table:table-cell>
          <table:table-cell table:formula="of:=[.K21]/[.S21]" office:value-type="float" office:value="1.13222266807622" calcext:value-type="float">
            <text:p>1.1322226681</text:p>
          </table:table-cell>
          <table:table-cell table:formula="of:=[.O21]/[.S21]" office:value-type="float" office:value="0.737751642734972" calcext:value-type="float">
            <text:p>0.7377516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ct20stif/pct20stif.mtx</text:p>
          </table:table-cell>
          <table:table-cell table:number-columns-repeated="2" office:value-type="float" office:value="52329" calcext:value-type="float">
            <text:p>52329</text:p>
          </table:table-cell>
          <table:table-cell office:value-type="float" office:value="2646135" calcext:value-type="float">
            <text:p>2646135</text:p>
          </table:table-cell>
          <table:table-cell office:value-type="float" office:value="50.5673" calcext:value-type="float">
            <text:p>50.5673</text:p>
          </table:table-cell>
          <table:table-cell office:value-type="float" office:value="16.9786" calcext:value-type="float">
            <text:p>16.9786</text:p>
          </table:table-cell>
          <table:table-cell office:value-type="float" office:value="0.335763" calcext:value-type="float">
            <text:p>0.335763</text:p>
          </table:table-cell>
          <table:table-cell office:value-type="float" office:value="0.530362" calcext:value-type="float">
            <text:p>0.530362</text:p>
          </table:table-cell>
          <table:table-cell office:value-type="string" calcext:value-type="string">
            <text:p><text:s/>row split</text:p>
          </table:table-cell>
          <table:table-cell office:value-type="float" office:value="3.98783" calcext:value-type="float">
            <text:p>3.98783</text:p>
          </table:table-cell>
          <table:table-cell office:value-type="float" office:value="84.9347" calcext:value-type="float">
            <text:p>84.9347</text:p>
          </table:table-cell>
          <table:table-cell office:value-type="float" office:value="12.0795" calcext:value-type="float">
            <text:p>12.0795</text:p>
          </table:table-cell>
          <table:table-cell office:value-type="string" calcext:value-type="string">
            <text:p><text:s/>merge path</text:p>
          </table:table-cell>
          <table:table-cell office:value-type="float" office:value="6.11831" calcext:value-type="float">
            <text:p>6.11831</text:p>
          </table:table-cell>
          <table:table-cell office:value-type="float" office:value="55.3593" calcext:value-type="float">
            <text:p>55.3593</text:p>
          </table:table-cell>
          <table:table-cell office:value-type="float" office:value="7.87323" calcext:value-type="float">
            <text:p>7.87323</text:p>
          </table:table-cell>
          <table:table-cell office:value-type="string" calcext:value-type="string">
            <text:p><text:s/>cusparse</text:p>
          </table:table-cell>
          <table:table-cell office:value-type="float" office:value="4.51269" calcext:value-type="float">
            <text:p>4.51269</text:p>
          </table:table-cell>
          <table:table-cell office:value-type="float" office:value="75.0562" calcext:value-type="float">
            <text:p>75.0562</text:p>
          </table:table-cell>
          <table:table-cell office:value-type="float" office:value="10.6745" calcext:value-type="float">
            <text:p>10.6745</text:p>
          </table:table-cell>
          <table:table-cell office:value-type="string" calcext:value-type="string">
            <text:p><text:s/>cusparse2</text:p>
          </table:table-cell>
          <table:table-cell office:value-type="float" office:value="3.5601" calcext:value-type="float">
            <text:p>3.5601</text:p>
          </table:table-cell>
          <table:table-cell office:value-type="float" office:value="95.1393" calcext:value-type="float">
            <text:p>95.1393</text:p>
          </table:table-cell>
          <table:table-cell office:value-type="float" office:value="13.5308" calcext:value-type="float">
            <text:p>13.5308</text:p>
          </table:table-cell>
          <table:table-cell table:formula="of:=1" office:value-type="float" office:value="1" calcext:value-type="float">
            <text:p>1</text:p>
          </table:table-cell>
          <table:table-cell table:formula="of:=[.W22]/[.S22]" office:value-type="float" office:value="1.26757416442612" calcext:value-type="float">
            <text:p>1.2675741644</text:p>
          </table:table-cell>
          <table:table-cell table:formula="of:=[.K22]/[.S22]" office:value-type="float" office:value="1.13161471004394" calcext:value-type="float">
            <text:p>1.13161471</text:p>
          </table:table-cell>
          <table:table-cell table:formula="of:=[.O22]/[.S22]" office:value-type="float" office:value="0.737571313229287" calcext:value-type="float">
            <text:p>0.7375713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csstk32/bcsstk32.mtx</text:p>
          </table:table-cell>
          <table:table-cell table:number-columns-repeated="2" office:value-type="float" office:value="44609" calcext:value-type="float">
            <text:p>44609</text:p>
          </table:table-cell>
          <table:table-cell office:value-type="float" office:value="1970093" calcext:value-type="float">
            <text:p>1970093</text:p>
          </table:table-cell>
          <table:table-cell office:value-type="float" office:value="44.1636" calcext:value-type="float">
            <text:p>44.1636</text:p>
          </table:table-cell>
          <table:table-cell office:value-type="float" office:value="15.485" calcext:value-type="float">
            <text:p>15.485</text:p>
          </table:table-cell>
          <table:table-cell office:value-type="float" office:value="0.350629" calcext:value-type="float">
            <text:p>0.350629</text:p>
          </table:table-cell>
          <table:table-cell office:value-type="float" office:value="1.08837" calcext:value-type="float">
            <text:p>1.08837</text:p>
          </table:table-cell>
          <table:table-cell office:value-type="string" calcext:value-type="string">
            <text:p><text:s/>row split</text:p>
          </table:table-cell>
          <table:table-cell office:value-type="float" office:value="3.25419" calcext:value-type="float">
            <text:p>3.25419</text:p>
          </table:table-cell>
          <table:table-cell office:value-type="float" office:value="77.4913" calcext:value-type="float">
            <text:p>77.4913</text:p>
          </table:table-cell>
          <table:table-cell office:value-type="float" office:value="11.9166" calcext:value-type="float">
            <text:p>11.9166</text:p>
          </table:table-cell>
          <table:table-cell office:value-type="string" calcext:value-type="string">
            <text:p><text:s/>merge path</text:p>
          </table:table-cell>
          <table:table-cell office:value-type="float" office:value="4.58547" calcext:value-type="float">
            <text:p>4.58547</text:p>
          </table:table-cell>
          <table:table-cell office:value-type="float" office:value="54.9936" calcext:value-type="float">
            <text:p>54.9936</text:p>
          </table:table-cell>
          <table:table-cell office:value-type="float" office:value="8.45692" calcext:value-type="float">
            <text:p>8.45692</text:p>
          </table:table-cell>
          <table:table-cell office:value-type="string" calcext:value-type="string">
            <text:p><text:s/>cusparse</text:p>
          </table:table-cell>
          <table:table-cell office:value-type="float" office:value="3.39059" calcext:value-type="float">
            <text:p>3.39059</text:p>
          </table:table-cell>
          <table:table-cell office:value-type="float" office:value="74.374" calcext:value-type="float">
            <text:p>74.374</text:p>
          </table:table-cell>
          <table:table-cell office:value-type="float" office:value="11.4372" calcext:value-type="float">
            <text:p>11.4372</text:p>
          </table:table-cell>
          <table:table-cell office:value-type="string" calcext:value-type="string">
            <text:p><text:s/>cusparse2</text:p>
          </table:table-cell>
          <table:table-cell office:value-type="float" office:value="2.63941" calcext:value-type="float">
            <text:p>2.63941</text:p>
          </table:table-cell>
          <table:table-cell office:value-type="float" office:value="95.5408" calcext:value-type="float">
            <text:p>95.5408</text:p>
          </table:table-cell>
          <table:table-cell office:value-type="float" office:value="14.6923" calcext:value-type="float">
            <text:p>14.6923</text:p>
          </table:table-cell>
          <table:table-cell table:formula="of:=1" office:value-type="float" office:value="1" calcext:value-type="float">
            <text:p>1</text:p>
          </table:table-cell>
          <table:table-cell table:formula="of:=[.W23]/[.S23]" office:value-type="float" office:value="1.28459945679942" calcext:value-type="float">
            <text:p>1.2845994568</text:p>
          </table:table-cell>
          <table:table-cell table:formula="of:=[.K23]/[.S23]" office:value-type="float" office:value="1.04191384085836" calcext:value-type="float">
            <text:p>1.0419138409</text:p>
          </table:table-cell>
          <table:table-cell table:formula="of:=[.O23]/[.S23]" office:value-type="float" office:value="0.7394196896765" calcext:value-type="float">
            <text:p>0.7394196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vanbody/vanbody.mtx</text:p>
          </table:table-cell>
          <table:table-cell table:number-columns-repeated="2" office:value-type="float" office:value="47072" calcext:value-type="float">
            <text:p>47072</text:p>
          </table:table-cell>
          <table:table-cell office:value-type="float" office:value="2289827" calcext:value-type="float">
            <text:p>2289827</text:p>
          </table:table-cell>
          <table:table-cell office:value-type="float" office:value="48.6452" calcext:value-type="float">
            <text:p>48.6452</text:p>
          </table:table-cell>
          <table:table-cell office:value-type="float" office:value="17.6446" calcext:value-type="float">
            <text:p>17.6446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1.44434" calcext:value-type="float">
            <text:p>1.44434</text:p>
          </table:table-cell>
          <table:table-cell office:value-type="string" calcext:value-type="string">
            <text:p><text:s/>row split</text:p>
          </table:table-cell>
          <table:table-cell office:value-type="float" office:value="3.55401" calcext:value-type="float">
            <text:p>3.55401</text:p>
          </table:table-cell>
          <table:table-cell office:value-type="float" office:value="82.4696" calcext:value-type="float">
            <text:p>82.4696</text:p>
          </table:table-cell>
          <table:table-cell office:value-type="float" office:value="11.9886" calcext:value-type="float">
            <text:p>11.9886</text:p>
          </table:table-cell>
          <table:table-cell office:value-type="string" calcext:value-type="string">
            <text:p><text:s/>merge path</text:p>
          </table:table-cell>
          <table:table-cell office:value-type="float" office:value="5.29731" calcext:value-type="float">
            <text:p>5.29731</text:p>
          </table:table-cell>
          <table:table-cell office:value-type="float" office:value="55.3296" calcext:value-type="float">
            <text:p>55.3296</text:p>
          </table:table-cell>
          <table:table-cell office:value-type="float" office:value="8.04329" calcext:value-type="float">
            <text:p>8.04329</text:p>
          </table:table-cell>
          <table:table-cell office:value-type="string" calcext:value-type="string">
            <text:p><text:s/>cusparse</text:p>
          </table:table-cell>
          <table:table-cell office:value-type="float" office:value="3.84688" calcext:value-type="float">
            <text:p>3.84688</text:p>
          </table:table-cell>
          <table:table-cell office:value-type="float" office:value="76.1911" calcext:value-type="float">
            <text:p>76.1911</text:p>
          </table:table-cell>
          <table:table-cell office:value-type="float" office:value="11.0759" calcext:value-type="float">
            <text:p>11.0759</text:p>
          </table:table-cell>
          <table:table-cell office:value-type="string" calcext:value-type="string">
            <text:p><text:s/>cusparse2</text:p>
          </table:table-cell>
          <table:table-cell office:value-type="float" office:value="3.01442" calcext:value-type="float">
            <text:p>3.01442</text:p>
          </table:table-cell>
          <table:table-cell office:value-type="float" office:value="97.2321" calcext:value-type="float">
            <text:p>97.2321</text:p>
          </table:table-cell>
          <table:table-cell office:value-type="float" office:value="14.1347" calcext:value-type="float">
            <text:p>14.1347</text:p>
          </table:table-cell>
          <table:table-cell table:formula="of:=1" office:value-type="float" office:value="1" calcext:value-type="float">
            <text:p>1</text:p>
          </table:table-cell>
          <table:table-cell table:formula="of:=[.W24]/[.S24]" office:value-type="float" office:value="1.27616086393293" calcext:value-type="float">
            <text:p>1.2761608639</text:p>
          </table:table-cell>
          <table:table-cell table:formula="of:=[.K24]/[.S24]" office:value-type="float" office:value="1.08240463781203" calcext:value-type="float">
            <text:p>1.0824046378</text:p>
          </table:table-cell>
          <table:table-cell table:formula="of:=[.O24]/[.S24]" office:value-type="float" office:value="0.726195054277993" calcext:value-type="float">
            <text:p>0.7261950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water_tank/water_tank.mtx</text:p>
          </table:table-cell>
          <table:table-cell table:number-columns-repeated="2" office:value-type="float" office:value="60740" calcext:value-type="float">
            <text:p>60740</text:p>
          </table:table-cell>
          <table:table-cell office:value-type="float" office:value="2035281" calcext:value-type="float">
            <text:p>2035281</text:p>
          </table:table-cell>
          <table:table-cell office:value-type="float" office:value="33.5081" calcext:value-type="float">
            <text:p>33.5081</text:p>
          </table:table-cell>
          <table:table-cell office:value-type="float" office:value="12.5996" calcext:value-type="float">
            <text:p>12.5996</text:p>
          </table:table-cell>
          <table:table-cell office:value-type="float" office:value="0.376015" calcext:value-type="float">
            <text:p>0.376015</text:p>
          </table:table-cell>
          <table:table-cell office:value-type="float" office:value="1.0326" calcext:value-type="float">
            <text:p>1.0326</text:p>
          </table:table-cell>
          <table:table-cell office:value-type="string" calcext:value-type="string">
            <text:p><text:s/>row split</text:p>
          </table:table-cell>
          <table:table-cell office:value-type="float" office:value="3.74153" calcext:value-type="float">
            <text:p>3.74153</text:p>
          </table:table-cell>
          <table:table-cell office:value-type="float" office:value="69.6282" calcext:value-type="float">
            <text:p>69.6282</text:p>
          </table:table-cell>
          <table:table-cell office:value-type="float" office:value="12.7285" calcext:value-type="float">
            <text:p>12.7285</text:p>
          </table:table-cell>
          <table:table-cell office:value-type="string" calcext:value-type="string">
            <text:p><text:s/>merge path</text:p>
          </table:table-cell>
          <table:table-cell office:value-type="float" office:value="4.87357" calcext:value-type="float">
            <text:p>4.87357</text:p>
          </table:table-cell>
          <table:table-cell office:value-type="float" office:value="53.4548" calcext:value-type="float">
            <text:p>53.4548</text:p>
          </table:table-cell>
          <table:table-cell office:value-type="float" office:value="9.77191" calcext:value-type="float">
            <text:p>9.77191</text:p>
          </table:table-cell>
          <table:table-cell office:value-type="string" calcext:value-type="string">
            <text:p><text:s/>cusparse</text:p>
          </table:table-cell>
          <table:table-cell office:value-type="float" office:value="3.88878" calcext:value-type="float">
            <text:p>3.88878</text:p>
          </table:table-cell>
          <table:table-cell office:value-type="float" office:value="66.9916" calcext:value-type="float">
            <text:p>66.9916</text:p>
          </table:table-cell>
          <table:table-cell office:value-type="float" office:value="12.2465" calcext:value-type="float">
            <text:p>12.2465</text:p>
          </table:table-cell>
          <table:table-cell office:value-type="string" calcext:value-type="string">
            <text:p><text:s/>cusparse2</text:p>
          </table:table-cell>
          <table:table-cell office:value-type="float" office:value="2.84534" calcext:value-type="float">
            <text:p>2.84534</text:p>
          </table:table-cell>
          <table:table-cell office:value-type="float" office:value="91.5587" calcext:value-type="float">
            <text:p>91.5587</text:p>
          </table:table-cell>
          <table:table-cell office:value-type="float" office:value="16.7375" calcext:value-type="float">
            <text:p>16.7375</text:p>
          </table:table-cell>
          <table:table-cell table:formula="of:=1" office:value-type="float" office:value="1" calcext:value-type="float">
            <text:p>1</text:p>
          </table:table-cell>
          <table:table-cell table:formula="of:=[.W25]/[.S25]" office:value-type="float" office:value="1.36671911105273" calcext:value-type="float">
            <text:p>1.3667191111</text:p>
          </table:table-cell>
          <table:table-cell table:formula="of:=[.K25]/[.S25]" office:value-type="float" office:value="1.03935717313812" calcext:value-type="float">
            <text:p>1.0393571731</text:p>
          </table:table-cell>
          <table:table-cell table:formula="of:=[.O25]/[.S25]" office:value-type="float" office:value="0.797932875166439" calcext:value-type="float">
            <text:p>0.7979328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rec14/Trec14.mtx</text:p>
          </table:table-cell>
          <table:table-cell office:value-type="float" office:value="3159" calcext:value-type="float">
            <text:p>3159</text:p>
          </table:table-cell>
          <table:table-cell office:value-type="float" office:value="15905" calcext:value-type="float">
            <text:p>15905</text:p>
          </table:table-cell>
          <table:table-cell office:value-type="float" office:value="2872265" calcext:value-type="float">
            <text:p>2872265</text:p>
          </table:table-cell>
          <table:table-cell office:value-type="float" office:value="909.232" calcext:value-type="float">
            <text:p>909.232</text:p>
          </table:table-cell>
          <table:table-cell office:value-type="float" office:value="352.377" calcext:value-type="float">
            <text:p>352.377</text:p>
          </table:table-cell>
          <table:table-cell office:value-type="float" office:value="0.387554" calcext:value-type="float">
            <text:p>0.387554</text:p>
          </table:table-cell>
          <table:table-cell office:value-type="float" office:value="-0.27645" calcext:value-type="float">
            <text:p>-0.27645</text:p>
          </table:table-cell>
          <table:table-cell office:value-type="string" calcext:value-type="string">
            <text:p><text:s/>row split</text:p>
          </table:table-cell>
          <table:table-cell office:value-type="float" office:value="2.36739" calcext:value-type="float">
            <text:p>2.3673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10.3947" calcext:value-type="float">
            <text:p>10.3947</text:p>
          </table:table-cell>
          <table:table-cell office:value-type="string" calcext:value-type="string">
            <text:p><text:s/>merge path</text:p>
          </table:table-cell>
          <table:table-cell office:value-type="float" office:value="6.25741" calcext:value-type="float">
            <text:p>6.25741</text:p>
          </table:table-cell>
          <table:table-cell office:value-type="float" office:value="58.7543" calcext:value-type="float">
            <text:p>58.7543</text:p>
          </table:table-cell>
          <table:table-cell office:value-type="float" office:value="3.93264" calcext:value-type="float">
            <text:p>3.93264</text:p>
          </table:table-cell>
          <table:table-cell office:value-type="string" calcext:value-type="string">
            <text:p><text:s/>cusparse</text:p>
          </table:table-cell>
          <table:table-cell office:value-type="float" office:value="8.24964" calcext:value-type="float">
            <text:p>8.24964</text:p>
          </table:table-cell>
          <table:table-cell office:value-type="float" office:value="44.5656" calcext:value-type="float">
            <text:p>44.5656</text:p>
          </table:table-cell>
          <table:table-cell office:value-type="float" office:value="2.98294" calcext:value-type="float">
            <text:p>2.98294</text:p>
          </table:table-cell>
          <table:table-cell office:value-type="string" calcext:value-type="string">
            <text:p><text:s/>cusparse2</text:p>
          </table:table-cell>
          <table:table-cell office:value-type="float" office:value="3.55039" calcext:value-type="float">
            <text:p>3.55039</text:p>
          </table:table-cell>
          <table:table-cell office:value-type="float" office:value="103.552" calcext:value-type="float">
            <text:p>103.552</text:p>
          </table:table-cell>
          <table:table-cell office:value-type="float" office:value="6.93111" calcext:value-type="float">
            <text:p>6.93111</text:p>
          </table:table-cell>
          <table:table-cell table:formula="of:=1" office:value-type="float" office:value="1" calcext:value-type="float">
            <text:p>1</text:p>
          </table:table-cell>
          <table:table-cell table:formula="of:=[.W26]/[.S26]" office:value-type="float" office:value="2.32358590482345" calcext:value-type="float">
            <text:p>2.3235859048</text:p>
          </table:table-cell>
          <table:table-cell table:formula="of:=[.K26]/[.S26]" office:value-type="float" office:value="3.48470569228284" calcext:value-type="float">
            <text:p>3.4847056923</text:p>
          </table:table-cell>
          <table:table-cell table:formula="of:=[.O26]/[.S26]" office:value-type="float" office:value="1.31837785197551" calcext:value-type="float">
            <text:p>1.318377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kustk05/pkustk05.mtx</text:p>
          </table:table-cell>
          <table:table-cell table:number-columns-repeated="2" office:value-type="float" office:value="37164" calcext:value-type="float">
            <text:p>37164</text:p>
          </table:table-cell>
          <table:table-cell office:value-type="float" office:value="2167981" calcext:value-type="float">
            <text:p>2167981</text:p>
          </table:table-cell>
          <table:table-cell office:value-type="float" office:value="58.3355" calcext:value-type="float">
            <text:p>58.3355</text:p>
          </table:table-cell>
          <table:table-cell office:value-type="float" office:value="24.6235" calcext:value-type="float">
            <text:p>24.6235</text:p>
          </table:table-cell>
          <table:table-cell office:value-type="float" office:value="0.422101" calcext:value-type="float">
            <text:p>0.422101</text:p>
          </table:table-cell>
          <table:table-cell office:value-type="float" office:value="0.306109" calcext:value-type="float">
            <text:p>0.306109</text:p>
          </table:table-cell>
          <table:table-cell office:value-type="string" calcext:value-type="string">
            <text:p><text:s/>row split</text:p>
          </table:table-cell>
          <table:table-cell office:value-type="float" office:value="2.88371" calcext:value-type="float">
            <text:p>2.88371</text:p>
          </table:table-cell>
          <table:table-cell office:value-type="float" office:value="96.2307" calcext:value-type="float">
            <text:p>96.2307</text:p>
          </table:table-cell>
          <table:table-cell office:value-type="float" office:value="12.6644" calcext:value-type="float">
            <text:p>12.6644</text:p>
          </table:table-cell>
          <table:table-cell office:value-type="string" calcext:value-type="string">
            <text:p><text:s/>merge path</text:p>
          </table:table-cell>
          <table:table-cell office:value-type="float" office:value="5.01576" calcext:value-type="float">
            <text:p>5.01576</text:p>
          </table:table-cell>
          <table:table-cell office:value-type="float" office:value="55.3259" calcext:value-type="float">
            <text:p>55.3259</text:p>
          </table:table-cell>
          <table:table-cell office:value-type="float" office:value="7.28114" calcext:value-type="float">
            <text:p>7.28114</text:p>
          </table:table-cell>
          <table:table-cell office:value-type="string" calcext:value-type="string">
            <text:p><text:s/>cusparse</text:p>
          </table:table-cell>
          <table:table-cell office:value-type="float" office:value="3.5585" calcext:value-type="float">
            <text:p>3.5585</text:p>
          </table:table-cell>
          <table:table-cell office:value-type="float" office:value="77.9827" calcext:value-type="float">
            <text:p>77.9827</text:p>
          </table:table-cell>
          <table:table-cell office:value-type="float" office:value="10.2629" calcext:value-type="float">
            <text:p>10.2629</text:p>
          </table:table-cell>
          <table:table-cell office:value-type="string" calcext:value-type="string">
            <text:p><text:s/>cusparse2</text:p>
          </table:table-cell>
          <table:table-cell office:value-type="float" office:value="2.76506" calcext:value-type="float">
            <text:p>2.76506</text:p>
          </table:table-cell>
          <table:table-cell office:value-type="float" office:value="100.36" calcext:value-type="float">
            <text:p>100.36</text:p>
          </table:table-cell>
          <table:table-cell office:value-type="float" office:value="13.2079" calcext:value-type="float">
            <text:p>13.2079</text:p>
          </table:table-cell>
          <table:table-cell table:formula="of:=1" office:value-type="float" office:value="1" calcext:value-type="float">
            <text:p>1</text:p>
          </table:table-cell>
          <table:table-cell table:formula="of:=[.W27]/[.S27]" office:value-type="float" office:value="1.28695210604403" calcext:value-type="float">
            <text:p>1.286952106</text:p>
          </table:table-cell>
          <table:table-cell table:formula="of:=[.K27]/[.S27]" office:value-type="float" office:value="1.23400061808581" calcext:value-type="float">
            <text:p>1.2340006181</text:p>
          </table:table-cell>
          <table:table-cell table:formula="of:=[.O27]/[.S27]" office:value-type="float" office:value="0.709463765681363" calcext:value-type="float">
            <text:p>0.7094637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kustk06/pkustk06.mtx</text:p>
          </table:table-cell>
          <table:table-cell table:number-columns-repeated="2" office:value-type="float" office:value="43164" calcext:value-type="float">
            <text:p>43164</text:p>
          </table:table-cell>
          <table:table-cell office:value-type="float" office:value="2528605" calcext:value-type="float">
            <text:p>2528605</text:p>
          </table:table-cell>
          <table:table-cell office:value-type="float" office:value="58.5813" calcext:value-type="float">
            <text:p>58.5813</text:p>
          </table:table-cell>
          <table:table-cell office:value-type="float" office:value="24.8688" calcext:value-type="float">
            <text:p>24.8688</text:p>
          </table:table-cell>
          <table:table-cell office:value-type="float" office:value="0.424518" calcext:value-type="float">
            <text:p>0.424518</text:p>
          </table:table-cell>
          <table:table-cell office:value-type="float" office:value="0.304734" calcext:value-type="float">
            <text:p>0.304734</text:p>
          </table:table-cell>
          <table:table-cell office:value-type="string" calcext:value-type="string">
            <text:p><text:s/>row split</text:p>
          </table:table-cell>
          <table:table-cell office:value-type="float" office:value="3.35312" calcext:value-type="float">
            <text:p>3.35312</text:p>
          </table:table-cell>
          <table:table-cell office:value-type="float" office:value="96.5255" calcext:value-type="float">
            <text:p>96.5255</text:p>
          </table:table-cell>
          <table:table-cell office:value-type="float" office:value="12.6752" calcext:value-type="float">
            <text:p>12.6752</text:p>
          </table:table-cell>
          <table:table-cell office:value-type="string" calcext:value-type="string">
            <text:p><text:s/>merge path</text:p>
          </table:table-cell>
          <table:table-cell office:value-type="float" office:value="5.83599" calcext:value-type="float">
            <text:p>5.83599</text:p>
          </table:table-cell>
          <table:table-cell office:value-type="float" office:value="55.4596" calcext:value-type="float">
            <text:p>55.4596</text:p>
          </table:table-cell>
          <table:table-cell office:value-type="float" office:value="7.28265" calcext:value-type="float">
            <text:p>7.28265</text:p>
          </table:table-cell>
          <table:table-cell office:value-type="string" calcext:value-type="string">
            <text:p><text:s/>cusparse</text:p>
          </table:table-cell>
          <table:table-cell office:value-type="float" office:value="4.1501" calcext:value-type="float">
            <text:p>4.1501</text:p>
          </table:table-cell>
          <table:table-cell office:value-type="float" office:value="77.9888" calcext:value-type="float">
            <text:p>77.9888</text:p>
          </table:table-cell>
          <table:table-cell office:value-type="float" office:value="10.2411" calcext:value-type="float">
            <text:p>10.2411</text:p>
          </table:table-cell>
          <table:table-cell office:value-type="string" calcext:value-type="string">
            <text:p><text:s/>cusparse2</text:p>
          </table:table-cell>
          <table:table-cell office:value-type="float" office:value="3.2213" calcext:value-type="float">
            <text:p>3.2213</text:p>
          </table:table-cell>
          <table:table-cell office:value-type="float" office:value="100.475" calcext:value-type="float">
            <text:p>100.475</text:p>
          </table:table-cell>
          <table:table-cell office:value-type="float" office:value="13.1939" calcext:value-type="float">
            <text:p>13.1939</text:p>
          </table:table-cell>
          <table:table-cell table:formula="of:=1" office:value-type="float" office:value="1" calcext:value-type="float">
            <text:p>1</text:p>
          </table:table-cell>
          <table:table-cell table:formula="of:=[.W28]/[.S28]" office:value-type="float" office:value="1.28832601604333" calcext:value-type="float">
            <text:p>1.288326016</text:p>
          </table:table-cell>
          <table:table-cell table:formula="of:=[.K28]/[.S28]" office:value-type="float" office:value="1.23768412900314" calcext:value-type="float">
            <text:p>1.237684129</text:p>
          </table:table-cell>
          <table:table-cell table:formula="of:=[.O28]/[.S28]" office:value-type="float" office:value="0.711122622735572" calcext:value-type="float">
            <text:p>0.7111226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kustk07/pkustk07.mtx</text:p>
          </table:table-cell>
          <table:table-cell table:number-columns-repeated="2" office:value-type="float" office:value="16860" calcext:value-type="float">
            <text:p>16860</text:p>
          </table:table-cell>
          <table:table-cell office:value-type="float" office:value="2401945" calcext:value-type="float">
            <text:p>2401945</text:p>
          </table:table-cell>
          <table:table-cell office:value-type="float" office:value="142.464" calcext:value-type="float">
            <text:p>142.464</text:p>
          </table:table-cell>
          <table:table-cell office:value-type="float" office:value="61.1331" calcext:value-type="float">
            <text:p>61.1331</text:p>
          </table:table-cell>
          <table:table-cell office:value-type="float" office:value="0.429112" calcext:value-type="float">
            <text:p>0.429112</text:p>
          </table:table-cell>
          <table:table-cell office:value-type="float" office:value="0.416107" calcext:value-type="float">
            <text:p>0.416107</text:p>
          </table:table-cell>
          <table:table-cell office:value-type="string" calcext:value-type="string">
            <text:p><text:s/>row split</text:p>
          </table:table-cell>
          <table:table-cell office:value-type="float" office:value="2.28164" calcext:value-type="float">
            <text:p>2.28164</text:p>
          </table:table-cell>
          <table:table-cell office:value-type="float" office:value="134.749" calcext:value-type="float">
            <text:p>134.749</text:p>
          </table:table-cell>
          <table:table-cell office:value-type="float" office:value="12.2347" calcext:value-type="float">
            <text:p>12.2347</text:p>
          </table:table-cell>
          <table:table-cell office:value-type="string" calcext:value-type="string">
            <text:p><text:s/>merge path</text:p>
          </table:table-cell>
          <table:table-cell office:value-type="float" office:value="5.29752" calcext:value-type="float">
            <text:p>5.29752</text:p>
          </table:table-cell>
          <table:table-cell office:value-type="float" office:value="58.0364" calcext:value-type="float">
            <text:p>58.0364</text:p>
          </table:table-cell>
          <table:table-cell office:value-type="float" office:value="5.2695" calcext:value-type="float">
            <text:p>5.2695</text:p>
          </table:table-cell>
          <table:table-cell office:value-type="string" calcext:value-type="string">
            <text:p><text:s/>cusparse</text:p>
          </table:table-cell>
          <table:table-cell office:value-type="float" office:value="3.55584" calcext:value-type="float">
            <text:p>3.55584</text:p>
          </table:table-cell>
          <table:table-cell office:value-type="float" office:value="86.463" calcext:value-type="float">
            <text:p>86.463</text:p>
          </table:table-cell>
          <table:table-cell office:value-type="float" office:value="7.85055" calcext:value-type="float">
            <text:p>7.85055</text:p>
          </table:table-cell>
          <table:table-cell office:value-type="string" calcext:value-type="string">
            <text:p><text:s/>cusparse2</text:p>
          </table:table-cell>
          <table:table-cell office:value-type="float" office:value="3.23772" calcext:value-type="float">
            <text:p>3.23772</text:p>
          </table:table-cell>
          <table:table-cell office:value-type="float" office:value="94.9585" calcext:value-type="float">
            <text:p>94.9585</text:p>
          </table:table-cell>
          <table:table-cell office:value-type="float" office:value="8.62191" calcext:value-type="float">
            <text:p>8.62191</text:p>
          </table:table-cell>
          <table:table-cell table:formula="of:=1" office:value-type="float" office:value="1" calcext:value-type="float">
            <text:p>1</text:p>
          </table:table-cell>
          <table:table-cell table:formula="of:=[.W29]/[.S29]" office:value-type="float" office:value="1.09825590136822" calcext:value-type="float">
            <text:p>1.0982559014</text:p>
          </table:table-cell>
          <table:table-cell table:formula="of:=[.K29]/[.S29]" office:value-type="float" office:value="1.55845853139493" calcext:value-type="float">
            <text:p>1.5584585314</text:p>
          </table:table-cell>
          <table:table-cell table:formula="of:=[.O29]/[.S29]" office:value-type="float" office:value="0.67122815539595" calcext:value-type="float">
            <text:p>0.6712281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vsp_msc10848_300sep_100in_1Kout/vsp_msc10848_300sep_100in_1Kout.mtx</text:p>
          </table:table-cell>
          <table:table-cell table:number-columns-repeated="2" office:value-type="float" office:value="21996" calcext:value-type="float">
            <text:p>21996</text:p>
          </table:table-cell>
          <table:table-cell office:value-type="float" office:value="2442056" calcext:value-type="float">
            <text:p>2442056</text:p>
          </table:table-cell>
          <table:table-cell office:value-type="float" office:value="111.023" calcext:value-type="float">
            <text:p>111.023</text:p>
          </table:table-cell>
          <table:table-cell office:value-type="float" office:value="49.2975" calcext:value-type="float">
            <text:p>49.2975</text:p>
          </table:table-cell>
          <table:table-cell office:value-type="float" office:value="0.44403" calcext:value-type="float">
            <text:p>0.44403</text:p>
          </table:table-cell>
          <table:table-cell office:value-type="float" office:value="2.46835" calcext:value-type="float">
            <text:p>2.46835</text:p>
          </table:table-cell>
          <table:table-cell office:value-type="string" calcext:value-type="string">
            <text:p><text:s/>row split</text:p>
          </table:table-cell>
          <table:table-cell office:value-type="float" office:value="7.71421" calcext:value-type="float">
            <text:p>7.71421</text:p>
          </table:table-cell>
          <table:table-cell office:value-type="float" office:value="40.5204" calcext:value-type="float">
            <text:p>40.5204</text:p>
          </table:table-cell>
          <table:table-cell office:value-type="float" office:value="4.00383" calcext:value-type="float">
            <text:p>4.00383</text:p>
          </table:table-cell>
          <table:table-cell office:value-type="string" calcext:value-type="string">
            <text:p><text:s/>merge path</text:p>
          </table:table-cell>
          <table:table-cell office:value-type="float" office:value="8.71283" calcext:value-type="float">
            <text:p>8.71283</text:p>
          </table:table-cell>
          <table:table-cell office:value-type="float" office:value="35.8762" calcext:value-type="float">
            <text:p>35.8762</text:p>
          </table:table-cell>
          <table:table-cell office:value-type="float" office:value="3.54493" calcext:value-type="float">
            <text:p>3.54493</text:p>
          </table:table-cell>
          <table:table-cell office:value-type="string" calcext:value-type="string">
            <text:p><text:s/>cusparse</text:p>
          </table:table-cell>
          <table:table-cell office:value-type="float" office:value="12.4925" calcext:value-type="float">
            <text:p>12.4925</text:p>
          </table:table-cell>
          <table:table-cell office:value-type="float" office:value="25.0217" calcext:value-type="float">
            <text:p>25.0217</text:p>
          </table:table-cell>
          <table:table-cell office:value-type="float" office:value="2.4724" calcext:value-type="float">
            <text:p>2.4724</text:p>
          </table:table-cell>
          <table:table-cell office:value-type="string" calcext:value-type="string">
            <text:p><text:s/>cusparse2</text:p>
          </table:table-cell>
          <table:table-cell office:value-type="float" office:value="4.8105" calcext:value-type="float">
            <text:p>4.8105</text:p>
          </table:table-cell>
          <table:table-cell office:value-type="float" office:value="64.9794" calcext:value-type="float">
            <text:p>64.9794</text:p>
          </table:table-cell>
          <table:table-cell office:value-type="float" office:value="6.42062" calcext:value-type="float">
            <text:p>6.42062</text:p>
          </table:table-cell>
          <table:table-cell table:formula="of:=1" office:value-type="float" office:value="1" calcext:value-type="float">
            <text:p>1</text:p>
          </table:table-cell>
          <table:table-cell table:formula="of:=[.W30]/[.S30]" office:value-type="float" office:value="2.59692187181526" calcext:value-type="float">
            <text:p>2.5969218718</text:p>
          </table:table-cell>
          <table:table-cell table:formula="of:=[.K30]/[.S30]" office:value-type="float" office:value="1.61941035181463" calcext:value-type="float">
            <text:p>1.6194103518</text:p>
          </table:table-cell>
          <table:table-cell table:formula="of:=[.O30]/[.S30]" office:value-type="float" office:value="1.43380345859794" calcext:value-type="float">
            <text:p>1.4338034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csstk30/bcsstk30.mtx</text:p>
          </table:table-cell>
          <table:table-cell table:number-columns-repeated="2" office:value-type="float" office:value="28924" calcext:value-type="float">
            <text:p>28924</text:p>
          </table:table-cell>
          <table:table-cell office:value-type="float" office:value="2014569" calcext:value-type="float">
            <text:p>2014569</text:p>
          </table:table-cell>
          <table:table-cell office:value-type="float" office:value="69.6504" calcext:value-type="float">
            <text:p>69.6504</text:p>
          </table:table-cell>
          <table:table-cell office:value-type="float" office:value="31.7231" calcext:value-type="float">
            <text:p>31.7231</text:p>
          </table:table-cell>
          <table:table-cell office:value-type="float" office:value="0.455462" calcext:value-type="float">
            <text:p>0.455462</text:p>
          </table:table-cell>
          <table:table-cell office:value-type="float" office:value="0.903853" calcext:value-type="float">
            <text:p>0.903853</text:p>
          </table:table-cell>
          <table:table-cell office:value-type="string" calcext:value-type="string">
            <text:p><text:s/>row split</text:p>
          </table:table-cell>
          <table:table-cell office:value-type="float" office:value="2.41271" calcext:value-type="float">
            <text:p>2.41271</text:p>
          </table:table-cell>
          <table:table-cell office:value-type="float" office:value="106.878" calcext:value-type="float">
            <text:p>106.878</text:p>
          </table:table-cell>
          <table:table-cell office:value-type="float" office:value="12.8658" calcext:value-type="float">
            <text:p>12.8658</text:p>
          </table:table-cell>
          <table:table-cell office:value-type="string" calcext:value-type="string">
            <text:p><text:s/>merge path</text:p>
          </table:table-cell>
          <table:table-cell office:value-type="float" office:value="4.5258" calcext:value-type="float">
            <text:p>4.5258</text:p>
          </table:table-cell>
          <table:table-cell office:value-type="float" office:value="56.9766" calcext:value-type="float">
            <text:p>56.9766</text:p>
          </table:table-cell>
          <table:table-cell office:value-type="float" office:value="6.85875" calcext:value-type="float">
            <text:p>6.85875</text:p>
          </table:table-cell>
          <table:table-cell office:value-type="string" calcext:value-type="string">
            <text:p><text:s/>cusparse</text:p>
          </table:table-cell>
          <table:table-cell office:value-type="float" office:value="3.47811" calcext:value-type="float">
            <text:p>3.47811</text:p>
          </table:table-cell>
          <table:table-cell office:value-type="float" office:value="74.1393" calcext:value-type="float">
            <text:p>74.1393</text:p>
          </table:table-cell>
          <table:table-cell office:value-type="float" office:value="8.92477" calcext:value-type="float">
            <text:p>8.92477</text:p>
          </table:table-cell>
          <table:table-cell office:value-type="string" calcext:value-type="string">
            <text:p><text:s/>cusparse2</text:p>
          </table:table-cell>
          <table:table-cell office:value-type="float" office:value="2.81466" calcext:value-type="float">
            <text:p>2.81466</text:p>
          </table:table-cell>
          <table:table-cell office:value-type="float" office:value="91.6149" calcext:value-type="float">
            <text:p>91.6149</text:p>
          </table:table-cell>
          <table:table-cell office:value-type="float" office:value="11.0285" calcext:value-type="float">
            <text:p>11.0285</text:p>
          </table:table-cell>
          <table:table-cell table:formula="of:=1" office:value-type="float" office:value="1" calcext:value-type="float">
            <text:p>1</text:p>
          </table:table-cell>
          <table:table-cell table:formula="of:=[.W31]/[.S31]" office:value-type="float" office:value="1.23571304288009" calcext:value-type="float">
            <text:p>1.2357130429</text:p>
          </table:table-cell>
          <table:table-cell table:formula="of:=[.K31]/[.S31]" office:value-type="float" office:value="1.44158361354909" calcext:value-type="float">
            <text:p>1.4415836135</text:p>
          </table:table-cell>
          <table:table-cell table:formula="of:=[.O31]/[.S31]" office:value-type="float" office:value="0.768507390817016" calcext:value-type="float">
            <text:p>0.7685073908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/data-2/gunrock_dataset/large/benchmark/il2010/il2010.mtx</text:p>
          </table:table-cell>
          <table:table-cell table:number-columns-repeated="2" office:value-type="float" office:value="451554" calcext:value-type="float">
            <text:p>451554</text:p>
          </table:table-cell>
          <table:table-cell office:value-type="float" office:value="2164464" calcext:value-type="float">
            <text:p>2164464</text:p>
          </table:table-cell>
          <table:table-cell office:value-type="float" office:value="4.79337" calcext:value-type="float">
            <text:p>4.79337</text:p>
          </table:table-cell>
          <table:table-cell office:value-type="float" office:value="2.29736" calcext:value-type="float">
            <text:p>2.29736</text:p>
          </table:table-cell>
          <table:table-cell office:value-type="float" office:value="0.479278" calcext:value-type="float">
            <text:p>0.479278</text:p>
          </table:table-cell>
          <table:table-cell office:value-type="float" office:value="2.88606" calcext:value-type="float">
            <text:p>2.88606</text:p>
          </table:table-cell>
          <table:table-cell office:value-type="string" calcext:value-type="string">
            <text:p><text:s/>row split</text:p>
          </table:table-cell>
          <table:table-cell office:value-type="float" office:value="20.8952" calcext:value-type="float">
            <text:p>20.8952</text:p>
          </table:table-cell>
          <table:table-cell office:value-type="float" office:value="13.2591" calcext:value-type="float">
            <text:p>13.2591</text:p>
          </table:table-cell>
          <table:table-cell office:value-type="float" office:value="11.9797" calcext:value-type="float">
            <text:p>11.9797</text:p>
          </table:table-cell>
          <table:table-cell office:value-type="string" calcext:value-type="string">
            <text:p><text:s/>merge path</text:p>
          </table:table-cell>
          <table:table-cell office:value-type="float" office:value="8.38768" calcext:value-type="float">
            <text:p>8.38768</text:p>
          </table:table-cell>
          <table:table-cell office:value-type="float" office:value="33.0307" calcext:value-type="float">
            <text:p>33.0307</text:p>
          </table:table-cell>
          <table:table-cell office:value-type="float" office:value="29.8435" calcext:value-type="float">
            <text:p>29.8435</text:p>
          </table:table-cell>
          <table:table-cell office:value-type="string" calcext:value-type="string">
            <text:p><text:s/>cusparse</text:p>
          </table:table-cell>
          <table:table-cell office:value-type="float" office:value="15.3223" calcext:value-type="float">
            <text:p>15.3223</text:p>
          </table:table-cell>
          <table:table-cell office:value-type="float" office:value="18.0816" calcext:value-type="float">
            <text:p>18.0816</text:p>
          </table:table-cell>
          <table:table-cell office:value-type="float" office:value="16.3369" calcext:value-type="float">
            <text:p>16.3369</text:p>
          </table:table-cell>
          <table:table-cell office:value-type="string" calcext:value-type="string">
            <text:p><text:s/>cusparse2</text:p>
          </table:table-cell>
          <table:table-cell office:value-type="float" office:value="7.22761" calcext:value-type="float">
            <text:p>7.22761</text:p>
          </table:table-cell>
          <table:table-cell office:value-type="float" office:value="38.3324" calcext:value-type="float">
            <text:p>38.3324</text:p>
          </table:table-cell>
          <table:table-cell office:value-type="float" office:value="34.6335" calcext:value-type="float">
            <text:p>34.6335</text:p>
          </table:table-cell>
          <table:table-cell table:formula="of:=1" office:value-type="float" office:value="1" calcext:value-type="float">
            <text:p>1</text:p>
          </table:table-cell>
          <table:table-cell table:formula="of:=[.W32]/[.S32]" office:value-type="float" office:value="2.11996725953455" calcext:value-type="float">
            <text:p>2.1199672595</text:p>
          </table:table-cell>
          <table:table-cell table:formula="of:=[.K32]/[.S32]" office:value-type="float" office:value="0.733292407751526" calcext:value-type="float">
            <text:p>0.7332924078</text:p>
          </table:table-cell>
          <table:table-cell table:formula="of:=[.O32]/[.S32]" office:value-type="float" office:value="1.82675758782409" calcext:value-type="float">
            <text:p>1.8267575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sme3Db/sme3Db.mtx</text:p>
          </table:table-cell>
          <table:table-cell table:number-columns-repeated="2" office:value-type="float" office:value="29067" calcext:value-type="float">
            <text:p>29067</text:p>
          </table:table-cell>
          <table:table-cell office:value-type="float" office:value="2081063" calcext:value-type="float">
            <text:p>2081063</text:p>
          </table:table-cell>
          <table:table-cell office:value-type="float" office:value="71.5954" calcext:value-type="float">
            <text:p>71.5954</text:p>
          </table:table-cell>
          <table:table-cell office:value-type="float" office:value="37.0664" calcext:value-type="float">
            <text:p>37.0664</text:p>
          </table:table-cell>
          <table:table-cell office:value-type="float" office:value="0.517721" calcext:value-type="float">
            <text:p>0.517721</text:p>
          </table:table-cell>
          <table:table-cell office:value-type="float" office:value="2.91847" calcext:value-type="float">
            <text:p>2.91847</text:p>
          </table:table-cell>
          <table:table-cell office:value-type="string" calcext:value-type="string">
            <text:p><text:s/>row split</text:p>
          </table:table-cell>
          <table:table-cell office:value-type="float" office:value="5.82183" calcext:value-type="float">
            <text:p>5.82183</text:p>
          </table:table-cell>
          <table:table-cell office:value-type="float" office:value="45.7547" calcext:value-type="float">
            <text:p>45.7547</text:p>
          </table:table-cell>
          <table:table-cell office:value-type="float" office:value="5.43593" calcext:value-type="float">
            <text:p>5.43593</text:p>
          </table:table-cell>
          <table:table-cell office:value-type="string" calcext:value-type="string">
            <text:p><text:s/>merge path</text:p>
          </table:table-cell>
          <table:table-cell office:value-type="float" office:value="6.8888" calcext:value-type="float">
            <text:p>6.8888</text:p>
          </table:table-cell>
          <table:table-cell office:value-type="float" office:value="38.668" calcext:value-type="float">
            <text:p>38.668</text:p>
          </table:table-cell>
          <table:table-cell office:value-type="float" office:value="4.59399" calcext:value-type="float">
            <text:p>4.59399</text:p>
          </table:table-cell>
          <table:table-cell office:value-type="string" calcext:value-type="string">
            <text:p><text:s/>cusparse</text:p>
          </table:table-cell>
          <table:table-cell office:value-type="float" office:value="9.18823" calcext:value-type="float">
            <text:p>9.18823</text:p>
          </table:table-cell>
          <table:table-cell office:value-type="float" office:value="28.991" calcext:value-type="float">
            <text:p>28.991</text:p>
          </table:table-cell>
          <table:table-cell office:value-type="float" office:value="3.44431" calcext:value-type="float">
            <text:p>3.44431</text:p>
          </table:table-cell>
          <table:table-cell office:value-type="string" calcext:value-type="string">
            <text:p><text:s/>cusparse2</text:p>
          </table:table-cell>
          <table:table-cell office:value-type="float" office:value="3.43419" calcext:value-type="float">
            <text:p>3.43419</text:p>
          </table:table-cell>
          <table:table-cell office:value-type="float" office:value="77.5659" calcext:value-type="float">
            <text:p>77.5659</text:p>
          </table:table-cell>
          <table:table-cell office:value-type="float" office:value="9.21529" calcext:value-type="float">
            <text:p>9.21529</text:p>
          </table:table-cell>
          <table:table-cell table:formula="of:=1" office:value-type="float" office:value="1" calcext:value-type="float">
            <text:p>1</text:p>
          </table:table-cell>
          <table:table-cell table:formula="of:=[.W33]/[.S33]" office:value-type="float" office:value="2.67551653961574" calcext:value-type="float">
            <text:p>2.6755165396</text:p>
          </table:table-cell>
          <table:table-cell table:formula="of:=[.K33]/[.S33]" office:value-type="float" office:value="1.578238073885" calcext:value-type="float">
            <text:p>1.5782380739</text:p>
          </table:table-cell>
          <table:table-cell table:formula="of:=[.O33]/[.S33]" office:value-type="float" office:value="1.33379324617985" calcext:value-type="float">
            <text:p>1.3337932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filter3D/filter3D.mtx</text:p>
          </table:table-cell>
          <table:table-cell table:number-columns-repeated="2" office:value-type="float" office:value="106437" calcext:value-type="float">
            <text:p>106437</text:p>
          </table:table-cell>
          <table:table-cell office:value-type="float" office:value="2600743" calcext:value-type="float">
            <text:p>2600743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12.6756" calcext:value-type="float">
            <text:p>12.6756</text:p>
          </table:table-cell>
          <table:table-cell office:value-type="float" office:value="0.518756" calcext:value-type="float">
            <text:p>0.518756</text:p>
          </table:table-cell>
          <table:table-cell office:value-type="float" office:value="2.25891" calcext:value-type="float">
            <text:p>2.25891</text:p>
          </table:table-cell>
          <table:table-cell office:value-type="string" calcext:value-type="string">
            <text:p><text:s/>row split</text:p>
          </table:table-cell>
          <table:table-cell office:value-type="float" office:value="6.03637" calcext:value-type="float">
            <text:p>6.03637</text:p>
          </table:table-cell>
          <table:table-cell office:value-type="float" office:value="55.1482" calcext:value-type="float">
            <text:p>55.1482</text:p>
          </table:table-cell>
          <table:table-cell office:value-type="float" office:value="12.5452" calcext:value-type="float">
            <text:p>12.5452</text:p>
          </table:table-cell>
          <table:table-cell office:value-type="string" calcext:value-type="string">
            <text:p><text:s/>merge path</text:p>
          </table:table-cell>
          <table:table-cell office:value-type="float" office:value="6.33059" calcext:value-type="float">
            <text:p>6.33059</text:p>
          </table:table-cell>
          <table:table-cell office:value-type="float" office:value="52.5851" calcext:value-type="float">
            <text:p>52.5851</text:p>
          </table:table-cell>
          <table:table-cell office:value-type="float" office:value="11.9621" calcext:value-type="float">
            <text:p>11.9621</text:p>
          </table:table-cell>
          <table:table-cell office:value-type="string" calcext:value-type="string">
            <text:p><text:s/>cusparse</text:p>
          </table:table-cell>
          <table:table-cell office:value-type="float" office:value="8.05587" calcext:value-type="float">
            <text:p>8.05587</text:p>
          </table:table-cell>
          <table:table-cell office:value-type="float" office:value="41.3233" calcext:value-type="float">
            <text:p>41.3233</text:p>
          </table:table-cell>
          <table:table-cell office:value-type="float" office:value="9.40029" calcext:value-type="float">
            <text:p>9.40029</text:p>
          </table:table-cell>
          <table:table-cell office:value-type="string" calcext:value-type="string">
            <text:p><text:s/>cusparse2</text:p>
          </table:table-cell>
          <table:table-cell office:value-type="float" office:value="5.17552" calcext:value-type="float">
            <text:p>5.17552</text:p>
          </table:table-cell>
          <table:table-cell office:value-type="float" office:value="64.321" calcext:value-type="float">
            <text:p>64.321</text:p>
          </table:table-cell>
          <table:table-cell office:value-type="float" office:value="14.6318" calcext:value-type="float">
            <text:p>14.6318</text:p>
          </table:table-cell>
          <table:table-cell table:formula="of:=1" office:value-type="float" office:value="1" calcext:value-type="float">
            <text:p>1</text:p>
          </table:table-cell>
          <table:table-cell table:formula="of:=[.W34]/[.S34]" office:value-type="float" office:value="1.55653106116888" calcext:value-type="float">
            <text:p>1.5565310612</text:p>
          </table:table-cell>
          <table:table-cell table:formula="of:=[.K34]/[.S34]" office:value-type="float" office:value="1.3345545975273" calcext:value-type="float">
            <text:p>1.3345545975</text:p>
          </table:table-cell>
          <table:table-cell table:formula="of:=[.O34]/[.S34]" office:value-type="float" office:value="1.27252905745669" calcext:value-type="float">
            <text:p>1.2725290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GL7d23/GL7d23.mtx</text:p>
          </table:table-cell>
          <table:table-cell office:value-type="float" office:value="105054" calcext:value-type="float">
            <text:p>105054</text:p>
          </table:table-cell>
          <table:table-cell office:value-type="float" office:value="349443" calcext:value-type="float">
            <text:p>349443</text:p>
          </table:table-cell>
          <table:table-cell office:value-type="float" office:value="2695430" calcext:value-type="float">
            <text:p>2695430</text:p>
          </table:table-cell>
          <table:table-cell office:value-type="float" office:value="25.6576" calcext:value-type="float">
            <text:p>25.6576</text:p>
          </table:table-cell>
          <table:table-cell office:value-type="float" office:value="13.5386" calcext:value-type="float">
            <text:p>13.5386</text:p>
          </table:table-cell>
          <table:table-cell office:value-type="float" office:value="0.527664" calcext:value-type="float">
            <text:p>0.527664</text:p>
          </table:table-cell>
          <table:table-cell office:value-type="float" office:value="8.85552" calcext:value-type="float">
            <text:p>8.85552</text:p>
          </table:table-cell>
          <table:table-cell office:value-type="string" calcext:value-type="string">
            <text:p><text:s/>row split</text:p>
          </table:table-cell>
          <table:table-cell office:value-type="float" office:value="13.3974" calcext:value-type="float">
            <text:p>13.3974</text:p>
          </table:table-cell>
          <table:table-cell office:value-type="float" office:value="25.7524" calcext:value-type="float">
            <text:p>25.7524</text:p>
          </table:table-cell>
          <table:table-cell office:value-type="float" office:value="5.65568" calcext:value-type="float">
            <text:p>5.65568</text:p>
          </table:table-cell>
          <table:table-cell office:value-type="string" calcext:value-type="string">
            <text:p><text:s/>merge path</text:p>
          </table:table-cell>
          <table:table-cell office:value-type="float" office:value="14.4849" calcext:value-type="float">
            <text:p>14.4849</text:p>
          </table:table-cell>
          <table:table-cell office:value-type="float" office:value="23.8189" calcext:value-type="float">
            <text:p>23.8189</text:p>
          </table:table-cell>
          <table:table-cell office:value-type="float" office:value="5.23105" calcext:value-type="float">
            <text:p>5.23105</text:p>
          </table:table-cell>
          <table:table-cell office:value-type="string" calcext:value-type="string">
            <text:p><text:s/>cusparse</text:p>
          </table:table-cell>
          <table:table-cell office:value-type="float" office:value="74.1764" calcext:value-type="float">
            <text:p>74.1764</text:p>
          </table:table-cell>
          <table:table-cell office:value-type="float" office:value="4.65128" calcext:value-type="float">
            <text:p>4.65128</text:p>
          </table:table-cell>
          <table:table-cell office:value-type="float" office:value="1.0215" calcext:value-type="float">
            <text:p>1.0215</text:p>
          </table:table-cell>
          <table:table-cell office:value-type="string" calcext:value-type="string">
            <text:p><text:s/>cusparse2</text:p>
          </table:table-cell>
          <table:table-cell office:value-type="float" office:value="5.53191" calcext:value-type="float">
            <text:p>5.53191</text:p>
          </table:table-cell>
          <table:table-cell office:value-type="float" office:value="62.3681" calcext:value-type="float">
            <text:p>62.3681</text:p>
          </table:table-cell>
          <table:table-cell office:value-type="float" office:value="13.6971" calcext:value-type="float">
            <text:p>13.6971</text:p>
          </table:table-cell>
          <table:table-cell table:formula="of:=1" office:value-type="float" office:value="1" calcext:value-type="float">
            <text:p>1</text:p>
          </table:table-cell>
          <table:table-cell table:formula="of:=[.W35]/[.S35]" office:value-type="float" office:value="13.4088035981493" calcext:value-type="float">
            <text:p>13.4088035981</text:p>
          </table:table-cell>
          <table:table-cell table:formula="of:=[.K35]/[.S35]" office:value-type="float" office:value="5.53662647701278" calcext:value-type="float">
            <text:p>5.536626477</text:p>
          </table:table-cell>
          <table:table-cell table:formula="of:=[.O35]/[.S35]" office:value-type="float" office:value="5.1209344524518" calcext:value-type="float">
            <text:p>5.1209344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oisson3Db/poisson3Db.mtx</text:p>
          </table:table-cell>
          <table:table-cell table:number-columns-repeated="2" office:value-type="float" office:value="85623" calcext:value-type="float">
            <text:p>85623</text:p>
          </table:table-cell>
          <table:table-cell office:value-type="float" office:value="2374949" calcext:value-type="float">
            <text:p>2374949</text:p>
          </table:table-cell>
          <table:table-cell office:value-type="float" office:value="27.7373" calcext:value-type="float">
            <text:p>27.7373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0.530407" calcext:value-type="float">
            <text:p>0.530407</text:p>
          </table:table-cell>
          <table:table-cell office:value-type="float" office:value="2.59102" calcext:value-type="float">
            <text:p>2.59102</text:p>
          </table:table-cell>
          <table:table-cell office:value-type="string" calcext:value-type="string">
            <text:p><text:s/>row split</text:p>
          </table:table-cell>
          <table:table-cell office:value-type="float" office:value="8.53075" calcext:value-type="float">
            <text:p>8.53075</text:p>
          </table:table-cell>
          <table:table-cell office:value-type="float" office:value="35.635" calcext:value-type="float">
            <text:p>35.635</text:p>
          </table:table-cell>
          <table:table-cell office:value-type="float" office:value="7.40628" calcext:value-type="float">
            <text:p>7.40628</text:p>
          </table:table-cell>
          <table:table-cell office:value-type="string" calcext:value-type="string">
            <text:p><text:s/>merge path</text:p>
          </table:table-cell>
          <table:table-cell office:value-type="float" office:value="9.56306" calcext:value-type="float">
            <text:p>9.56306</text:p>
          </table:table-cell>
          <table:table-cell office:value-type="float" office:value="31.7883" calcext:value-type="float">
            <text:p>31.7883</text:p>
          </table:table-cell>
          <table:table-cell office:value-type="float" office:value="6.60679" calcext:value-type="float">
            <text:p>6.60679</text:p>
          </table:table-cell>
          <table:table-cell office:value-type="string" calcext:value-type="string">
            <text:p><text:s/>cusparse</text:p>
          </table:table-cell>
          <table:table-cell office:value-type="float" office:value="20.8318" calcext:value-type="float">
            <text:p>20.8318</text:p>
          </table:table-cell>
          <table:table-cell office:value-type="float" office:value="14.5927" calcext:value-type="float">
            <text:p>14.5927</text:p>
          </table:table-cell>
          <table:table-cell office:value-type="float" office:value="3.03291" calcext:value-type="float">
            <text:p>3.03291</text:p>
          </table:table-cell>
          <table:table-cell office:value-type="string" calcext:value-type="string">
            <text:p><text:s/>cusparse2</text:p>
          </table:table-cell>
          <table:table-cell office:value-type="float" office:value="4.26373" calcext:value-type="float">
            <text:p>4.26373</text:p>
          </table:table-cell>
          <table:table-cell office:value-type="float" office:value="71.2975" calcext:value-type="float">
            <text:p>71.2975</text:p>
          </table:table-cell>
          <table:table-cell office:value-type="float" office:value="14.8182" calcext:value-type="float">
            <text:p>14.8182</text:p>
          </table:table-cell>
          <table:table-cell table:formula="of:=1" office:value-type="float" office:value="1" calcext:value-type="float">
            <text:p>1</text:p>
          </table:table-cell>
          <table:table-cell table:formula="of:=[.W36]/[.S36]" office:value-type="float" office:value="4.88583332762272" calcext:value-type="float">
            <text:p>4.8858333276</text:p>
          </table:table-cell>
          <table:table-cell table:formula="of:=[.K36]/[.S36]" office:value-type="float" office:value="2.44197441186347" calcext:value-type="float">
            <text:p>2.4419744119</text:p>
          </table:table-cell>
          <table:table-cell table:formula="of:=[.O36]/[.S36]" office:value-type="float" office:value="2.17837000692127" calcext:value-type="float">
            <text:p>2.17837000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2010/pa2010.mtx</text:p>
          </table:table-cell>
          <table:table-cell table:number-columns-repeated="2" office:value-type="float" office:value="421545" calcext:value-type="float">
            <text:p>421545</text:p>
          </table:table-cell>
          <table:table-cell office:value-type="float" office:value="2058462" calcext:value-type="float">
            <text:p>2058462</text:p>
          </table:table-cell>
          <table:table-cell office:value-type="float" office:value="4.88314" calcext:value-type="float">
            <text:p>4.88314</text:p>
          </table:table-cell>
          <table:table-cell office:value-type="float" office:value="2.63184" calcext:value-type="float">
            <text:p>2.63184</text:p>
          </table:table-cell>
          <table:table-cell office:value-type="float" office:value="0.538965" calcext:value-type="float">
            <text:p>0.538965</text:p>
          </table:table-cell>
          <table:table-cell office:value-type="float" office:value="3.02077" calcext:value-type="float">
            <text:p>3.02077</text:p>
          </table:table-cell>
          <table:table-cell office:value-type="string" calcext:value-type="string">
            <text:p><text:s/>row split</text:p>
          </table:table-cell>
          <table:table-cell office:value-type="float" office:value="19.5217" calcext:value-type="float">
            <text:p>19.5217</text:p>
          </table:table-cell>
          <table:table-cell office:value-type="float" office:value="13.4969" calcext:value-type="float">
            <text:p>13.4969</text:p>
          </table:table-cell>
          <table:table-cell office:value-type="float" office:value="11.9859" calcext:value-type="float">
            <text:p>11.9859</text:p>
          </table:table-cell>
          <table:table-cell office:value-type="string" calcext:value-type="string">
            <text:p><text:s/>merge path</text:p>
          </table:table-cell>
          <table:table-cell office:value-type="float" office:value="7.23816" calcext:value-type="float">
            <text:p>7.23816</text:p>
          </table:table-cell>
          <table:table-cell office:value-type="float" office:value="36.402" calcext:value-type="float">
            <text:p>36.402</text:p>
          </table:table-cell>
          <table:table-cell office:value-type="float" office:value="32.3266" calcext:value-type="float">
            <text:p>32.3266</text:p>
          </table:table-cell>
          <table:table-cell office:value-type="string" calcext:value-type="string">
            <text:p><text:s/>cusparse</text:p>
          </table:table-cell>
          <table:table-cell office:value-type="float" office:value="9.94362" calcext:value-type="float">
            <text:p>9.94362</text:p>
          </table:table-cell>
          <table:table-cell office:value-type="float" office:value="26.4977" calcext:value-type="float">
            <text:p>26.4977</text:p>
          </table:table-cell>
          <table:table-cell office:value-type="float" office:value="23.5312" calcext:value-type="float">
            <text:p>23.5312</text:p>
          </table:table-cell>
          <table:table-cell office:value-type="string" calcext:value-type="string">
            <text:p><text:s/>cusparse2</text:p>
          </table:table-cell>
          <table:table-cell office:value-type="float" office:value="6.91125" calcext:value-type="float">
            <text:p>6.91125</text:p>
          </table:table-cell>
          <table:table-cell office:value-type="float" office:value="38.1238" calcext:value-type="float">
            <text:p>38.1238</text:p>
          </table:table-cell>
          <table:table-cell office:value-type="float" office:value="33.8556" calcext:value-type="float">
            <text:p>33.8556</text:p>
          </table:table-cell>
          <table:table-cell table:formula="of:=1" office:value-type="float" office:value="1" calcext:value-type="float">
            <text:p>1</text:p>
          </table:table-cell>
          <table:table-cell table:formula="of:=[.W37]/[.S37]" office:value-type="float" office:value="1.43875883567253" calcext:value-type="float">
            <text:p>1.4387588357</text:p>
          </table:table-cell>
          <table:table-cell table:formula="of:=[.K37]/[.S37]" office:value-type="float" office:value="0.509361189839118" calcext:value-type="float">
            <text:p>0.5093611898</text:p>
          </table:table-cell>
          <table:table-cell table:formula="of:=[.O37]/[.S37]" office:value-type="float" office:value="1.37377961106058" calcext:value-type="float">
            <text:p>1.3737796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rma10/rma10.mtx</text:p>
          </table:table-cell>
          <table:table-cell table:number-columns-repeated="2" office:value-type="float" office:value="46835" calcext:value-type="float">
            <text:p>46835</text:p>
          </table:table-cell>
          <table:table-cell office:value-type="float" office:value="2374001" calcext:value-type="float">
            <text:p>2374001</text:p>
          </table:table-cell>
          <table:table-cell office:value-type="float" office:value="50.6886" calcext:value-type="float">
            <text:p>50.6886</text:p>
          </table:table-cell>
          <table:table-cell office:value-type="float" office:value="27.7806" calcext:value-type="float">
            <text:p>27.7806</text:p>
          </table:table-cell>
          <table:table-cell office:value-type="float" office:value="0.548064" calcext:value-type="float">
            <text:p>0.548064</text:p>
          </table:table-cell>
          <table:table-cell office:value-type="float" office:value="0.91766" calcext:value-type="float">
            <text:p>0.91766</text:p>
          </table:table-cell>
          <table:table-cell office:value-type="string" calcext:value-type="string">
            <text:p><text:s/>row split</text:p>
          </table:table-cell>
          <table:table-cell office:value-type="float" office:value="3.47801" calcext:value-type="float">
            <text:p>3.47801</text:p>
          </table:table-cell>
          <table:table-cell office:value-type="float" office:value="87.3696" calcext:value-type="float">
            <text:p>87.3696</text:p>
          </table:table-cell>
          <table:table-cell office:value-type="float" office:value="12.4091" calcext:value-type="float">
            <text:p>12.4091</text:p>
          </table:table-cell>
          <table:table-cell office:value-type="string" calcext:value-type="string">
            <text:p><text:s/>merge path</text:p>
          </table:table-cell>
          <table:table-cell office:value-type="float" office:value="5.42058" calcext:value-type="float">
            <text:p>5.42058</text:p>
          </table:table-cell>
          <table:table-cell office:value-type="float" office:value="56.0589" calcext:value-type="float">
            <text:p>56.0589</text:p>
          </table:table-cell>
          <table:table-cell office:value-type="float" office:value="7.96204" calcext:value-type="float">
            <text:p>7.96204</text:p>
          </table:table-cell>
          <table:table-cell office:value-type="string" calcext:value-type="string">
            <text:p><text:s/>cusparse</text:p>
          </table:table-cell>
          <table:table-cell office:value-type="float" office:value="4.38877" calcext:value-type="float">
            <text:p>4.38877</text:p>
          </table:table-cell>
          <table:table-cell office:value-type="float" office:value="69.2386" calcext:value-type="float">
            <text:p>69.2386</text:p>
          </table:table-cell>
          <table:table-cell office:value-type="float" office:value="9.83394" calcext:value-type="float">
            <text:p>9.83394</text:p>
          </table:table-cell>
          <table:table-cell office:value-type="string" calcext:value-type="string">
            <text:p><text:s/>cusparse2</text:p>
          </table:table-cell>
          <table:table-cell office:value-type="float" office:value="3.41116" calcext:value-type="float">
            <text:p>3.41116</text:p>
          </table:table-cell>
          <table:table-cell office:value-type="float" office:value="89.0818" calcext:value-type="float">
            <text:p>89.0818</text:p>
          </table:table-cell>
          <table:table-cell office:value-type="float" office:value="12.6523" calcext:value-type="float">
            <text:p>12.6523</text:p>
          </table:table-cell>
          <table:table-cell table:formula="of:=1" office:value-type="float" office:value="1" calcext:value-type="float">
            <text:p>1</text:p>
          </table:table-cell>
          <table:table-cell table:formula="of:=[.W38]/[.S38]" office:value-type="float" office:value="1.28659158330758" calcext:value-type="float">
            <text:p>1.2865915833</text:p>
          </table:table-cell>
          <table:table-cell table:formula="of:=[.K38]/[.S38]" office:value-type="float" office:value="1.26186260265228" calcext:value-type="float">
            <text:p>1.2618626027</text:p>
          </table:table-cell>
          <table:table-cell table:formula="of:=[.O38]/[.S38]" office:value-type="float" office:value="0.809648086471997" calcext:value-type="float">
            <text:p>0.80964808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4/para-4.mtx</text:p>
          </table:table-cell>
          <table:table-cell table:number-columns-repeated="2" office:value-type="float" office:value="153226" calcext:value-type="float">
            <text:p>153226</text:p>
          </table:table-cell>
          <table:table-cell office:value-type="float" office:value="5326228" calcext:value-type="float">
            <text:p>5326228</text:p>
          </table:table-cell>
          <table:table-cell office:value-type="float" office:value="34.7606" calcext:value-type="float">
            <text:p>34.7606</text:p>
          </table:table-cell>
          <table:table-cell office:value-type="float" office:value="19.886" calcext:value-type="float">
            <text:p>19.886</text:p>
          </table:table-cell>
          <table:table-cell office:value-type="float" office:value="0.572084" calcext:value-type="float">
            <text:p>0.572084</text:p>
          </table:table-cell>
          <table:table-cell office:value-type="float" office:value="159.375" calcext:value-type="float">
            <text:p>159.375</text:p>
          </table:table-cell>
          <table:table-cell office:value-type="string" calcext:value-type="string">
            <text:p><text:s/>row split</text:p>
          </table:table-cell>
          <table:table-cell office:value-type="float" office:value="12.2511" calcext:value-type="float">
            <text:p>12.2511</text:p>
          </table:table-cell>
          <table:table-cell office:value-type="float" office:value="55.6485" calcext:value-type="float">
            <text:p>55.6485</text:p>
          </table:table-cell>
          <table:table-cell office:value-type="float" office:value="9.93169" calcext:value-type="float">
            <text:p>9.93169</text:p>
          </table:table-cell>
          <table:table-cell office:value-type="string" calcext:value-type="string">
            <text:p><text:s/>merge path</text:p>
          </table:table-cell>
          <table:table-cell office:value-type="float" office:value="13.4189" calcext:value-type="float">
            <text:p>13.4189</text:p>
          </table:table-cell>
          <table:table-cell office:value-type="float" office:value="50.8058" calcext:value-type="float">
            <text:p>50.8058</text:p>
          </table:table-cell>
          <table:table-cell office:value-type="float" office:value="9.06741" calcext:value-type="float">
            <text:p>9.06741</text:p>
          </table:table-cell>
          <table:table-cell office:value-type="string" calcext:value-type="string">
            <text:p><text:s/>cusparse</text:p>
          </table:table-cell>
          <table:table-cell office:value-type="float" office:value="16.2098" calcext:value-type="float">
            <text:p>16.2098</text:p>
          </table:table-cell>
          <table:table-cell office:value-type="float" office:value="42.0582" calcext:value-type="float">
            <text:p>42.0582</text:p>
          </table:table-cell>
          <table:table-cell office:value-type="float" office:value="7.50621" calcext:value-type="float">
            <text:p>7.50621</text:p>
          </table:table-cell>
          <table:table-cell office:value-type="string" calcext:value-type="string">
            <text:p><text:s/>cusparse2</text:p>
          </table:table-cell>
          <table:table-cell office:value-type="float" office:value="8.87557" calcext:value-type="float">
            <text:p>8.87557</text:p>
          </table:table-cell>
          <table:table-cell office:value-type="float" office:value="76.8127" calcext:value-type="float">
            <text:p>76.8127</text:p>
          </table:table-cell>
          <table:table-cell office:value-type="float" office:value="13.7089" calcext:value-type="float">
            <text:p>13.7089</text:p>
          </table:table-cell>
          <table:table-cell table:formula="of:=1" office:value-type="float" office:value="1" calcext:value-type="float">
            <text:p>1</text:p>
          </table:table-cell>
          <table:table-cell table:formula="of:=[.W39]/[.S39]" office:value-type="float" office:value="1.82634301991051" calcext:value-type="float">
            <text:p>1.8263430199</text:p>
          </table:table-cell>
          <table:table-cell table:formula="of:=[.K39]/[.S39]" office:value-type="float" office:value="1.32313080445668" calcext:value-type="float">
            <text:p>1.3231308045</text:p>
          </table:table-cell>
          <table:table-cell table:formula="of:=[.O39]/[.S39]" office:value-type="float" office:value="1.20798797856304" calcext:value-type="float">
            <text:p>1.2079879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10/para-10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738" calcext:value-type="float">
            <text:p>12.4738</text:p>
          </table:table-cell>
          <table:table-cell office:value-type="float" office:value="55.5801" calcext:value-type="float">
            <text:p>55.5801</text:p>
          </table:table-cell>
          <table:table-cell office:value-type="float" office:value="9.92383" calcext:value-type="float">
            <text:p>9.92383</text:p>
          </table:table-cell>
          <table:table-cell office:value-type="string" calcext:value-type="string">
            <text:p><text:s/>merge path</text:p>
          </table:table-cell>
          <table:table-cell office:value-type="float" office:value="13.6396" calcext:value-type="float">
            <text:p>13.6396</text:p>
          </table:table-cell>
          <table:table-cell office:value-type="float" office:value="50.8297" calcext:value-type="float">
            <text:p>50.8297</text:p>
          </table:table-cell>
          <table:table-cell office:value-type="float" office:value="9.07564" calcext:value-type="float">
            <text:p>9.07564</text:p>
          </table:table-cell>
          <table:table-cell office:value-type="string" calcext:value-type="string">
            <text:p><text:s/>cusparse</text:p>
          </table:table-cell>
          <table:table-cell office:value-type="float" office:value="16.4226" calcext:value-type="float">
            <text:p>16.4226</text:p>
          </table:table-cell>
          <table:table-cell office:value-type="float" office:value="42.2159" calcext:value-type="float">
            <text:p>42.2159</text:p>
          </table:table-cell>
          <table:table-cell office:value-type="float" office:value="7.53765" calcext:value-type="float">
            <text:p>7.53765</text:p>
          </table:table-cell>
          <table:table-cell office:value-type="string" calcext:value-type="string">
            <text:p><text:s/>cusparse2</text:p>
          </table:table-cell>
          <table:table-cell office:value-type="float" office:value="9.03308" calcext:value-type="float">
            <text:p>9.03308</text:p>
          </table:table-cell>
          <table:table-cell office:value-type="float" office:value="76.7506" calcext:value-type="float">
            <text:p>76.7506</text:p>
          </table:table-cell>
          <table:table-cell office:value-type="float" office:value="13.7038" calcext:value-type="float">
            <text:p>13.7038</text:p>
          </table:table-cell>
          <table:table-cell table:formula="of:=1" office:value-type="float" office:value="1" calcext:value-type="float">
            <text:p>1</text:p>
          </table:table-cell>
          <table:table-cell table:formula="of:=[.W40]/[.S40]" office:value-type="float" office:value="1.81804959742656" calcext:value-type="float">
            <text:p>1.8180495974</text:p>
          </table:table-cell>
          <table:table-cell table:formula="of:=[.K40]/[.S40]" office:value-type="float" office:value="1.31656792819767" calcext:value-type="float">
            <text:p>1.3165679282</text:p>
          </table:table-cell>
          <table:table-cell table:formula="of:=[.O40]/[.S40]" office:value-type="float" office:value="1.2040416051772" calcext:value-type="float">
            <text:p>1.2040416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5/para-5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804" calcext:value-type="float">
            <text:p>12.4804</text:p>
          </table:table-cell>
          <table:table-cell office:value-type="float" office:value="55.5507" calcext:value-type="float">
            <text:p>55.5507</text:p>
          </table:table-cell>
          <table:table-cell office:value-type="float" office:value="9.91858" calcext:value-type="float">
            <text:p>9.91858</text:p>
          </table:table-cell>
          <table:table-cell office:value-type="string" calcext:value-type="string">
            <text:p><text:s/>merge path</text:p>
          </table:table-cell>
          <table:table-cell office:value-type="float" office:value="13.6472" calcext:value-type="float">
            <text:p>13.6472</text:p>
          </table:table-cell>
          <table:table-cell office:value-type="float" office:value="50.8012" calcext:value-type="float">
            <text:p>50.8012</text:p>
          </table:table-cell>
          <table:table-cell office:value-type="float" office:value="9.07056" calcext:value-type="float">
            <text:p>9.07056</text:p>
          </table:table-cell>
          <table:table-cell office:value-type="string" calcext:value-type="string">
            <text:p><text:s/>cusparse</text:p>
          </table:table-cell>
          <table:table-cell office:value-type="float" office:value="16.4202" calcext:value-type="float">
            <text:p>16.4202</text:p>
          </table:table-cell>
          <table:table-cell office:value-type="float" office:value="42.222" calcext:value-type="float">
            <text:p>42.222</text:p>
          </table:table-cell>
          <table:table-cell office:value-type="float" office:value="7.53873" calcext:value-type="float">
            <text:p>7.53873</text:p>
          </table:table-cell>
          <table:table-cell office:value-type="string" calcext:value-type="string">
            <text:p><text:s/>cusparse2</text:p>
          </table:table-cell>
          <table:table-cell office:value-type="float" office:value="9.03399" calcext:value-type="float">
            <text:p>9.03399</text:p>
          </table:table-cell>
          <table:table-cell office:value-type="float" office:value="76.7428" calcext:value-type="float">
            <text:p>76.7428</text:p>
          </table:table-cell>
          <table:table-cell office:value-type="float" office:value="13.7024" calcext:value-type="float">
            <text:p>13.7024</text:p>
          </table:table-cell>
          <table:table-cell table:formula="of:=1" office:value-type="float" office:value="1" calcext:value-type="float">
            <text:p>1</text:p>
          </table:table-cell>
          <table:table-cell table:formula="of:=[.W41]/[.S41]" office:value-type="float" office:value="1.8176021979063" calcext:value-type="float">
            <text:p>1.8176021979</text:p>
          </table:table-cell>
          <table:table-cell table:formula="of:=[.K41]/[.S41]" office:value-type="float" office:value="1.31568139832315" calcext:value-type="float">
            <text:p>1.3156813983</text:p>
          </table:table-cell>
          <table:table-cell table:formula="of:=[.O41]/[.S41]" office:value-type="float" office:value="1.20319264838236" calcext:value-type="float">
            <text:p>1.2031926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6/para-6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699" calcext:value-type="float">
            <text:p>12.4699</text:p>
          </table:table-cell>
          <table:table-cell office:value-type="float" office:value="55.5975" calcext:value-type="float">
            <text:p>55.5975</text:p>
          </table:table-cell>
          <table:table-cell office:value-type="float" office:value="9.92694" calcext:value-type="float">
            <text:p>9.92694</text:p>
          </table:table-cell>
          <table:table-cell office:value-type="string" calcext:value-type="string">
            <text:p><text:s/>merge path</text:p>
          </table:table-cell>
          <table:table-cell office:value-type="float" office:value="13.6433" calcext:value-type="float">
            <text:p>13.6433</text:p>
          </table:table-cell>
          <table:table-cell office:value-type="float" office:value="50.8157" calcext:value-type="float">
            <text:p>50.8157</text:p>
          </table:table-cell>
          <table:table-cell office:value-type="float" office:value="9.07314" calcext:value-type="float">
            <text:p>9.07314</text:p>
          </table:table-cell>
          <table:table-cell office:value-type="string" calcext:value-type="string">
            <text:p><text:s/>cusparse</text:p>
          </table:table-cell>
          <table:table-cell office:value-type="float" office:value="16.4087" calcext:value-type="float">
            <text:p>16.4087</text:p>
          </table:table-cell>
          <table:table-cell office:value-type="float" office:value="42.2515" calcext:value-type="float">
            <text:p>42.2515</text:p>
          </table:table-cell>
          <table:table-cell office:value-type="float" office:value="7.54401" calcext:value-type="float">
            <text:p>7.54401</text:p>
          </table:table-cell>
          <table:table-cell office:value-type="string" calcext:value-type="string">
            <text:p><text:s/>cusparse2</text:p>
          </table:table-cell>
          <table:table-cell office:value-type="float" office:value="9.02983" calcext:value-type="float">
            <text:p>9.02983</text:p>
          </table:table-cell>
          <table:table-cell office:value-type="float" office:value="76.7782" calcext:value-type="float">
            <text:p>76.7782</text:p>
          </table:table-cell>
          <table:table-cell office:value-type="float" office:value="13.7088" calcext:value-type="float">
            <text:p>13.7088</text:p>
          </table:table-cell>
          <table:table-cell table:formula="of:=1" office:value-type="float" office:value="1" calcext:value-type="float">
            <text:p>1</text:p>
          </table:table-cell>
          <table:table-cell table:formula="of:=[.W42]/[.S42]" office:value-type="float" office:value="1.81717098801226" calcext:value-type="float">
            <text:p>1.817170988</text:p>
          </table:table-cell>
          <table:table-cell table:formula="of:=[.K42]/[.S42]" office:value-type="float" office:value="1.3158704424695" calcext:value-type="float">
            <text:p>1.3158704425</text:p>
          </table:table-cell>
          <table:table-cell table:formula="of:=[.O42]/[.S42]" office:value-type="float" office:value="1.20269576228063" calcext:value-type="float">
            <text:p>1.2026957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7/para-7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74" calcext:value-type="float">
            <text:p>12.474</text:p>
          </table:table-cell>
          <table:table-cell office:value-type="float" office:value="55.5791" calcext:value-type="float">
            <text:p>55.5791</text:p>
          </table:table-cell>
          <table:table-cell office:value-type="float" office:value="9.92364" calcext:value-type="float">
            <text:p>9.92364</text:p>
          </table:table-cell>
          <table:table-cell office:value-type="string" calcext:value-type="string">
            <text:p><text:s/>merge path</text:p>
          </table:table-cell>
          <table:table-cell office:value-type="float" office:value="13.647" calcext:value-type="float">
            <text:p>13.647</text:p>
          </table:table-cell>
          <table:table-cell office:value-type="float" office:value="50.802" calcext:value-type="float">
            <text:p>50.802</text:p>
          </table:table-cell>
          <table:table-cell office:value-type="float" office:value="9.07071" calcext:value-type="float">
            <text:p>9.07071</text:p>
          </table:table-cell>
          <table:table-cell office:value-type="string" calcext:value-type="string">
            <text:p><text:s/>cusparse</text:p>
          </table:table-cell>
          <table:table-cell office:value-type="float" office:value="16.4219" calcext:value-type="float">
            <text:p>16.4219</text:p>
          </table:table-cell>
          <table:table-cell office:value-type="float" office:value="42.2176" calcext:value-type="float">
            <text:p>42.2176</text:p>
          </table:table-cell>
          <table:table-cell office:value-type="float" office:value="7.53795" calcext:value-type="float">
            <text:p>7.53795</text:p>
          </table:table-cell>
          <table:table-cell office:value-type="string" calcext:value-type="string">
            <text:p><text:s/>cusparse2</text:p>
          </table:table-cell>
          <table:table-cell office:value-type="float" office:value="9.03576" calcext:value-type="float">
            <text:p>9.03576</text:p>
          </table:table-cell>
          <table:table-cell office:value-type="float" office:value="76.7278" calcext:value-type="float">
            <text:p>76.7278</text:p>
          </table:table-cell>
          <table:table-cell office:value-type="float" office:value="13.6997" calcext:value-type="float">
            <text:p>13.6997</text:p>
          </table:table-cell>
          <table:table-cell table:formula="of:=1" office:value-type="float" office:value="1" calcext:value-type="float">
            <text:p>1</text:p>
          </table:table-cell>
          <table:table-cell table:formula="of:=[.W43]/[.S43]" office:value-type="float" office:value="1.8174363298719" calcext:value-type="float">
            <text:p>1.8174363299</text:p>
          </table:table-cell>
          <table:table-cell table:formula="of:=[.K43]/[.S43]" office:value-type="float" office:value="1.31649122640794" calcext:value-type="float">
            <text:p>1.3164912264</text:p>
          </table:table-cell>
          <table:table-cell table:formula="of:=[.O43]/[.S43]" office:value-type="float" office:value="1.20333699689229" calcext:value-type="float">
            <text:p>1.2033369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8/para-8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784" calcext:value-type="float">
            <text:p>12.4784</text:p>
          </table:table-cell>
          <table:table-cell office:value-type="float" office:value="55.5594" calcext:value-type="float">
            <text:p>55.5594</text:p>
          </table:table-cell>
          <table:table-cell office:value-type="float" office:value="9.92013" calcext:value-type="float">
            <text:p>9.92013</text:p>
          </table:table-cell>
          <table:table-cell office:value-type="string" calcext:value-type="string">
            <text:p><text:s/>merge path</text:p>
          </table:table-cell>
          <table:table-cell office:value-type="float" office:value="13.6456" calcext:value-type="float">
            <text:p>13.6456</text:p>
          </table:table-cell>
          <table:table-cell office:value-type="float" office:value="50.8073" calcext:value-type="float">
            <text:p>50.8073</text:p>
          </table:table-cell>
          <table:table-cell office:value-type="float" office:value="9.07164" calcext:value-type="float">
            <text:p>9.07164</text:p>
          </table:table-cell>
          <table:table-cell office:value-type="string" calcext:value-type="string">
            <text:p><text:s/>cusparse</text:p>
          </table:table-cell>
          <table:table-cell office:value-type="float" office:value="16.4072" calcext:value-type="float">
            <text:p>16.4072</text:p>
          </table:table-cell>
          <table:table-cell office:value-type="float" office:value="42.2554" calcext:value-type="float">
            <text:p>42.2554</text:p>
          </table:table-cell>
          <table:table-cell office:value-type="float" office:value="7.5447" calcext:value-type="float">
            <text:p>7.5447</text:p>
          </table:table-cell>
          <table:table-cell office:value-type="string" calcext:value-type="string">
            <text:p><text:s/>cusparse2</text:p>
          </table:table-cell>
          <table:table-cell office:value-type="float" office:value="9.02946" calcext:value-type="float">
            <text:p>9.02946</text:p>
          </table:table-cell>
          <table:table-cell office:value-type="float" office:value="76.7813" calcext:value-type="float">
            <text:p>76.7813</text:p>
          </table:table-cell>
          <table:table-cell office:value-type="float" office:value="13.7093" calcext:value-type="float">
            <text:p>13.7093</text:p>
          </table:table-cell>
          <table:table-cell table:formula="of:=1" office:value-type="float" office:value="1" calcext:value-type="float">
            <text:p>1</text:p>
          </table:table-cell>
          <table:table-cell table:formula="of:=[.W44]/[.S44]" office:value-type="float" office:value="1.81707663399234" calcext:value-type="float">
            <text:p>1.817076634</text:p>
          </table:table-cell>
          <table:table-cell table:formula="of:=[.K44]/[.S44]" office:value-type="float" office:value="1.31484733312192" calcext:value-type="float">
            <text:p>1.3148473331</text:p>
          </table:table-cell>
          <table:table-cell table:formula="of:=[.O44]/[.S44]" office:value-type="float" office:value="1.20238596723732" calcext:value-type="float">
            <text:p>1.2023859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para-9/para-9.mtx</text:p>
          </table:table-cell>
          <table:table-cell table:number-columns-repeated="2" office:value-type="float" office:value="155924" calcext:value-type="float">
            <text:p>155924</text:p>
          </table:table-cell>
          <table:table-cell office:value-type="float" office:value="5416358" calcext:value-type="float">
            <text:p>5416358</text:p>
          </table:table-cell>
          <table:table-cell office:value-type="float" office:value="34.7372" calcext:value-type="float">
            <text:p>34.7372</text:p>
          </table:table-cell>
          <table:table-cell office:value-type="float" office:value="22.2782" calcext:value-type="float">
            <text:p>22.2782</text:p>
          </table:table-cell>
          <table:table-cell office:value-type="float" office:value="0.641335" calcext:value-type="float">
            <text:p>0.641335</text:p>
          </table:table-cell>
          <table:table-cell office:value-type="float" office:value="193.17" calcext:value-type="float">
            <text:p>193.17</text:p>
          </table:table-cell>
          <table:table-cell office:value-type="string" calcext:value-type="string">
            <text:p><text:s/>row split</text:p>
          </table:table-cell>
          <table:table-cell office:value-type="float" office:value="12.4739" calcext:value-type="float">
            <text:p>12.4739</text:p>
          </table:table-cell>
          <table:table-cell office:value-type="float" office:value="55.5795" calcext:value-type="float">
            <text:p>55.5795</text:p>
          </table:table-cell>
          <table:table-cell office:value-type="float" office:value="9.92372" calcext:value-type="float">
            <text:p>9.92372</text:p>
          </table:table-cell>
          <table:table-cell office:value-type="string" calcext:value-type="string">
            <text:p><text:s/>merge path</text:p>
          </table:table-cell>
          <table:table-cell office:value-type="float" office:value="13.6417" calcext:value-type="float">
            <text:p>13.6417</text:p>
          </table:table-cell>
          <table:table-cell office:value-type="float" office:value="50.8215" calcext:value-type="float">
            <text:p>50.8215</text:p>
          </table:table-cell>
          <table:table-cell office:value-type="float" office:value="9.07418" calcext:value-type="float">
            <text:p>9.07418</text:p>
          </table:table-cell>
          <table:table-cell office:value-type="string" calcext:value-type="string">
            <text:p><text:s/>cusparse</text:p>
          </table:table-cell>
          <table:table-cell office:value-type="float" office:value="16.4106" calcext:value-type="float">
            <text:p>16.4106</text:p>
          </table:table-cell>
          <table:table-cell office:value-type="float" office:value="42.2467" calcext:value-type="float">
            <text:p>42.2467</text:p>
          </table:table-cell>
          <table:table-cell office:value-type="float" office:value="7.54315" calcext:value-type="float">
            <text:p>7.54315</text:p>
          </table:table-cell>
          <table:table-cell office:value-type="string" calcext:value-type="string">
            <text:p><text:s/>cusparse2</text:p>
          </table:table-cell>
          <table:table-cell office:value-type="float" office:value="9.028" calcext:value-type="float">
            <text:p>9.028</text:p>
          </table:table-cell>
          <table:table-cell office:value-type="float" office:value="76.7937" calcext:value-type="float">
            <text:p>76.7937</text:p>
          </table:table-cell>
          <table:table-cell office:value-type="float" office:value="13.7115" calcext:value-type="float">
            <text:p>13.7115</text:p>
          </table:table-cell>
          <table:table-cell table:formula="of:=1" office:value-type="float" office:value="1" calcext:value-type="float">
            <text:p>1</text:p>
          </table:table-cell>
          <table:table-cell table:formula="of:=[.W45]/[.S45]" office:value-type="float" office:value="1.81774434452869" calcext:value-type="float">
            <text:p>1.8177443445</text:p>
          </table:table-cell>
          <table:table-cell table:formula="of:=[.K45]/[.S45]" office:value-type="float" office:value="1.31559388070548" calcext:value-type="float">
            <text:p>1.3155938807</text:p>
          </table:table-cell>
          <table:table-cell table:formula="of:=[.O45]/[.S45]" office:value-type="float" office:value="1.20296969940847" calcext:value-type="float">
            <text:p>1.2029696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op20k_A/cop20k_A.mtx</text:p>
          </table:table-cell>
          <table:table-cell table:number-columns-repeated="2" office:value-type="float" office:value="121192" calcext:value-type="float">
            <text:p>121192</text:p>
          </table:table-cell>
          <table:table-cell office:value-type="float" office:value="2524489" calcext:value-type="float">
            <text:p>2524489</text:p>
          </table:table-cell>
          <table:table-cell office:value-type="float" office:value="20.8305" calcext:value-type="float">
            <text:p>20.8305</text:p>
          </table:table-cell>
          <table:table-cell office:value-type="float" office:value="13.5186" calcext:value-type="float">
            <text:p>13.5186</text:p>
          </table:table-cell>
          <table:table-cell office:value-type="float" office:value="0.648984" calcext:value-type="float">
            <text:p>0.648984</text:p>
          </table:table-cell>
          <table:table-cell office:value-type="float" office:value="0.512183" calcext:value-type="float">
            <text:p>0.512183</text:p>
          </table:table-cell>
          <table:table-cell office:value-type="string" calcext:value-type="string">
            <text:p><text:s/>row split</text:p>
          </table:table-cell>
          <table:table-cell office:value-type="float" office:value="7.32255" calcext:value-type="float">
            <text:p>7.32255</text:p>
          </table:table-cell>
          <table:table-cell office:value-type="float" office:value="44.1287" calcext:value-type="float">
            <text:p>44.1287</text:p>
          </table:table-cell>
          <table:table-cell office:value-type="float" office:value="11.2981" calcext:value-type="float">
            <text:p>11.2981</text:p>
          </table:table-cell>
          <table:table-cell table:number-columns-repeated="12"/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fl2010/fl2010.mtx</text:p>
          </table:table-cell>
          <table:table-cell table:number-columns-repeated="2" office:value-type="float" office:value="484481" calcext:value-type="float">
            <text:p>484481</text:p>
          </table:table-cell>
          <table:table-cell office:value-type="float" office:value="2346294" calcext:value-type="float">
            <text:p>2346294</text:p>
          </table:table-cell>
          <table:table-cell office:value-type="float" office:value="4.8429" calcext:value-type="float">
            <text:p>4.8429</text:p>
          </table:table-cell>
          <table:table-cell office:value-type="float" office:value="3.48066" calcext:value-type="float">
            <text:p>3.48066</text:p>
          </table:table-cell>
          <table:table-cell office:value-type="float" office:value="0.718714" calcext:value-type="float">
            <text:p>0.718714</text:p>
          </table:table-cell>
          <table:table-cell office:value-type="float" office:value="5.45913" calcext:value-type="float">
            <text:p>5.45913</text:p>
          </table:table-cell>
          <table:table-cell office:value-type="string" calcext:value-type="string">
            <text:p><text:s/>row split</text:p>
          </table:table-cell>
          <table:table-cell office:value-type="float" office:value="22.6156" calcext:value-type="float">
            <text:p>22.6156</text:p>
          </table:table-cell>
          <table:table-cell office:value-type="float" office:value="13.2796" calcext:value-type="float">
            <text:p>13.2796</text:p>
          </table:table-cell>
          <table:table-cell office:value-type="float" office:value="11.884" calcext:value-type="float">
            <text:p>11.884</text:p>
          </table:table-cell>
          <table:table-cell office:value-type="string" calcext:value-type="string">
            <text:p><text:s/>merge path</text:p>
          </table:table-cell>
          <table:table-cell office:value-type="float" office:value="9.0258" calcext:value-type="float">
            <text:p>9.0258</text:p>
          </table:table-cell>
          <table:table-cell office:value-type="float" office:value="33.2741" calcext:value-type="float">
            <text:p>33.2741</text:p>
          </table:table-cell>
          <table:table-cell office:value-type="float" office:value="29.7772" calcext:value-type="float">
            <text:p>29.7772</text:p>
          </table:table-cell>
          <table:table-cell office:value-type="string" calcext:value-type="string">
            <text:p><text:s/>cusparse</text:p>
          </table:table-cell>
          <table:table-cell office:value-type="float" office:value="12.1653" calcext:value-type="float">
            <text:p>12.1653</text:p>
          </table:table-cell>
          <table:table-cell office:value-type="float" office:value="24.6871" calcext:value-type="float">
            <text:p>24.6871</text:p>
          </table:table-cell>
          <table:table-cell office:value-type="float" office:value="22.0926" calcext:value-type="float">
            <text:p>22.0926</text:p>
          </table:table-cell>
          <table:table-cell office:value-type="string" calcext:value-type="string">
            <text:p><text:s/>cusparse2</text:p>
          </table:table-cell>
          <table:table-cell office:value-type="float" office:value="8.53669" calcext:value-type="float">
            <text:p>8.53669</text:p>
          </table:table-cell>
          <table:table-cell office:value-type="float" office:value="35.1806" calcext:value-type="float">
            <text:p>35.1806</text:p>
          </table:table-cell>
          <table:table-cell office:value-type="float" office:value="31.4832" calcext:value-type="float">
            <text:p>31.4832</text:p>
          </table:table-cell>
          <table:table-cell table:formula="of:=1" office:value-type="float" office:value="1" calcext:value-type="float">
            <text:p>1</text:p>
          </table:table-cell>
          <table:table-cell table:formula="of:=[.W47]/[.S47]" office:value-type="float" office:value="1.4250600516059" calcext:value-type="float">
            <text:p>1.4250600516</text:p>
          </table:table-cell>
          <table:table-cell table:formula="of:=[.K47]/[.S47]" office:value-type="float" office:value="0.537916563711412" calcext:value-type="float">
            <text:p>0.5379165637</text:p>
          </table:table-cell>
          <table:table-cell table:formula="of:=[.O47]/[.S47]" office:value-type="float" office:value="1.3478334838843" calcext:value-type="float">
            <text:p>1.3478334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1/barrier2-1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9.05224" calcext:value-type="float">
            <text:p>9.05224</text:p>
          </table:table-cell>
          <table:table-cell office:value-type="float" office:value="53.8042" calcext:value-type="float">
            <text:p>53.8042</text:p>
          </table:table-cell>
          <table:table-cell office:value-type="float" office:value="9.80838" calcext:value-type="float">
            <text:p>9.80838</text:p>
          </table:table-cell>
          <table:table-cell office:value-type="string" calcext:value-type="string">
            <text:p><text:s/>merge path</text:p>
          </table:table-cell>
          <table:table-cell office:value-type="float" office:value="9.91058" calcext:value-type="float">
            <text:p>9.91058</text:p>
          </table:table-cell>
          <table:table-cell office:value-type="float" office:value="49.1443" calcext:value-type="float">
            <text:p>49.1443</text:p>
          </table:table-cell>
          <table:table-cell office:value-type="float" office:value="8.95888" calcext:value-type="float">
            <text:p>8.95888</text:p>
          </table:table-cell>
          <table:table-cell office:value-type="string" calcext:value-type="string">
            <text:p><text:s/>cusparse</text:p>
          </table:table-cell>
          <table:table-cell office:value-type="float" office:value="11.7539" calcext:value-type="float">
            <text:p>11.7539</text:p>
          </table:table-cell>
          <table:table-cell office:value-type="float" office:value="41.4371" calcext:value-type="float">
            <text:p>41.4371</text:p>
          </table:table-cell>
          <table:table-cell office:value-type="float" office:value="7.55388" calcext:value-type="float">
            <text:p>7.55388</text:p>
          </table:table-cell>
          <table:table-cell office:value-type="string" calcext:value-type="string">
            <text:p><text:s/>cusparse2</text:p>
          </table:table-cell>
          <table:table-cell office:value-type="float" office:value="6.34415" calcext:value-type="float">
            <text:p>6.34415</text:p>
          </table:table-cell>
          <table:table-cell office:value-type="float" office:value="76.7713" calcext:value-type="float">
            <text:p>76.7713</text:p>
          </table:table-cell>
          <table:table-cell office:value-type="float" office:value="13.9952" calcext:value-type="float">
            <text:p>13.9952</text:p>
          </table:table-cell>
          <table:table-cell table:formula="of:=1" office:value-type="float" office:value="1" calcext:value-type="float">
            <text:p>1</text:p>
          </table:table-cell>
          <table:table-cell table:formula="of:=[.W48]/[.S48]" office:value-type="float" office:value="1.85271894027333" calcext:value-type="float">
            <text:p>1.8527189403</text:p>
          </table:table-cell>
          <table:table-cell table:formula="of:=[.K48]/[.S48]" office:value-type="float" office:value="1.29845476638085" calcext:value-type="float">
            <text:p>1.2984547664</text:p>
          </table:table-cell>
          <table:table-cell table:formula="of:=[.O48]/[.S48]" office:value-type="float" office:value="1.18599757222392" calcext:value-type="float">
            <text:p>1.18599757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2/barrier2-2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9.05278" calcext:value-type="float">
            <text:p>9.05278</text:p>
          </table:table-cell>
          <table:table-cell office:value-type="float" office:value="53.801" calcext:value-type="float">
            <text:p>53.801</text:p>
          </table:table-cell>
          <table:table-cell office:value-type="float" office:value="9.80779" calcext:value-type="float">
            <text:p>9.80779</text:p>
          </table:table-cell>
          <table:table-cell office:value-type="string" calcext:value-type="string">
            <text:p><text:s/>merge path</text:p>
          </table:table-cell>
          <table:table-cell office:value-type="float" office:value="9.9098" calcext:value-type="float">
            <text:p>9.9098</text:p>
          </table:table-cell>
          <table:table-cell office:value-type="float" office:value="49.1482" calcext:value-type="float">
            <text:p>49.1482</text:p>
          </table:table-cell>
          <table:table-cell office:value-type="float" office:value="8.95959" calcext:value-type="float">
            <text:p>8.95959</text:p>
          </table:table-cell>
          <table:table-cell office:value-type="string" calcext:value-type="string">
            <text:p><text:s/>cusparse</text:p>
          </table:table-cell>
          <table:table-cell office:value-type="float" office:value="11.7545" calcext:value-type="float">
            <text:p>11.7545</text:p>
          </table:table-cell>
          <table:table-cell office:value-type="float" office:value="41.4351" calcext:value-type="float">
            <text:p>41.4351</text:p>
          </table:table-cell>
          <table:table-cell office:value-type="float" office:value="7.55351" calcext:value-type="float">
            <text:p>7.55351</text:p>
          </table:table-cell>
          <table:table-cell office:value-type="string" calcext:value-type="string">
            <text:p><text:s/>cusparse2</text:p>
          </table:table-cell>
          <table:table-cell office:value-type="float" office:value="6.34276" calcext:value-type="float">
            <text:p>6.34276</text:p>
          </table:table-cell>
          <table:table-cell office:value-type="float" office:value="76.7881" calcext:value-type="float">
            <text:p>76.7881</text:p>
          </table:table-cell>
          <table:table-cell office:value-type="float" office:value="13.9983" calcext:value-type="float">
            <text:p>13.9983</text:p>
          </table:table-cell>
          <table:table-cell table:formula="of:=1" office:value-type="float" office:value="1" calcext:value-type="float">
            <text:p>1</text:p>
          </table:table-cell>
          <table:table-cell table:formula="of:=[.W49]/[.S49]" office:value-type="float" office:value="1.85321382113233" calcext:value-type="float">
            <text:p>1.8532138211</text:p>
          </table:table-cell>
          <table:table-cell table:formula="of:=[.K49]/[.S49]" office:value-type="float" office:value="1.29844021131842" calcext:value-type="float">
            <text:p>1.2984402113</text:p>
          </table:table-cell>
          <table:table-cell table:formula="of:=[.O49]/[.S49]" office:value-type="float" office:value="1.18614894135648" calcext:value-type="float">
            <text:p>1.1861489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3/barrier2-3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9.05606" calcext:value-type="float">
            <text:p>9.05606</text:p>
          </table:table-cell>
          <table:table-cell office:value-type="float" office:value="53.7815" calcext:value-type="float">
            <text:p>53.7815</text:p>
          </table:table-cell>
          <table:table-cell office:value-type="float" office:value="9.80423" calcext:value-type="float">
            <text:p>9.80423</text:p>
          </table:table-cell>
          <table:table-cell office:value-type="string" calcext:value-type="string">
            <text:p><text:s/>merge path</text:p>
          </table:table-cell>
          <table:table-cell office:value-type="float" office:value="9.91006" calcext:value-type="float">
            <text:p>9.91006</text:p>
          </table:table-cell>
          <table:table-cell office:value-type="float" office:value="49.1469" calcext:value-type="float">
            <text:p>49.1469</text:p>
          </table:table-cell>
          <table:table-cell office:value-type="float" office:value="8.95936" calcext:value-type="float">
            <text:p>8.95936</text:p>
          </table:table-cell>
          <table:table-cell office:value-type="string" calcext:value-type="string">
            <text:p><text:s/>cusparse</text:p>
          </table:table-cell>
          <table:table-cell office:value-type="float" office:value="11.7621" calcext:value-type="float">
            <text:p>11.7621</text:p>
          </table:table-cell>
          <table:table-cell office:value-type="float" office:value="41.4082" calcext:value-type="float">
            <text:p>41.4082</text:p>
          </table:table-cell>
          <table:table-cell office:value-type="float" office:value="7.54861" calcext:value-type="float">
            <text:p>7.54861</text:p>
          </table:table-cell>
          <table:table-cell office:value-type="string" calcext:value-type="string">
            <text:p><text:s/>cusparse2</text:p>
          </table:table-cell>
          <table:table-cell office:value-type="float" office:value="6.3511" calcext:value-type="float">
            <text:p>6.3511</text:p>
          </table:table-cell>
          <table:table-cell office:value-type="float" office:value="76.6872" calcext:value-type="float">
            <text:p>76.6872</text:p>
          </table:table-cell>
          <table:table-cell office:value-type="float" office:value="13.9799" calcext:value-type="float">
            <text:p>13.9799</text:p>
          </table:table-cell>
          <table:table-cell table:formula="of:=1" office:value-type="float" office:value="1" calcext:value-type="float">
            <text:p>1</text:p>
          </table:table-cell>
          <table:table-cell table:formula="of:=[.W50]/[.S50]" office:value-type="float" office:value="1.8519810085925" calcext:value-type="float">
            <text:p>1.8519810086</text:p>
          </table:table-cell>
          <table:table-cell table:formula="of:=[.K50]/[.S50]" office:value-type="float" office:value="1.29881279553325" calcext:value-type="float">
            <text:p>1.2988127955</text:p>
          </table:table-cell>
          <table:table-cell table:formula="of:=[.O50]/[.S50]" office:value-type="float" office:value="1.18688810428852" calcext:value-type="float">
            <text:p>1.1868881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4/barrier2-4.mtx</text:p>
          </table:table-cell>
          <table:table-cell table:number-columns-repeated="2" office:value-type="float" office:value="113076" calcext:value-type="float">
            <text:p>113076</text:p>
          </table:table-cell>
          <table:table-cell office:value-type="float" office:value="3805068" calcext:value-type="float">
            <text:p>3805068</text:p>
          </table:table-cell>
          <table:table-cell office:value-type="float" office:value="33.6505" calcext:value-type="float">
            <text:p>33.6505</text:p>
          </table:table-cell>
          <table:table-cell office:value-type="float" office:value="24.9358" calcext:value-type="float">
            <text:p>24.9358</text:p>
          </table:table-cell>
          <table:table-cell office:value-type="float" office:value="0.741022" calcext:value-type="float">
            <text:p>0.741022</text:p>
          </table:table-cell>
          <table:table-cell office:value-type="float" office:value="196.745" calcext:value-type="float">
            <text:p>196.745</text:p>
          </table:table-cell>
          <table:table-cell office:value-type="string" calcext:value-type="string">
            <text:p><text:s/>row split</text:p>
          </table:table-cell>
          <table:table-cell office:value-type="float" office:value="9.05079" calcext:value-type="float">
            <text:p>9.05079</text:p>
          </table:table-cell>
          <table:table-cell office:value-type="float" office:value="53.8128" calcext:value-type="float">
            <text:p>53.8128</text:p>
          </table:table-cell>
          <table:table-cell office:value-type="float" office:value="9.80994" calcext:value-type="float">
            <text:p>9.80994</text:p>
          </table:table-cell>
          <table:table-cell office:value-type="string" calcext:value-type="string">
            <text:p><text:s/>merge path</text:p>
          </table:table-cell>
          <table:table-cell office:value-type="float" office:value="9.90571" calcext:value-type="float">
            <text:p>9.90571</text:p>
          </table:table-cell>
          <table:table-cell office:value-type="float" office:value="49.1685" calcext:value-type="float">
            <text:p>49.1685</text:p>
          </table:table-cell>
          <table:table-cell office:value-type="float" office:value="8.9633" calcext:value-type="float">
            <text:p>8.9633</text:p>
          </table:table-cell>
          <table:table-cell office:value-type="string" calcext:value-type="string">
            <text:p><text:s/>cusparse</text:p>
          </table:table-cell>
          <table:table-cell office:value-type="float" office:value="11.7561" calcext:value-type="float">
            <text:p>11.7561</text:p>
          </table:table-cell>
          <table:table-cell office:value-type="float" office:value="41.4293" calcext:value-type="float">
            <text:p>41.4293</text:p>
          </table:table-cell>
          <table:table-cell office:value-type="float" office:value="7.55246" calcext:value-type="float">
            <text:p>7.55246</text:p>
          </table:table-cell>
          <table:table-cell office:value-type="string" calcext:value-type="string">
            <text:p><text:s/>cusparse2</text:p>
          </table:table-cell>
          <table:table-cell office:value-type="float" office:value="6.34275" calcext:value-type="float">
            <text:p>6.34275</text:p>
          </table:table-cell>
          <table:table-cell office:value-type="float" office:value="76.7883" calcext:value-type="float">
            <text:p>76.7883</text:p>
          </table:table-cell>
          <table:table-cell office:value-type="float" office:value="13.9983" calcext:value-type="float">
            <text:p>13.9983</text:p>
          </table:table-cell>
          <table:table-cell table:formula="of:=1" office:value-type="float" office:value="1" calcext:value-type="float">
            <text:p>1</text:p>
          </table:table-cell>
          <table:table-cell table:formula="of:=[.W51]/[.S51]" office:value-type="float" office:value="1.85347809400593" calcext:value-type="float">
            <text:p>1.853478094</text:p>
          </table:table-cell>
          <table:table-cell table:formula="of:=[.K51]/[.S51]" office:value-type="float" office:value="1.29890681232847" calcext:value-type="float">
            <text:p>1.2989068123</text:p>
          </table:table-cell>
          <table:table-cell table:formula="of:=[.O51]/[.S51]" office:value-type="float" office:value="1.18680499067085" calcext:value-type="float">
            <text:p>1.1868049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8_mat11_I/c8_mat11_I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427.66" calcext:value-type="float">
            <text:p>427.66</text:p>
          </table:table-cell>
          <table:table-cell office:value-type="float" office:value="0.792126" calcext:value-type="float">
            <text:p>0.792126</text:p>
          </table:table-cell>
          <table:table-cell office:value-type="float" office:value="-0.112917" calcext:value-type="float">
            <text:p>-0.112917</text:p>
          </table:table-cell>
          <table:table-cell office:value-type="string" calcext:value-type="string">
            <text:p><text:s/>row split</text:p>
          </table:table-cell>
          <table:table-cell office:value-type="float" office:value="1.97341" calcext:value-type="float">
            <text:p>1.97341</text:p>
          </table:table-cell>
          <table:table-cell office:value-type="float" office:value="159.754" calcext:value-type="float">
            <text:p>159.754</text:p>
          </table:table-cell>
          <table:table-cell office:value-type="float" office:value="11.1775" calcext:value-type="float">
            <text:p>11.1775</text:p>
          </table:table-cell>
          <table:table-cell office:value-type="string" calcext:value-type="string">
            <text:p><text:s/>merge path</text:p>
          </table:table-cell>
          <table:table-cell office:value-type="float" office:value="5.29806" calcext:value-type="float">
            <text:p>5.29806</text:p>
          </table:table-cell>
          <table:table-cell office:value-type="float" office:value="59.5048" calcext:value-type="float">
            <text:p>59.5048</text:p>
          </table:table-cell>
          <table:table-cell office:value-type="float" office:value="4.16336" calcext:value-type="float">
            <text:p>4.16336</text:p>
          </table:table-cell>
          <table:table-cell office:value-type="string" calcext:value-type="string">
            <text:p><text:s/>cusparse</text:p>
          </table:table-cell>
          <table:table-cell office:value-type="float" office:value="4.01868" calcext:value-type="float">
            <text:p>4.01868</text:p>
          </table:table-cell>
          <table:table-cell office:value-type="float" office:value="78.4488" calcext:value-type="float">
            <text:p>78.4488</text:p>
          </table:table-cell>
          <table:table-cell office:value-type="float" office:value="5.48881" calcext:value-type="float">
            <text:p>5.48881</text:p>
          </table:table-cell>
          <table:table-cell office:value-type="string" calcext:value-type="string">
            <text:p><text:s/>cusparse2</text:p>
          </table:table-cell>
          <table:table-cell office:value-type="float" office:value="3.12848" calcext:value-type="float">
            <text:p>3.12848</text:p>
          </table:table-cell>
          <table:table-cell office:value-type="float" office:value="100.771" calcext:value-type="float">
            <text:p>100.771</text:p>
          </table:table-cell>
          <table:table-cell office:value-type="float" office:value="7.05063" calcext:value-type="float">
            <text:p>7.05063</text:p>
          </table:table-cell>
          <table:table-cell table:formula="of:=1" office:value-type="float" office:value="1" calcext:value-type="float">
            <text:p>1</text:p>
          </table:table-cell>
          <table:table-cell table:formula="of:=[.W52]/[.S52]" office:value-type="float" office:value="1.28454482414008" calcext:value-type="float">
            <text:p>1.2845448241</text:p>
          </table:table-cell>
          <table:table-cell table:formula="of:=[.K52]/[.S52]" office:value-type="float" office:value="2.03641100947369" calcext:value-type="float">
            <text:p>2.0364110095</text:p>
          </table:table-cell>
          <table:table-cell table:formula="of:=[.O52]/[.S52]" office:value-type="float" office:value="0.758517657376531" calcext:value-type="float">
            <text:p>0.7585176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10/barrier2-10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9.29217" calcext:value-type="float">
            <text:p>9.29217</text:p>
          </table:table-cell>
          <table:table-cell office:value-type="float" office:value="53.689" calcext:value-type="float">
            <text:p>53.689</text:p>
          </table:table-cell>
          <table:table-cell office:value-type="float" office:value="9.77629" calcext:value-type="float">
            <text:p>9.77629</text:p>
          </table:table-cell>
          <table:table-cell office:value-type="string" calcext:value-type="string">
            <text:p><text:s/>merge path</text:p>
          </table:table-cell>
          <table:table-cell office:value-type="float" office:value="10.1645" calcext:value-type="float">
            <text:p>10.1645</text:p>
          </table:table-cell>
          <table:table-cell office:value-type="float" office:value="49.0815" calcext:value-type="float">
            <text:p>49.0815</text:p>
          </table:table-cell>
          <table:table-cell office:value-type="float" office:value="8.93731" calcext:value-type="float">
            <text:p>8.93731</text:p>
          </table:table-cell>
          <table:table-cell office:value-type="string" calcext:value-type="string">
            <text:p><text:s/>cusparse</text:p>
          </table:table-cell>
          <table:table-cell office:value-type="float" office:value="12.055" calcext:value-type="float">
            <text:p>12.055</text:p>
          </table:table-cell>
          <table:table-cell office:value-type="float" office:value="41.3843" calcext:value-type="float">
            <text:p>41.3843</text:p>
          </table:table-cell>
          <table:table-cell office:value-type="float" office:value="7.53571" calcext:value-type="float">
            <text:p>7.53571</text:p>
          </table:table-cell>
          <table:table-cell office:value-type="string" calcext:value-type="string">
            <text:p><text:s/>cusparse2</text:p>
          </table:table-cell>
          <table:table-cell office:value-type="float" office:value="6.50559" calcext:value-type="float">
            <text:p>6.50559</text:p>
          </table:table-cell>
          <table:table-cell office:value-type="float" office:value="76.6859" calcext:value-type="float">
            <text:p>76.6859</text:p>
          </table:table-cell>
          <table:table-cell office:value-type="float" office:value="13.9638" calcext:value-type="float">
            <text:p>13.9638</text:p>
          </table:table-cell>
          <table:table-cell table:formula="of:=1" office:value-type="float" office:value="1" calcext:value-type="float">
            <text:p>1</text:p>
          </table:table-cell>
          <table:table-cell table:formula="of:=[.W53]/[.S53]" office:value-type="float" office:value="1.85301914010869" calcext:value-type="float">
            <text:p>1.8530191401</text:p>
          </table:table-cell>
          <table:table-cell table:formula="of:=[.K53]/[.S53]" office:value-type="float" office:value="1.29732773056449" calcext:value-type="float">
            <text:p>1.2973277306</text:p>
          </table:table-cell>
          <table:table-cell table:formula="of:=[.O53]/[.S53]" office:value-type="float" office:value="1.18599323898193" calcext:value-type="float">
            <text:p>1.185993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11/barrier2-11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9.29253" calcext:value-type="float">
            <text:p>9.29253</text:p>
          </table:table-cell>
          <table:table-cell office:value-type="float" office:value="53.6869" calcext:value-type="float">
            <text:p>53.6869</text:p>
          </table:table-cell>
          <table:table-cell office:value-type="float" office:value="9.77591" calcext:value-type="float">
            <text:p>9.77591</text:p>
          </table:table-cell>
          <table:table-cell office:value-type="string" calcext:value-type="string">
            <text:p><text:s/>merge path</text:p>
          </table:table-cell>
          <table:table-cell office:value-type="float" office:value="10.1622" calcext:value-type="float">
            <text:p>10.1622</text:p>
          </table:table-cell>
          <table:table-cell office:value-type="float" office:value="49.0923" calcext:value-type="float">
            <text:p>49.0923</text:p>
          </table:table-cell>
          <table:table-cell office:value-type="float" office:value="8.93928" calcext:value-type="float">
            <text:p>8.93928</text:p>
          </table:table-cell>
          <table:table-cell office:value-type="string" calcext:value-type="string">
            <text:p><text:s/>cusparse</text:p>
          </table:table-cell>
          <table:table-cell office:value-type="float" office:value="12.0573" calcext:value-type="float">
            <text:p>12.0573</text:p>
          </table:table-cell>
          <table:table-cell office:value-type="float" office:value="41.3763" calcext:value-type="float">
            <text:p>41.3763</text:p>
          </table:table-cell>
          <table:table-cell office:value-type="float" office:value="7.53425" calcext:value-type="float">
            <text:p>7.53425</text:p>
          </table:table-cell>
          <table:table-cell office:value-type="string" calcext:value-type="string">
            <text:p><text:s/>cusparse2</text:p>
          </table:table-cell>
          <table:table-cell office:value-type="float" office:value="6.50876" calcext:value-type="float">
            <text:p>6.50876</text:p>
          </table:table-cell>
          <table:table-cell office:value-type="float" office:value="76.6486" calcext:value-type="float">
            <text:p>76.6486</text:p>
          </table:table-cell>
          <table:table-cell office:value-type="float" office:value="13.957" calcext:value-type="float">
            <text:p>13.957</text:p>
          </table:table-cell>
          <table:table-cell table:formula="of:=1" office:value-type="float" office:value="1" calcext:value-type="float">
            <text:p>1</text:p>
          </table:table-cell>
          <table:table-cell table:formula="of:=[.W54]/[.S54]" office:value-type="float" office:value="1.85247593429089" calcext:value-type="float">
            <text:p>1.8524759343</text:p>
          </table:table-cell>
          <table:table-cell table:formula="of:=[.K54]/[.S54]" office:value-type="float" office:value="1.29752781181498" calcext:value-type="float">
            <text:p>1.2975278118</text:p>
          </table:table-cell>
          <table:table-cell table:formula="of:=[.O54]/[.S54]" office:value-type="float" office:value="1.18648356667948" calcext:value-type="float">
            <text:p>1.1864835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12/barrier2-12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9.28285" calcext:value-type="float">
            <text:p>9.28285</text:p>
          </table:table-cell>
          <table:table-cell office:value-type="float" office:value="53.7429" calcext:value-type="float">
            <text:p>53.7429</text:p>
          </table:table-cell>
          <table:table-cell office:value-type="float" office:value="9.7861" calcext:value-type="float">
            <text:p>9.7861</text:p>
          </table:table-cell>
          <table:table-cell office:value-type="string" calcext:value-type="string">
            <text:p><text:s/>merge path</text:p>
          </table:table-cell>
          <table:table-cell office:value-type="float" office:value="10.1606" calcext:value-type="float">
            <text:p>10.1606</text:p>
          </table:table-cell>
          <table:table-cell office:value-type="float" office:value="49.1" calcext:value-type="float">
            <text:p>49.1</text:p>
          </table:table-cell>
          <table:table-cell office:value-type="float" office:value="8.94068" calcext:value-type="float">
            <text:p>8.94068</text:p>
          </table:table-cell>
          <table:table-cell office:value-type="string" calcext:value-type="string">
            <text:p><text:s/>cusparse</text:p>
          </table:table-cell>
          <table:table-cell office:value-type="float" office:value="12.0493" calcext:value-type="float">
            <text:p>12.0493</text:p>
          </table:table-cell>
          <table:table-cell office:value-type="float" office:value="41.4039" calcext:value-type="float">
            <text:p>41.4039</text:p>
          </table:table-cell>
          <table:table-cell office:value-type="float" office:value="7.53928" calcext:value-type="float">
            <text:p>7.53928</text:p>
          </table:table-cell>
          <table:table-cell office:value-type="string" calcext:value-type="string">
            <text:p><text:s/>cusparse2</text:p>
          </table:table-cell>
          <table:table-cell office:value-type="float" office:value="6.50003" calcext:value-type="float">
            <text:p>6.50003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13.9758" calcext:value-type="float">
            <text:p>13.9758</text:p>
          </table:table-cell>
          <table:table-cell table:formula="of:=1" office:value-type="float" office:value="1" calcext:value-type="float">
            <text:p>1</text:p>
          </table:table-cell>
          <table:table-cell table:formula="of:=[.W55]/[.S55]" office:value-type="float" office:value="1.85372875502066" calcext:value-type="float">
            <text:p>1.853728755</text:p>
          </table:table-cell>
          <table:table-cell table:formula="of:=[.K55]/[.S55]" office:value-type="float" office:value="1.29801540434597" calcext:value-type="float">
            <text:p>1.2980154043</text:p>
          </table:table-cell>
          <table:table-cell table:formula="of:=[.O55]/[.S55]" office:value-type="float" office:value="1.18587862496045" calcext:value-type="float">
            <text:p>1.185878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barrier2-9/barrier2-9.mtx</text:p>
          </table:table-cell>
          <table:table-cell table:number-columns-repeated="2" office:value-type="float" office:value="115625" calcext:value-type="float">
            <text:p>115625</text:p>
          </table:table-cell>
          <table:table-cell office:value-type="float" office:value="3897557" calcext:value-type="float">
            <text:p>3897557</text:p>
          </table:table-cell>
          <table:table-cell office:value-type="float" office:value="33.7086" calcext:value-type="float">
            <text:p>33.7086</text:p>
          </table:table-cell>
          <table:table-cell office:value-type="float" office:value="28.4608" calcext:value-type="float">
            <text:p>28.4608</text:p>
          </table:table-cell>
          <table:table-cell office:value-type="float" office:value="0.844318" calcext:value-type="float">
            <text:p>0.844318</text:p>
          </table:table-cell>
          <table:table-cell office:value-type="float" office:value="224.247" calcext:value-type="float">
            <text:p>224.247</text:p>
          </table:table-cell>
          <table:table-cell office:value-type="string" calcext:value-type="string">
            <text:p><text:s/>row split</text:p>
          </table:table-cell>
          <table:table-cell office:value-type="float" office:value="9.28706" calcext:value-type="float">
            <text:p>9.28706</text:p>
          </table:table-cell>
          <table:table-cell office:value-type="float" office:value="53.7185" calcext:value-type="float">
            <text:p>53.7185</text:p>
          </table:table-cell>
          <table:table-cell office:value-type="float" office:value="9.78167" calcext:value-type="float">
            <text:p>9.78167</text:p>
          </table:table-cell>
          <table:table-cell office:value-type="string" calcext:value-type="string">
            <text:p><text:s/>merge path</text:p>
          </table:table-cell>
          <table:table-cell office:value-type="float" office:value="10.1632" calcext:value-type="float">
            <text:p>10.1632</text:p>
          </table:table-cell>
          <table:table-cell office:value-type="float" office:value="49.0876" calcext:value-type="float">
            <text:p>49.0876</text:p>
          </table:table-cell>
          <table:table-cell office:value-type="float" office:value="8.93842" calcext:value-type="float">
            <text:p>8.93842</text:p>
          </table:table-cell>
          <table:table-cell office:value-type="string" calcext:value-type="string">
            <text:p><text:s/>cusparse</text:p>
          </table:table-cell>
          <table:table-cell office:value-type="float" office:value="12.0471" calcext:value-type="float">
            <text:p>12.0471</text:p>
          </table:table-cell>
          <table:table-cell office:value-type="float" office:value="41.4115" calcext:value-type="float">
            <text:p>41.4115</text:p>
          </table:table-cell>
          <table:table-cell office:value-type="float" office:value="7.54066" calcext:value-type="float">
            <text:p>7.54066</text:p>
          </table:table-cell>
          <table:table-cell office:value-type="string" calcext:value-type="string">
            <text:p><text:s/>cusparse2</text:p>
          </table:table-cell>
          <table:table-cell office:value-type="float" office:value="6.49846" calcext:value-type="float">
            <text:p>6.49846</text:p>
          </table:table-cell>
          <table:table-cell office:value-type="float" office:value="76.7701" calcext:value-type="float">
            <text:p>76.7701</text:p>
          </table:table-cell>
          <table:table-cell office:value-type="float" office:value="13.9792" calcext:value-type="float">
            <text:p>13.9792</text:p>
          </table:table-cell>
          <table:table-cell table:formula="of:=1" office:value-type="float" office:value="1" calcext:value-type="float">
            <text:p>1</text:p>
          </table:table-cell>
          <table:table-cell table:formula="of:=[.W56]/[.S56]" office:value-type="float" office:value="1.85383528729942" calcext:value-type="float">
            <text:p>1.8538352873</text:p>
          </table:table-cell>
          <table:table-cell table:formula="of:=[.K56]/[.S56]" office:value-type="float" office:value="1.29718797918453" calcext:value-type="float">
            <text:p>1.2971879792</text:p>
          </table:table-cell>
          <table:table-cell table:formula="of:=[.O56]/[.S56]" office:value-type="float" office:value="1.18536155415766" calcext:value-type="float">
            <text:p>1.1853615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net100/net100.mtx</text:p>
          </table:table-cell>
          <table:table-cell table:number-columns-repeated="2" office:value-type="float" office:value="29920" calcext:value-type="float">
            <text:p>29920</text:p>
          </table:table-cell>
          <table:table-cell office:value-type="float" office:value="2003281" calcext:value-type="float">
            <text:p>2003281</text:p>
          </table:table-cell>
          <table:table-cell office:value-type="float" office:value="66.9546" calcext:value-type="float">
            <text:p>66.9546</text:p>
          </table:table-cell>
          <table:table-cell office:value-type="float" office:value="57.8202" calcext:value-type="float">
            <text:p>57.8202</text:p>
          </table:table-cell>
          <table:table-cell office:value-type="float" office:value="0.863574" calcext:value-type="float">
            <text:p>0.863574</text:p>
          </table:table-cell>
          <table:table-cell office:value-type="float" office:value="0.635015" calcext:value-type="float">
            <text:p>0.635015</text:p>
          </table:table-cell>
          <table:table-cell office:value-type="string" calcext:value-type="string">
            <text:p><text:s/>row split</text:p>
          </table:table-cell>
          <table:table-cell office:value-type="float" office:value="3.2361" calcext:value-type="float">
            <text:p>3.2361</text:p>
          </table:table-cell>
          <table:table-cell office:value-type="float" office:value="79.2373" calcext:value-type="float">
            <text:p>79.2373</text:p>
          </table:table-cell>
          <table:table-cell office:value-type="float" office:value="9.72311" calcext:value-type="float">
            <text:p>9.72311</text:p>
          </table:table-cell>
          <table:table-cell office:value-type="string" calcext:value-type="string">
            <text:p><text:s/>merge path</text:p>
          </table:table-cell>
          <table:table-cell office:value-type="float" office:value="4.81448" calcext:value-type="float">
            <text:p>4.81448</text:p>
          </table:table-cell>
          <table:table-cell office:value-type="float" office:value="53.2601" calcext:value-type="float">
            <text:p>53.2601</text:p>
          </table:table-cell>
          <table:table-cell office:value-type="float" office:value="6.53548" calcext:value-type="float">
            <text:p>6.53548</text:p>
          </table:table-cell>
          <table:table-cell office:value-type="string" calcext:value-type="string">
            <text:p><text:s/>cusparse</text:p>
          </table:table-cell>
          <table:table-cell office:value-type="float" office:value="4.12482" calcext:value-type="float">
            <text:p>4.12482</text:p>
          </table:table-cell>
          <table:table-cell office:value-type="float" office:value="62.1651" calcext:value-type="float">
            <text:p>62.1651</text:p>
          </table:table-cell>
          <table:table-cell office:value-type="float" office:value="7.6282" calcext:value-type="float">
            <text:p>7.6282</text:p>
          </table:table-cell>
          <table:table-cell office:value-type="string" calcext:value-type="string">
            <text:p><text:s/>cusparse2</text:p>
          </table:table-cell>
          <table:table-cell office:value-type="float" office:value="2.4675" calcext:value-type="float">
            <text:p>2.4675</text:p>
          </table:table-cell>
          <table:table-cell office:value-type="float" office:value="103.919" calcext:value-type="float">
            <text:p>103.919</text:p>
          </table:table-cell>
          <table:table-cell office:value-type="float" office:value="12.7518" calcext:value-type="float">
            <text:p>12.7518</text:p>
          </table:table-cell>
          <table:table-cell table:formula="of:=1" office:value-type="float" office:value="1" calcext:value-type="float">
            <text:p>1</text:p>
          </table:table-cell>
          <table:table-cell table:formula="of:=[.W57]/[.S57]" office:value-type="float" office:value="1.67166143060978" calcext:value-type="float">
            <text:p>1.6716614306</text:p>
          </table:table-cell>
          <table:table-cell table:formula="of:=[.K57]/[.S57]" office:value-type="float" office:value="1.27462676003095" calcext:value-type="float">
            <text:p>1.27462676</text:p>
          </table:table-cell>
          <table:table-cell table:formula="of:=[.O57]/[.S57]" office:value-type="float" office:value="0.856752422179004" calcext:value-type="float">
            <text:p>0.8567524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net125/net125.mtx</text:p>
          </table:table-cell>
          <table:table-cell table:number-columns-repeated="2" office:value-type="float" office:value="36720" calcext:value-type="float">
            <text:p>36720</text:p>
          </table:table-cell>
          <table:table-cell office:value-type="float" office:value="2540481" calcext:value-type="float">
            <text:p>2540481</text:p>
          </table:table-cell>
          <table:table-cell office:value-type="float" office:value="69.1852" calcext:value-type="float">
            <text:p>69.1852</text:p>
          </table:table-cell>
          <table:table-cell office:value-type="float" office:value="66.626" calcext:value-type="float">
            <text:p>66.626</text:p>
          </table:table-cell>
          <table:table-cell office:value-type="float" office:value="0.963009" calcext:value-type="float">
            <text:p>0.963009</text:p>
          </table:table-cell>
          <table:table-cell office:value-type="float" office:value="1.13804" calcext:value-type="float">
            <text:p>1.13804</text:p>
          </table:table-cell>
          <table:table-cell office:value-type="string" calcext:value-type="string">
            <text:p><text:s/>row split</text:p>
          </table:table-cell>
          <table:table-cell office:value-type="float" office:value="4.52394" calcext:value-type="float">
            <text:p>4.52394</text:p>
          </table:table-cell>
          <table:table-cell office:value-type="float" office:value="71.8802" calcext:value-type="float">
            <text:p>71.8802</text:p>
          </table:table-cell>
          <table:table-cell office:value-type="float" office:value="8.68079" calcext:value-type="float">
            <text:p>8.68079</text:p>
          </table:table-cell>
          <table:table-cell office:value-type="string" calcext:value-type="string">
            <text:p><text:s/>merge path</text:p>
          </table:table-cell>
          <table:table-cell office:value-type="float" office:value="6.19875" calcext:value-type="float">
            <text:p>6.19875</text:p>
          </table:table-cell>
          <table:table-cell office:value-type="float" office:value="52.4593" calcext:value-type="float">
            <text:p>52.4593</text:p>
          </table:table-cell>
          <table:table-cell office:value-type="float" office:value="6.33537" calcext:value-type="float">
            <text:p>6.33537</text:p>
          </table:table-cell>
          <table:table-cell office:value-type="string" calcext:value-type="string">
            <text:p><text:s/>cusparse</text:p>
          </table:table-cell>
          <table:table-cell office:value-type="float" office:value="5.62601" calcext:value-type="float">
            <text:p>5.62601</text:p>
          </table:table-cell>
          <table:table-cell office:value-type="float" office:value="57.7997" calcext:value-type="float">
            <text:p>57.7997</text:p>
          </table:table-cell>
          <table:table-cell office:value-type="float" office:value="6.98033" calcext:value-type="float">
            <text:p>6.98033</text:p>
          </table:table-cell>
          <table:table-cell office:value-type="string" calcext:value-type="string">
            <text:p><text:s/>cusparse2</text:p>
          </table:table-cell>
          <table:table-cell office:value-type="float" office:value="3.16284" calcext:value-type="float">
            <text:p>3.16284</text:p>
          </table:table-cell>
          <table:table-cell office:value-type="float" office:value="102.813" calcext:value-type="float">
            <text:p>102.813</text:p>
          </table:table-cell>
          <table:table-cell office:value-type="float" office:value="12.4165" calcext:value-type="float">
            <text:p>12.4165</text:p>
          </table:table-cell>
          <table:table-cell table:formula="of:=1" office:value-type="float" office:value="1" calcext:value-type="float">
            <text:p>1</text:p>
          </table:table-cell>
          <table:table-cell table:formula="of:=[.W58]/[.S58]" office:value-type="float" office:value="1.77878085872418" calcext:value-type="float">
            <text:p>1.7787808587</text:p>
          </table:table-cell>
          <table:table-cell table:formula="of:=[.K58]/[.S58]" office:value-type="float" office:value="1.24360853084013" calcext:value-type="float">
            <text:p>1.2436085308</text:p>
          </table:table-cell>
          <table:table-cell table:formula="of:=[.O58]/[.S58]" office:value-type="float" office:value="0.907605056773651" calcext:value-type="float">
            <text:p>0.9076050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SOPF_RS_b300_c2/TSOPF_RS_b300_c2.mtx</text:p>
          </table:table-cell>
          <table:table-cell table:number-columns-repeated="2" office:value-type="float" office:value="28338" calcext:value-type="float">
            <text:p>28338</text:p>
          </table:table-cell>
          <table:table-cell office:value-type="float" office:value="2943887" calcext:value-type="float">
            <text:p>2943887</text:p>
          </table:table-cell>
          <table:table-cell office:value-type="float" office:value="103.885" calcext:value-type="float">
            <text:p>103.885</text:p>
          </table:table-cell>
          <table:table-cell office:value-type="float" office:value="102.405" calcext:value-type="float">
            <text:p>102.405</text:p>
          </table:table-cell>
          <table:table-cell office:value-type="float" office:value="0.985752" calcext:value-type="float">
            <text:p>0.985752</text:p>
          </table:table-cell>
          <table:table-cell office:value-type="float" office:value="0.0519982" calcext:value-type="float">
            <text:p>0.0519982</text:p>
          </table:table-cell>
          <table:table-cell office:value-type="string" calcext:value-type="string">
            <text:p><text:s/>row split</text:p>
          </table:table-cell>
          <table:table-cell office:value-type="float" office:value="2.93021" calcext:value-type="float">
            <text:p>2.93021</text:p>
          </table:table-cell>
          <table:table-cell office:value-type="float" office:value="128.597" calcext:value-type="float">
            <text:p>128.597</text:p>
          </table:table-cell>
          <table:table-cell office:value-type="float" office:value="13.0276" calcext:value-type="float">
            <text:p>13.0276</text:p>
          </table:table-cell>
          <table:table-cell office:value-type="string" calcext:value-type="string">
            <text:p><text:s/>merge path</text:p>
          </table:table-cell>
          <table:table-cell office:value-type="float" office:value="6.53689" calcext:value-type="float">
            <text:p>6.53689</text:p>
          </table:table-cell>
          <table:table-cell office:value-type="float" office:value="57.6448" calcext:value-type="float">
            <text:p>57.6448</text:p>
          </table:table-cell>
          <table:table-cell office:value-type="float" office:value="5.8397" calcext:value-type="float">
            <text:p>5.8397</text:p>
          </table:table-cell>
          <table:table-cell office:value-type="string" calcext:value-type="string">
            <text:p><text:s/>cusparse</text:p>
          </table:table-cell>
          <table:table-cell office:value-type="float" office:value="3.94736" calcext:value-type="float">
            <text:p>3.94736</text:p>
          </table:table-cell>
          <table:table-cell office:value-type="float" office:value="95.4607" calcext:value-type="float">
            <text:p>95.4607</text:p>
          </table:table-cell>
          <table:table-cell office:value-type="float" office:value="9.67065" calcext:value-type="float">
            <text:p>9.67065</text:p>
          </table:table-cell>
          <table:table-cell office:value-type="string" calcext:value-type="string">
            <text:p><text:s/>cusparse2</text:p>
          </table:table-cell>
          <table:table-cell office:value-type="float" office:value="3.26648" calcext:value-type="float">
            <text:p>3.26648</text:p>
          </table:table-cell>
          <table:table-cell office:value-type="float" office:value="115.359" calcext:value-type="float">
            <text:p>115.359</text:p>
          </table:table-cell>
          <table:table-cell office:value-type="float" office:value="11.6864" calcext:value-type="float">
            <text:p>11.6864</text:p>
          </table:table-cell>
          <table:table-cell table:formula="of:=1" office:value-type="float" office:value="1" calcext:value-type="float">
            <text:p>1</text:p>
          </table:table-cell>
          <table:table-cell table:formula="of:=[.W59]/[.S59]" office:value-type="float" office:value="1.20844494121665" calcext:value-type="float">
            <text:p>1.2084449412</text:p>
          </table:table-cell>
          <table:table-cell table:formula="of:=[.K59]/[.S59]" office:value-type="float" office:value="1.34711980951323" calcext:value-type="float">
            <text:p>1.3471198095</text:p>
          </table:table-cell>
          <table:table-cell table:formula="of:=[.O59]/[.S59]" office:value-type="float" office:value="0.603858970235919" calcext:value-type="float">
            <text:p>0.6038589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SC_OPF_1047/TSC_OPF_1047.mtx</text:p>
          </table:table-cell>
          <table:table-cell table:number-columns-repeated="2" office:value-type="float" office:value="8140" calcext:value-type="float">
            <text:p>8140</text:p>
          </table:table-cell>
          <table:table-cell office:value-type="float" office:value="2008763" calcext:value-type="float">
            <text:p>2008763</text:p>
          </table:table-cell>
          <table:table-cell office:value-type="float" office:value="246.777" calcext:value-type="float">
            <text:p>246.777</text:p>
          </table:table-cell>
          <table:table-cell office:value-type="float" office:value="323.646" calcext:value-type="float">
            <text:p>323.646</text:p>
          </table:table-cell>
          <table:table-cell office:value-type="float" office:value="1.31149" calcext:value-type="float">
            <text:p>1.31149</text:p>
          </table:table-cell>
          <table:table-cell office:value-type="float" office:value="1.34163" calcext:value-type="float">
            <text:p>1.34163</text:p>
          </table:table-cell>
          <table:table-cell office:value-type="string" calcext:value-type="string">
            <text:p><text:s/>row split</text:p>
          </table:table-cell>
          <table:table-cell office:value-type="float" office:value="1.62723" calcext:value-type="float">
            <text:p>1.62723</text:p>
          </table:table-cell>
          <table:table-cell office:value-type="float" office:value="158.012" calcext:value-type="float">
            <text:p>158.012</text:p>
          </table:table-cell>
          <table:table-cell office:value-type="float" office:value="12.457" calcext:value-type="float">
            <text:p>12.457</text:p>
          </table:table-cell>
          <table:table-cell office:value-type="string" calcext:value-type="string">
            <text:p><text:s/>merge path</text:p>
          </table:table-cell>
          <table:table-cell office:value-type="float" office:value="4.36307" calcext:value-type="float">
            <text:p>4.36307</text:p>
          </table:table-cell>
          <table:table-cell office:value-type="float" office:value="58.9314" calcext:value-type="float">
            <text:p>58.9314</text:p>
          </table:table-cell>
          <table:table-cell office:value-type="float" office:value="4.64589" calcext:value-type="float">
            <text:p>4.64589</text:p>
          </table:table-cell>
          <table:table-cell office:value-type="string" calcext:value-type="string">
            <text:p><text:s/>cusparse</text:p>
          </table:table-cell>
          <table:table-cell office:value-type="float" office:value="2.53089" calcext:value-type="float">
            <text:p>2.53089</text:p>
          </table:table-cell>
          <table:table-cell office:value-type="float" office:value="101.594" calcext:value-type="float">
            <text:p>101.594</text:p>
          </table:table-cell>
          <table:table-cell office:value-type="float" office:value="8.00919" calcext:value-type="float">
            <text:p>8.00919</text:p>
          </table:table-cell>
          <table:table-cell office:value-type="string" calcext:value-type="string">
            <text:p><text:s/>cusparse2</text:p>
          </table:table-cell>
          <table:table-cell office:value-type="float" office:value="2.61906" calcext:value-type="float">
            <text:p>2.61906</text:p>
          </table:table-cell>
          <table:table-cell office:value-type="float" office:value="98.1733" calcext:value-type="float">
            <text:p>98.1733</text:p>
          </table:table-cell>
          <table:table-cell office:value-type="float" office:value="7.73955" calcext:value-type="float">
            <text:p>7.73955</text:p>
          </table:table-cell>
          <table:table-cell table:formula="of:=1" office:value-type="float" office:value="1" calcext:value-type="float">
            <text:p>1</text:p>
          </table:table-cell>
          <table:table-cell table:formula="of:=[.W60]/[.S60]" office:value-type="float" office:value="0.966329704510109" calcext:value-type="float">
            <text:p>0.9663297045</text:p>
          </table:table-cell>
          <table:table-cell table:formula="of:=[.K60]/[.S60]" office:value-type="float" office:value="1.55532807055535" calcext:value-type="float">
            <text:p>1.5553280706</text:p>
          </table:table-cell>
          <table:table-cell table:formula="of:=[.O60]/[.S60]" office:value-type="float" office:value="0.580067720534677" calcext:value-type="float">
            <text:p>0.5800677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8_mat11/c8_mat11.mtx</text:p>
          </table:table-cell>
          <table:table-cell office:value-type="float" office:value="4562" calcext:value-type="float">
            <text:p>4562</text:p>
          </table:table-cell>
          <table:table-cell office:value-type="float" office:value="5761" calcext:value-type="float">
            <text:p>5761</text:p>
          </table:table-cell>
          <table:table-cell office:value-type="float" office:value="2462970" calcext:value-type="float">
            <text:p>2462970</text:p>
          </table:table-cell>
          <table:table-cell office:value-type="float" office:value="539.888" calcext:value-type="float">
            <text:p>539.888</text:p>
          </table:table-cell>
          <table:table-cell office:value-type="float" office:value="709.048" calcext:value-type="float">
            <text:p>709.048</text:p>
          </table:table-cell>
          <table:table-cell office:value-type="float" office:value="1.31332" calcext:value-type="float">
            <text:p>1.31332</text:p>
          </table:table-cell>
          <table:table-cell office:value-type="float" office:value="-1.38005" calcext:value-type="float">
            <text:p>-1.38005</text:p>
          </table:table-cell>
          <table:table-cell office:value-type="string" calcext:value-type="string">
            <text:p><text:s/>row split</text:p>
          </table:table-cell>
          <table:table-cell office:value-type="float" office:value="0.179757" calcext:value-type="float">
            <text:p>0.179757</text:p>
          </table:table-cell>
          <table:table-cell office:value-type="string" calcext:value-type="string">
            <text:p>nan</text:p>
          </table:table-cell>
          <table:table-cell office:value-type="float" office:value="122.709" calcext:value-type="float">
            <text:p>122.709</text:p>
          </table:table-cell>
          <table:table-cell office:value-type="string" calcext:value-type="string">
            <text:p><text:s/>merge path</text:p>
          </table:table-cell>
          <table:table-cell office:value-type="float" office:value="5.07088" calcext:value-type="float">
            <text:p>5.07088</text:p>
          </table:table-cell>
          <table:table-cell office:value-type="float" office:value="62.1707" calcext:value-type="float">
            <text:p>62.1707</text:p>
          </table:table-cell>
          <table:table-cell office:value-type="float" office:value="4.34989" calcext:value-type="float">
            <text:p>4.34989</text:p>
          </table:table-cell>
          <table:table-cell office:value-type="string" calcext:value-type="string">
            <text:p><text:s/>cusparse</text:p>
          </table:table-cell>
          <table:table-cell office:value-type="float" office:value="0.62921" calcext:value-type="float">
            <text:p>0.62921</text:p>
          </table:table-cell>
          <table:table-cell office:value-type="string" calcext:value-type="string">
            <text:p>nan</text:p>
          </table:table-cell>
          <table:table-cell office:value-type="float" office:value="35.0563" calcext:value-type="float">
            <text:p>35.0563</text:p>
          </table:table-cell>
          <table:table-cell office:value-type="string" calcext:value-type="string">
            <text:p><text:s/>cusparse2</text:p>
          </table:table-cell>
          <table:table-cell office:value-type="float" office:value="0.0289312" calcext:value-type="float">
            <text:p>0.0289312</text:p>
          </table:table-cell>
          <table:table-cell office:value-type="string" calcext:value-type="string">
            <text:p>nan</text:p>
          </table:table-cell>
          <table:table-cell office:value-type="float" office:value="762.421" calcext:value-type="float">
            <text:p>762.421</text:p>
          </table:table-cell>
          <table:table-cell table:formula="of:=1" office:value-type="float" office:value="1" calcext:value-type="float">
            <text:p>1</text:p>
          </table:table-cell>
          <table:table-cell table:formula="of:=[.W61]/[.S61]" office:value-type="string" office:string-value="" calcext:value-type="error">
            <text:p>#VALUE!</text:p>
          </table:table-cell>
          <table:table-cell table:formula="of:=[.K61]/[.S61]" office:value-type="string" office:string-value="" calcext:value-type="error">
            <text:p>#VALUE!</text:p>
          </table:table-cell>
          <table:table-cell table:formula="of:=[.O61]/[.S61]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web-Stanford/web-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1.3114" calcext:value-type="float">
            <text:p>11.3114</text:p>
          </table:table-cell>
          <table:table-cell office:value-type="float" office:value="1.37891" calcext:value-type="float">
            <text:p>1.37891</text:p>
          </table:table-cell>
          <table:table-cell office:value-type="float" office:value="5.37693" calcext:value-type="float">
            <text:p>5.37693</text:p>
          </table:table-cell>
          <table:table-cell office:value-type="string" calcext:value-type="string">
            <text:p><text:s/>row split</text:p>
          </table:table-cell>
          <table:table-cell office:value-type="float" office:value="14.8746" calcext:value-type="float">
            <text:p>14.8746</text:p>
          </table:table-cell>
          <table:table-cell office:value-type="float" office:value="19.8997" calcext:value-type="float">
            <text:p>19.8997</text:p>
          </table:table-cell>
          <table:table-cell office:value-type="float" office:value="11.023" calcext:value-type="float">
            <text:p>11.023</text:p>
          </table:table-cell>
          <table:table-cell office:value-type="string" calcext:value-type="string">
            <text:p><text:s/>merge path</text:p>
          </table:table-cell>
          <table:table-cell office:value-type="float" office:value="8.90804" calcext:value-type="float">
            <text:p>8.90804</text:p>
          </table:table-cell>
          <table:table-cell office:value-type="float" office:value="33.2284" calcext:value-type="float">
            <text:p>33.2284</text:p>
          </table:table-cell>
          <table:table-cell office:value-type="float" office:value="18.4061" calcext:value-type="float">
            <text:p>18.4061</text:p>
          </table:table-cell>
          <table:table-cell office:value-type="string" calcext:value-type="string">
            <text:p><text:s/>cusparse</text:p>
          </table:table-cell>
          <table:table-cell office:value-type="float" office:value="50.1895" calcext:value-type="float">
            <text:p>50.1895</text:p>
          </table:table-cell>
          <table:table-cell office:value-type="float" office:value="5.89764" calcext:value-type="float">
            <text:p>5.89764</text:p>
          </table:table-cell>
          <table:table-cell office:value-type="float" office:value="3.26686" calcext:value-type="float">
            <text:p>3.26686</text:p>
          </table:table-cell>
          <table:table-cell office:value-type="string" calcext:value-type="string">
            <text:p><text:s/>cusparse2</text:p>
          </table:table-cell>
          <table:table-cell office:value-type="float" office:value="9.5869" calcext:value-type="float">
            <text:p>9.5869</text:p>
          </table:table-cell>
          <table:table-cell office:value-type="float" office:value="30.8754" calcext:value-type="float">
            <text:p>30.8754</text:p>
          </table:table-cell>
          <table:table-cell office:value-type="float" office:value="17.1027" calcext:value-type="float">
            <text:p>17.1027</text:p>
          </table:table-cell>
          <table:table-cell table:formula="of:=1" office:value-type="float" office:value="1" calcext:value-type="float">
            <text:p>1</text:p>
          </table:table-cell>
          <table:table-cell table:formula="of:=[.W62]/[.S62]" office:value-type="float" office:value="5.23521272915946" calcext:value-type="float">
            <text:p>5.2352127292</text:p>
          </table:table-cell>
          <table:table-cell table:formula="of:=[.K62]/[.S62]" office:value-type="float" office:value="3.37418018054679" calcext:value-type="float">
            <text:p>3.3741801805</text:p>
          </table:table-cell>
          <table:table-cell table:formula="of:=[.O62]/[.S62]" office:value-type="float" office:value="5.63418587774093" calcext:value-type="float">
            <text:p>5.6341858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exdata_1/exdata_1.mtx</text:p>
          </table:table-cell>
          <table:table-cell table:number-columns-repeated="2" office:value-type="float" office:value="6001" calcext:value-type="float">
            <text:p>6001</text:p>
          </table:table-cell>
          <table:table-cell office:value-type="float" office:value="2263501" calcext:value-type="float">
            <text:p>2263501</text:p>
          </table:table-cell>
          <table:table-cell office:value-type="float" office:value="377.187" calcext:value-type="float">
            <text:p>377.187</text:p>
          </table:table-cell>
          <table:table-cell office:value-type="float" office:value="649.627" calcext:value-type="float">
            <text:p>649.627</text:p>
          </table:table-cell>
          <table:table-cell office:value-type="float" office:value="1.72229" calcext:value-type="float">
            <text:p>1.72229</text:p>
          </table:table-cell>
          <table:table-cell office:value-type="float" office:value="1.15393" calcext:value-type="float">
            <text:p>1.15393</text:p>
          </table:table-cell>
          <table:table-cell office:value-type="string" calcext:value-type="string">
            <text:p><text:s/>row split</text:p>
          </table:table-cell>
          <table:table-cell office:value-type="float" office:value="1.65308" calcext:value-type="float">
            <text:p>1.65308</text:p>
          </table:table-cell>
          <table:table-cell office:value-type="float" office:value="175.265" calcext:value-type="float">
            <text:p>175.265</text:p>
          </table:table-cell>
          <table:table-cell office:value-type="float" office:value="12.8272" calcext:value-type="float">
            <text:p>12.8272</text:p>
          </table:table-cell>
          <table:table-cell office:value-type="string" calcext:value-type="string">
            <text:p><text:s/>merge path</text:p>
          </table:table-cell>
          <table:table-cell office:value-type="float" office:value="4.85744" calcext:value-type="float">
            <text:p>4.85744</text:p>
          </table:table-cell>
          <table:table-cell office:value-type="float" office:value="59.6463" calcext:value-type="float">
            <text:p>59.6463</text:p>
          </table:table-cell>
          <table:table-cell office:value-type="float" office:value="4.36537" calcext:value-type="float">
            <text:p>4.36537</text:p>
          </table:table-cell>
          <table:table-cell office:value-type="string" calcext:value-type="string">
            <text:p><text:s/>cusparse</text:p>
          </table:table-cell>
          <table:table-cell office:value-type="float" office:value="2.42625" calcext:value-type="float">
            <text:p>2.42625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8.73964" calcext:value-type="float">
            <text:p>8.73964</text:p>
          </table:table-cell>
          <table:table-cell office:value-type="string" calcext:value-type="string">
            <text:p><text:s/>cusparse2</text:p>
          </table:table-cell>
          <table:table-cell office:value-type="float" office:value="2.71306" calcext:value-type="float">
            <text:p>2.71306</text:p>
          </table:table-cell>
          <table:table-cell office:value-type="float" office:value="106.79" calcext:value-type="float">
            <text:p>106.79</text:p>
          </table:table-cell>
          <table:table-cell office:value-type="float" office:value="7.81572" calcext:value-type="float">
            <text:p>7.81572</text:p>
          </table:table-cell>
          <table:table-cell table:formula="of:=1" office:value-type="float" office:value="1" calcext:value-type="float">
            <text:p>1</text:p>
          </table:table-cell>
          <table:table-cell table:formula="of:=[.W63]/[.S63]" office:value-type="float" office:value="0.894283752323848" calcext:value-type="float">
            <text:p>0.8942837523</text:p>
          </table:table-cell>
          <table:table-cell table:formula="of:=[.K63]/[.S63]" office:value-type="float" office:value="1.4677089788467" calcext:value-type="float">
            <text:p>1.4677089788</text:p>
          </table:table-cell>
          <table:table-cell table:formula="of:=[.O63]/[.S63]" office:value-type="float" office:value="0.499491684392115" calcext:value-type="float">
            <text:p>0.4994916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itationCiteseer/citationCiteseer.mtx</text:p>
          </table:table-cell>
          <table:table-cell table:number-columns-repeated="2" office:value-type="float" office:value="268495" calcext:value-type="float">
            <text:p>268495</text:p>
          </table:table-cell>
          <table:table-cell office:value-type="float" office:value="2313294" calcext:value-type="float">
            <text:p>2313294</text:p>
          </table:table-cell>
          <table:table-cell office:value-type="float" office:value="8.61578" calcext:value-type="float">
            <text:p>8.61578</text:p>
          </table:table-cell>
          <table:table-cell office:value-type="float" office:value="16.2825" calcext:value-type="float">
            <text:p>16.2825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7.7068" calcext:value-type="float">
            <text:p>17.7068</text:p>
          </table:table-cell>
          <table:table-cell office:value-type="string" calcext:value-type="string">
            <text:p><text:s/>row split</text:p>
          </table:table-cell>
          <table:table-cell office:value-type="float" office:value="15.3914" calcext:value-type="float">
            <text:p>15.3914</text:p>
          </table:table-cell>
          <table:table-cell office:value-type="float" office:value="19.2382" calcext:value-type="float">
            <text:p>19.2382</text:p>
          </table:table-cell>
          <table:table-cell office:value-type="float" office:value="10.2038" calcext:value-type="float">
            <text:p>10.2038</text:p>
          </table:table-cell>
          <table:table-cell office:value-type="string" calcext:value-type="string">
            <text:p><text:s/>merge path</text:p>
          </table:table-cell>
          <table:table-cell office:value-type="float" office:value="13.1974" calcext:value-type="float">
            <text:p>13.1974</text:p>
          </table:table-cell>
          <table:table-cell office:value-type="float" office:value="22.4363" calcext:value-type="float">
            <text:p>22.4363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<text:s/>cusparse</text:p>
          </table:table-cell>
          <table:table-cell office:value-type="float" office:value="71.9404" calcext:value-type="float">
            <text:p>71.9404</text:p>
          </table:table-cell>
          <table:table-cell office:value-type="float" office:value="4.11593" calcext:value-type="float">
            <text:p>4.11593</text:p>
          </table:table-cell>
          <table:table-cell office:value-type="float" office:value="2.18306" calcext:value-type="float">
            <text:p>2.18306</text:p>
          </table:table-cell>
          <table:table-cell office:value-type="string" calcext:value-type="string">
            <text:p><text:s/>cusparse2</text:p>
          </table:table-cell>
          <table:table-cell office:value-type="float" office:value="10.044" calcext:value-type="float">
            <text:p>10.044</text:p>
          </table:table-cell>
          <table:table-cell office:value-type="float" office:value="29.4804" calcext:value-type="float">
            <text:p>29.4804</text:p>
          </table:table-cell>
          <table:table-cell office:value-type="float" office:value="15.6361" calcext:value-type="float">
            <text:p>15.6361</text:p>
          </table:table-cell>
          <table:table-cell table:formula="of:=1" office:value-type="float" office:value="1" calcext:value-type="float">
            <text:p>1</text:p>
          </table:table-cell>
          <table:table-cell table:formula="of:=[.W64]/[.S64]" office:value-type="float" office:value="7.16251248199071" calcext:value-type="float">
            <text:p>7.162512482</text:p>
          </table:table-cell>
          <table:table-cell table:formula="of:=[.K64]/[.S64]" office:value-type="float" office:value="4.67408337848311" calcext:value-type="float">
            <text:p>4.6740833785</text:p>
          </table:table-cell>
          <table:table-cell table:formula="of:=[.O64]/[.S64]" office:value-type="float" office:value="5.45108881832296" calcext:value-type="float">
            <text:p>5.4510888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neos3/neos3.mtx</text:p>
          </table:table-cell>
          <table:table-cell office:value-type="float" office:value="512209" calcext:value-type="float">
            <text:p>512209</text:p>
          </table:table-cell>
          <table:table-cell office:value-type="float" office:value="518832" calcext:value-type="float">
            <text:p>518832</text:p>
          </table:table-cell>
          <table:table-cell office:value-type="float" office:value="2055024" calcext:value-type="float">
            <text:p>2055024</text:p>
          </table:table-cell>
          <table:table-cell office:value-type="float" office:value="4.01208" calcext:value-type="float">
            <text:p>4.01208</text:p>
          </table:table-cell>
          <table:table-cell office:value-type="float" office:value="9.04866" calcext:value-type="float">
            <text:p>9.04866</text:p>
          </table:table-cell>
          <table:table-cell office:value-type="float" office:value="2.25535" calcext:value-type="float">
            <text:p>2.25535</text:p>
          </table:table-cell>
          <table:table-cell office:value-type="float" office:value="715.678" calcext:value-type="float">
            <text:p>715.678</text:p>
          </table:table-cell>
          <table:table-cell office:value-type="string" calcext:value-type="string">
            <text:p><text:s/>row split</text:p>
          </table:table-cell>
          <table:table-cell office:value-type="float" office:value="23.6708" calcext:value-type="float">
            <text:p>23.6708</text:p>
          </table:table-cell>
          <table:table-cell office:value-type="float" office:value="11.1126" calcext:value-type="float">
            <text:p>11.1126</text:p>
          </table:table-cell>
          <table:table-cell office:value-type="float" office:value="11.8602" calcext:value-type="float">
            <text:p>11.8602</text:p>
          </table:table-cell>
          <table:table-cell office:value-type="string" calcext:value-type="string">
            <text:p><text:s/>merge path</text:p>
          </table:table-cell>
          <table:table-cell office:value-type="float" office:value="6.50743" calcext:value-type="float">
            <text:p>6.50743</text:p>
          </table:table-cell>
          <table:table-cell office:value-type="float" office:value="40.422" calcext:value-type="float">
            <text:p>40.422</text:p>
          </table:table-cell>
          <table:table-cell office:value-type="float" office:value="43.1415" calcext:value-type="float">
            <text:p>43.1415</text:p>
          </table:table-cell>
          <table:table-cell office:value-type="string" calcext:value-type="string">
            <text:p><text:s/>cusparse</text:p>
          </table:table-cell>
          <table:table-cell office:value-type="float" office:value="7.30039" calcext:value-type="float">
            <text:p>7.30039</text:p>
          </table:table-cell>
          <table:table-cell office:value-type="float" office:value="36.0314" calcext:value-type="float">
            <text:p>36.0314</text:p>
          </table:table-cell>
          <table:table-cell office:value-type="float" office:value="38.4555" calcext:value-type="float">
            <text:p>38.4555</text:p>
          </table:table-cell>
          <table:table-cell office:value-type="string" calcext:value-type="string">
            <text:p><text:s/>cusparse2</text:p>
          </table:table-cell>
          <table:table-cell office:value-type="float" office:value="6.16322" calcext:value-type="float">
            <text:p>6.16322</text:p>
          </table:table-cell>
          <table:table-cell office:value-type="float" office:value="42.6795" calcext:value-type="float">
            <text:p>42.6795</text:p>
          </table:table-cell>
          <table:table-cell office:value-type="float" office:value="45.5508" calcext:value-type="float">
            <text:p>45.5508</text:p>
          </table:table-cell>
          <table:table-cell table:formula="of:=1" office:value-type="float" office:value="1" calcext:value-type="float">
            <text:p>1</text:p>
          </table:table-cell>
          <table:table-cell table:formula="of:=[.W65]/[.S65]" office:value-type="float" office:value="1.18450851202007" calcext:value-type="float">
            <text:p>1.184508512</text:p>
          </table:table-cell>
          <table:table-cell table:formula="of:=[.K65]/[.S65]" office:value-type="float" office:value="0.308414327503233" calcext:value-type="float">
            <text:p>0.3084143275</text:p>
          </table:table-cell>
          <table:table-cell table:formula="of:=[.O65]/[.S65]" office:value-type="float" office:value="1.12185482662345" calcext:value-type="float">
            <text:p>1.1218548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net4-1/net4-1.mtx</text:p>
          </table:table-cell>
          <table:table-cell table:number-columns-repeated="2" office:value-type="float" office:value="88343" calcext:value-type="float">
            <text:p>88343</text:p>
          </table:table-cell>
          <table:table-cell office:value-type="float" office:value="2353385" calcext:value-type="float">
            <text:p>2353385</text:p>
          </table:table-cell>
          <table:table-cell office:value-type="float" office:value="26.6392" calcext:value-type="float">
            <text:p>26.6392</text:p>
          </table:table-cell>
          <table:table-cell office:value-type="float" office:value="85.3028" calcext:value-type="float">
            <text:p>85.3028</text:p>
          </table:table-cell>
          <table:table-cell office:value-type="float" office:value="3.20216" calcext:value-type="float">
            <text:p>3.20216</text:p>
          </table:table-cell>
          <table:table-cell office:value-type="float" office:value="50.2176" calcext:value-type="float">
            <text:p>50.2176</text:p>
          </table:table-cell>
          <table:table-cell office:value-type="string" calcext:value-type="string">
            <text:p><text:s/>row split</text:p>
          </table:table-cell>
          <table:table-cell office:value-type="float" office:value="4.95307" calcext:value-type="float">
            <text:p>4.95307</text:p>
          </table:table-cell>
          <table:table-cell office:value-type="float" office:value="60.8175" calcext:value-type="float">
            <text:p>60.8175</text:p>
          </table:table-cell>
          <table:table-cell office:value-type="float" office:value="13.0045" calcext:value-type="float">
            <text:p>13.0045</text:p>
          </table:table-cell>
          <table:table-cell office:value-type="string" calcext:value-type="string">
            <text:p><text:s/>merge path</text:p>
          </table:table-cell>
          <table:table-cell office:value-type="float" office:value="5.64368" calcext:value-type="float">
            <text:p>5.64368</text:p>
          </table:table-cell>
          <table:table-cell office:value-type="float" office:value="53.3754" calcext:value-type="float">
            <text:p>53.3754</text:p>
          </table:table-cell>
          <table:table-cell office:value-type="float" office:value="11.4131" calcext:value-type="float">
            <text:p>11.4131</text:p>
          </table:table-cell>
          <table:table-cell office:value-type="string" calcext:value-type="string">
            <text:p><text:s/>cusparse</text:p>
          </table:table-cell>
          <table:table-cell office:value-type="float" office:value="7.78856" calcext:value-type="float">
            <text:p>7.78856</text:p>
          </table:table-cell>
          <table:table-cell office:value-type="float" office:value="38.6764" calcext:value-type="float">
            <text:p>38.6764</text:p>
          </table:table-cell>
          <table:table-cell office:value-type="float" office:value="8.27009" calcext:value-type="float">
            <text:p>8.27009</text:p>
          </table:table-cell>
          <table:table-cell office:value-type="string" calcext:value-type="string">
            <text:p><text:s/>cusparse2</text:p>
          </table:table-cell>
          <table:table-cell office:value-type="float" office:value="3.62108" calcext:value-type="float">
            <text:p>3.62108</text:p>
          </table:table-cell>
          <table:table-cell office:value-type="float" office:value="83.1887" calcext:value-type="float">
            <text:p>83.1887</text:p>
          </table:table-cell>
          <table:table-cell office:value-type="float" office:value="17.7881" calcext:value-type="float">
            <text:p>17.7881</text:p>
          </table:table-cell>
          <table:table-cell table:formula="of:=1" office:value-type="float" office:value="1" calcext:value-type="float">
            <text:p>1</text:p>
          </table:table-cell>
          <table:table-cell table:formula="of:=[.W66]/[.S66]" office:value-type="float" office:value="2.15089046550351" calcext:value-type="float">
            <text:p>2.1508904655</text:p>
          </table:table-cell>
          <table:table-cell table:formula="of:=[.K66]/[.S66]" office:value-type="float" office:value="1.57247055051659" calcext:value-type="float">
            <text:p>1.5724705505</text:p>
          </table:table-cell>
          <table:table-cell table:formula="of:=[.O66]/[.S66]" office:value-type="float" office:value="1.38005088374306" calcext:value-type="float">
            <text:p>1.3800508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gupta1/gupta1.mtx</text:p>
          </table:table-cell>
          <table:table-cell table:number-columns-repeated="2" office:value-type="float" office:value="31802" calcext:value-type="float">
            <text:p>31802</text:p>
          </table:table-cell>
          <table:table-cell office:value-type="float" office:value="2132409" calcext:value-type="float">
            <text:p>2132409</text:p>
          </table:table-cell>
          <table:table-cell office:value-type="float" office:value="67.0527" calcext:value-type="float">
            <text:p>67.0527</text:p>
          </table:table-cell>
          <table:table-cell office:value-type="float" office:value="360.303" calcext:value-type="float">
            <text:p>360.303</text:p>
          </table:table-cell>
          <table:table-cell office:value-type="float" office:value="5.37343" calcext:value-type="float">
            <text:p>5.37343</text:p>
          </table:table-cell>
          <table:table-cell office:value-type="float" office:value="15.9953" calcext:value-type="float">
            <text:p>15.9953</text:p>
          </table:table-cell>
          <table:table-cell office:value-type="string" calcext:value-type="string">
            <text:p><text:s/>row split</text:p>
          </table:table-cell>
          <table:table-cell office:value-type="float" office:value="3.52443" calcext:value-type="float">
            <text:p>3.52443</text:p>
          </table:table-cell>
          <table:table-cell office:value-type="float" office:value="77.4447" calcext:value-type="float">
            <text:p>77.4447</text:p>
          </table:table-cell>
          <table:table-cell office:value-type="float" office:value="9.49632" calcext:value-type="float">
            <text:p>9.49632</text:p>
          </table:table-cell>
          <table:table-cell office:value-type="string" calcext:value-type="string">
            <text:p><text:s/>merge path</text:p>
          </table:table-cell>
          <table:table-cell office:value-type="float" office:value="5.39956" calcext:value-type="float">
            <text:p>5.39956</text:p>
          </table:table-cell>
          <table:table-cell office:value-type="float" office:value="50.5502" calcext:value-type="float">
            <text:p>50.5502</text:p>
          </table:table-cell>
          <table:table-cell office:value-type="float" office:value="6.19849" calcext:value-type="float">
            <text:p>6.19849</text:p>
          </table:table-cell>
          <table:table-cell office:value-type="string" calcext:value-type="string">
            <text:p><text:s/>cusparse</text:p>
          </table:table-cell>
          <table:table-cell office:value-type="float" office:value="6.30451" calcext:value-type="float">
            <text:p>6.30451</text:p>
          </table:table-cell>
          <table:table-cell office:value-type="float" office:value="43.2942" calcext:value-type="float">
            <text:p>43.2942</text:p>
          </table:table-cell>
          <table:table-cell office:value-type="float" office:value="5.30876" calcext:value-type="float">
            <text:p>5.30876</text:p>
          </table:table-cell>
          <table:table-cell office:value-type="string" calcext:value-type="string">
            <text:p><text:s/>cusparse2</text:p>
          </table:table-cell>
          <table:table-cell office:value-type="float" office:value="4.53643" calcext:value-type="float">
            <text:p>4.53643</text:p>
          </table:table-cell>
          <table:table-cell office:value-type="float" office:value="60.1681" calcext:value-type="float">
            <text:p>60.1681</text:p>
          </table:table-cell>
          <table:table-cell office:value-type="float" office:value="7.37785" calcext:value-type="float">
            <text:p>7.37785</text:p>
          </table:table-cell>
          <table:table-cell table:formula="of:=1" office:value-type="float" office:value="1" calcext:value-type="float">
            <text:p>1</text:p>
          </table:table-cell>
          <table:table-cell table:formula="of:=[.W67]/[.S67]" office:value-type="float" office:value="1.38974966623705" calcext:value-type="float">
            <text:p>1.3897496662</text:p>
          </table:table-cell>
          <table:table-cell table:formula="of:=[.K67]/[.S67]" office:value-type="float" office:value="1.78880080934629" calcext:value-type="float">
            <text:p>1.7888008093</text:p>
          </table:table-cell>
          <table:table-cell table:formula="of:=[.O67]/[.S67]" office:value-type="float" office:value="1.16759750728735" calcext:value-type="float">
            <text:p>1.1675975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c-big/c-big.mtx</text:p>
          </table:table-cell>
          <table:table-cell table:number-columns-repeated="2" office:value-type="float" office:value="345241" calcext:value-type="float">
            <text:p>345241</text:p>
          </table:table-cell>
          <table:table-cell office:value-type="float" office:value="1995771" calcext:value-type="float">
            <text:p>1995771</text:p>
          </table:table-cell>
          <table:table-cell office:value-type="float" office:value="5.78081" calcext:value-type="float">
            <text:p>5.78081</text:p>
          </table:table-cell>
          <table:table-cell office:value-type="float" office:value="36.4441" calcext:value-type="float">
            <text:p>36.4441</text:p>
          </table:table-cell>
          <table:table-cell office:value-type="float" office:value="6.30434" calcext:value-type="float">
            <text:p>6.30434</text:p>
          </table:table-cell>
          <table:table-cell office:value-type="float" office:value="468.091" calcext:value-type="float">
            <text:p>468.091</text:p>
          </table:table-cell>
          <table:table-cell office:value-type="string" calcext:value-type="string">
            <text:p><text:s/>row split</text:p>
          </table:table-cell>
          <table:table-cell office:value-type="float" office:value="19.1241" calcext:value-type="float">
            <text:p>19.1241</text:p>
          </table:table-cell>
          <table:table-cell office:value-type="float" office:value="13.358" calcext:value-type="float">
            <text:p>13.358</text:p>
          </table:table-cell>
          <table:table-cell office:value-type="float" office:value="10.1501" calcext:value-type="float">
            <text:p>10.1501</text:p>
          </table:table-cell>
          <table:table-cell office:value-type="string" calcext:value-type="string">
            <text:p><text:s/>merge path</text:p>
          </table:table-cell>
          <table:table-cell office:value-type="float" office:value="7.75" calcext:value-type="float">
            <text:p>7.75</text:p>
          </table:table-cell>
          <table:table-cell office:value-type="float" office:value="32.9624" calcext:value-type="float">
            <text:p>32.9624</text:p>
          </table:table-cell>
          <table:table-cell office:value-type="float" office:value="25.0465" calcext:value-type="float">
            <text:p>25.0465</text:p>
          </table:table-cell>
          <table:table-cell office:value-type="string" calcext:value-type="string">
            <text:p><text:s/>cusparse</text:p>
          </table:table-cell>
          <table:table-cell office:value-type="float" office:value="8.64247" calcext:value-type="float">
            <text:p>8.64247</text:p>
          </table:table-cell>
          <table:table-cell office:value-type="float" office:value="29.5585" calcext:value-type="float">
            <text:p>29.5585</text:p>
          </table:table-cell>
          <table:table-cell office:value-type="float" office:value="22.4601" calcext:value-type="float">
            <text:p>22.4601</text:p>
          </table:table-cell>
          <table:table-cell office:value-type="string" calcext:value-type="string">
            <text:p><text:s/>cusparse2</text:p>
          </table:table-cell>
          <table:table-cell office:value-type="float" office:value="6.7074" calcext:value-type="float">
            <text:p>6.7074</text:p>
          </table:table-cell>
          <table:table-cell office:value-type="float" office:value="38.0861" calcext:value-type="float">
            <text:p>38.0861</text:p>
          </table:table-cell>
          <table:table-cell office:value-type="float" office:value="28.9398" calcext:value-type="float">
            <text:p>28.9398</text:p>
          </table:table-cell>
          <table:table-cell table:formula="of:=1" office:value-type="float" office:value="1" calcext:value-type="float">
            <text:p>1</text:p>
          </table:table-cell>
          <table:table-cell table:formula="of:=[.W68]/[.S68]" office:value-type="float" office:value="1.28849907809936" calcext:value-type="float">
            <text:p>1.2884990781</text:p>
          </table:table-cell>
          <table:table-cell table:formula="of:=[.K68]/[.S68]" office:value-type="float" office:value="0.451917384170374" calcext:value-type="float">
            <text:p>0.4519173842</text:p>
          </table:table-cell>
          <table:table-cell table:formula="of:=[.O68]/[.S68]" office:value-type="float" office:value="1.11515807635705" calcext:value-type="float">
            <text:p>1.1151580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wheel_601/wheel_601.mtx</text:p>
          </table:table-cell>
          <table:table-cell office:value-type="float" office:value="902103" calcext:value-type="float">
            <text:p>902103</text:p>
          </table:table-cell>
          <table:table-cell office:value-type="float" office:value="723605" calcext:value-type="float">
            <text:p>723605</text:p>
          </table:table-cell>
          <table:table-cell office:value-type="float" office:value="2170814" calcext:value-type="float">
            <text:p>2170814</text:p>
          </table:table-cell>
          <table:table-cell office:value-type="float" office:value="2.40639" calcext:value-type="float">
            <text:p>2.40639</text:p>
          </table:table-cell>
          <table:table-cell office:value-type="float" office:value="15.5202" calcext:value-type="float">
            <text:p>15.5202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38.4778" calcext:value-type="float">
            <text:p>38.4778</text:p>
          </table:table-cell>
          <table:table-cell office:value-type="string" calcext:value-type="string">
            <text:p><text:s/>row split</text:p>
          </table:table-cell>
          <table:table-cell office:value-type="float" office:value="41.8414" calcext:value-type="float">
            <text:p>41.8414</text:p>
          </table:table-cell>
          <table:table-cell office:value-type="float" office:value="6.6409" calcext:value-type="float">
            <text:p>6.6409</text:p>
          </table:table-cell>
          <table:table-cell office:value-type="float" office:value="11.5401" calcext:value-type="float">
            <text:p>11.5401</text:p>
          </table:table-cell>
          <table:table-cell office:value-type="string" calcext:value-type="string">
            <text:p><text:s/>merge path</text:p>
          </table:table-cell>
          <table:table-cell office:value-type="float" office:value="11.302" calcext:value-type="float">
            <text:p>11.302</text:p>
          </table:table-cell>
          <table:table-cell office:value-type="float" office:value="24.5854" calcext:value-type="float">
            <text:p>24.5854</text:p>
          </table:table-cell>
          <table:table-cell office:value-type="float" office:value="42.7227" calcext:value-type="float">
            <text:p>42.7227</text:p>
          </table:table-cell>
          <table:table-cell office:value-type="string" calcext:value-type="string">
            <text:p><text:s/>cusparse</text:p>
          </table:table-cell>
          <table:table-cell office:value-type="float" office:value="17.7548" calcext:value-type="float">
            <text:p>17.7548</text:p>
          </table:table-cell>
          <table:table-cell office:value-type="float" office:value="15.6501" calcext:value-type="float">
            <text:p>15.6501</text:p>
          </table:table-cell>
          <table:table-cell office:value-type="float" office:value="27.1956" calcext:value-type="float">
            <text:p>27.1956</text:p>
          </table:table-cell>
          <table:table-cell office:value-type="string" calcext:value-type="string">
            <text:p><text:s/>cusparse2</text:p>
          </table:table-cell>
          <table:table-cell office:value-type="float" office:value="10.7001" calcext:value-type="float">
            <text:p>10.7001</text:p>
          </table:table-cell>
          <table:table-cell office:value-type="float" office:value="25.9684" calcext:value-type="float">
            <text:p>25.9684</text:p>
          </table:table-cell>
          <table:table-cell office:value-type="float" office:value="45.1259" calcext:value-type="float">
            <text:p>45.1259</text:p>
          </table:table-cell>
          <table:table-cell table:formula="of:=1" office:value-type="float" office:value="1" calcext:value-type="float">
            <text:p>1</text:p>
          </table:table-cell>
          <table:table-cell table:formula="of:=[.W69]/[.S69]" office:value-type="float" office:value="1.65931208107296" calcext:value-type="float">
            <text:p>1.6593120811</text:p>
          </table:table-cell>
          <table:table-cell table:formula="of:=[.K69]/[.S69]" office:value-type="float" office:value="0.424335946735165" calcext:value-type="float">
            <text:p>0.4243359467</text:p>
          </table:table-cell>
          <table:table-cell table:formula="of:=[.O69]/[.S69]" office:value-type="float" office:value="1.57094203870902" calcext:value-type="float">
            <text:p>1.5709420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TSOPF_FS_b162_c4/TSOPF_FS_b162_c4.mtx</text:p>
          </table:table-cell>
          <table:table-cell table:number-columns-repeated="2" office:value-type="float" office:value="40798" calcext:value-type="float">
            <text:p>40798</text:p>
          </table:table-cell>
          <table:table-cell office:value-type="float" office:value="2387797" calcext:value-type="float">
            <text:p>2387797</text:p>
          </table:table-cell>
          <table:table-cell office:value-type="float" office:value="58.5273" calcext:value-type="float">
            <text:p>58.5273</text:p>
          </table:table-cell>
          <table:table-cell office:value-type="float" office:value="495.417" calcext:value-type="float">
            <text:p>495.417</text:p>
          </table:table-cell>
          <table:table-cell office:value-type="float" office:value="8.46471" calcext:value-type="float">
            <text:p>8.46471</text:p>
          </table:table-cell>
          <table:table-cell office:value-type="float" office:value="39.88" calcext:value-type="float">
            <text:p>39.88</text:p>
          </table:table-cell>
          <table:table-cell office:value-type="string" calcext:value-type="string">
            <text:p><text:s/>row split</text:p>
          </table:table-cell>
          <table:table-cell office:value-type="float" office:value="3.33655" calcext:value-type="float">
            <text:p>3.33655</text:p>
          </table:table-cell>
          <table:table-cell office:value-type="float" office:value="91.603" calcext:value-type="float">
            <text:p>91.603</text:p>
          </table:table-cell>
          <table:table-cell office:value-type="float" office:value="12.0346" calcext:value-type="float">
            <text:p>12.0346</text:p>
          </table:table-cell>
          <table:table-cell office:value-type="string" calcext:value-type="string">
            <text:p><text:s/>merge path</text:p>
          </table:table-cell>
          <table:table-cell office:value-type="float" office:value="6.00893" calcext:value-type="float">
            <text:p>6.00893</text:p>
          </table:table-cell>
          <table:table-cell office:value-type="float" office:value="50.8639" calcext:value-type="float">
            <text:p>50.8639</text:p>
          </table:table-cell>
          <table:table-cell office:value-type="float" office:value="6.68241" calcext:value-type="float">
            <text:p>6.68241</text:p>
          </table:table-cell>
          <table:table-cell office:value-type="string" calcext:value-type="string">
            <text:p><text:s/>cusparse</text:p>
          </table:table-cell>
          <table:table-cell office:value-type="float" office:value="7.47828" calcext:value-type="float">
            <text:p>7.47828</text:p>
          </table:table-cell>
          <table:table-cell office:value-type="float" office:value="40.8701" calcext:value-type="float">
            <text:p>40.8701</text:p>
          </table:table-cell>
          <table:table-cell office:value-type="float" office:value="5.36944" calcext:value-type="float">
            <text:p>5.36944</text:p>
          </table:table-cell>
          <table:table-cell office:value-type="string" calcext:value-type="string">
            <text:p><text:s/>cusparse2</text:p>
          </table:table-cell>
          <table:table-cell office:value-type="float" office:value="8.41849" calcext:value-type="float">
            <text:p>8.41849</text:p>
          </table:table-cell>
          <table:table-cell office:value-type="float" office:value="36.3056" calcext:value-type="float">
            <text:p>36.3056</text:p>
          </table:table-cell>
          <table:table-cell office:value-type="float" office:value="4.76976" calcext:value-type="float">
            <text:p>4.76976</text:p>
          </table:table-cell>
          <table:table-cell table:formula="of:=1" office:value-type="float" office:value="1" calcext:value-type="float">
            <text:p>1</text:p>
          </table:table-cell>
          <table:table-cell table:formula="of:=[.W70]/[.S70]" office:value-type="float" office:value="0.888316886917331" calcext:value-type="float">
            <text:p>0.8883168869</text:p>
          </table:table-cell>
          <table:table-cell table:formula="of:=[.K70]/[.S70]" office:value-type="float" office:value="2.24132067208057" calcext:value-type="float">
            <text:p>2.2413206721</text:p>
          </table:table-cell>
          <table:table-cell table:formula="of:=[.O70]/[.S70]" office:value-type="float" office:value="1.24452594928811" calcext:value-type="float">
            <text:p>1.2445259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Stanford/Stanford.mtx</text:p>
          </table:table-cell>
          <table:table-cell table:number-columns-repeated="2" office:value-type="float" office:value="281903" calcext:value-type="float">
            <text:p>281903</text:p>
          </table:table-cell>
          <table:table-cell office:value-type="float" office:value="2312497" calcext:value-type="float">
            <text:p>2312497</text:p>
          </table:table-cell>
          <table:table-cell office:value-type="float" office:value="8.20317" calcext:value-type="float">
            <text:p>8.20317</text:p>
          </table:table-cell>
          <table:table-cell office:value-type="float" office:value="166.332" calcext:value-type="float">
            <text:p>166.332</text:p>
          </table:table-cell>
          <table:table-cell office:value-type="float" office:value="20.2765" calcext:value-type="float">
            <text:p>20.2765</text:p>
          </table:table-cell>
          <table:table-cell office:value-type="float" office:value="116.239" calcext:value-type="float">
            <text:p>116.239</text:p>
          </table:table-cell>
          <table:table-cell office:value-type="string" calcext:value-type="string">
            <text:p><text:s/>row split</text:p>
          </table:table-cell>
          <table:table-cell office:value-type="float" office:value="20.0282" calcext:value-type="float">
            <text:p>20.0282</text:p>
          </table:table-cell>
          <table:table-cell office:value-type="float" office:value="14.7792" calcext:value-type="float">
            <text:p>14.7792</text:p>
          </table:table-cell>
          <table:table-cell office:value-type="float" office:value="8.18656" calcext:value-type="float">
            <text:p>8.18656</text:p>
          </table:table-cell>
          <table:table-cell office:value-type="string" calcext:value-type="string">
            <text:p><text:s/>merge path</text:p>
          </table:table-cell>
          <table:table-cell office:value-type="float" office:value="13.6686" calcext:value-type="float">
            <text:p>13.6686</text:p>
          </table:table-cell>
          <table:table-cell office:value-type="float" office:value="21.6554" calcext:value-type="float">
            <text:p>21.6554</text:p>
          </table:table-cell>
          <table:table-cell office:value-type="float" office:value="11.9955" calcext:value-type="float">
            <text:p>11.9955</text:p>
          </table:table-cell>
          <table:table-cell office:value-type="string" calcext:value-type="string">
            <text:p><text:s/>cusparse</text:p>
          </table:table-cell>
          <table:table-cell office:value-type="float" office:value="65.6635" calcext:value-type="float">
            <text:p>65.6635</text:p>
          </table:table-cell>
          <table:table-cell office:value-type="float" office:value="4.50783" calcext:value-type="float">
            <text:p>4.50783</text:p>
          </table:table-cell>
          <table:table-cell office:value-type="float" office:value="2.497" calcext:value-type="float">
            <text:p>2.497</text:p>
          </table:table-cell>
          <table:table-cell office:value-type="string" calcext:value-type="string">
            <text:p><text:s/>cusparse2</text:p>
          </table:table-cell>
          <table:table-cell office:value-type="float" office:value="10.4511" calcext:value-type="float">
            <text:p>10.4511</text:p>
          </table:table-cell>
          <table:table-cell office:value-type="float" office:value="28.3223" calcext:value-type="float">
            <text:p>28.3223</text:p>
          </table:table-cell>
          <table:table-cell office:value-type="float" office:value="15.6885" calcext:value-type="float">
            <text:p>15.6885</text:p>
          </table:table-cell>
          <table:table-cell table:formula="of:=1" office:value-type="float" office:value="1" calcext:value-type="float">
            <text:p>1</text:p>
          </table:table-cell>
          <table:table-cell table:formula="of:=[.W71]/[.S71]" office:value-type="float" office:value="6.28291217725602" calcext:value-type="float">
            <text:p>6.2829121773</text:p>
          </table:table-cell>
          <table:table-cell table:formula="of:=[.K71]/[.S71]" office:value-type="float" office:value="3.27856196884088" calcext:value-type="float">
            <text:p>3.2785619688</text:p>
          </table:table-cell>
          <table:table-cell table:formula="of:=[.O71]/[.S71]" office:value-type="float" office:value="4.80395223422356" calcext:value-type="float">
            <text:p>4.8039522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ASIC_320k/ASIC_320k.mtx</text:p>
          </table:table-cell>
          <table:table-cell table:number-columns-repeated="2" office:value-type="float" office:value="321821" calcext:value-type="float">
            <text:p>321821</text:p>
          </table:table-cell>
          <table:table-cell office:value-type="float" office:value="2635364" calcext:value-type="float">
            <text:p>2635364</text:p>
          </table:table-cell>
          <table:table-cell office:value-type="float" office:value="8.18891" calcext:value-type="float">
            <text:p>8.18891</text:p>
          </table:table-cell>
          <table:table-cell office:value-type="float" office:value="502.951" calcext:value-type="float">
            <text:p>502.951</text:p>
          </table:table-cell>
          <table:table-cell office:value-type="float" office:value="61.4186" calcext:value-type="float">
            <text:p>61.4186</text:p>
          </table:table-cell>
          <table:table-cell office:value-type="float" office:value="401.038" calcext:value-type="float">
            <text:p>401.038</text:p>
          </table:table-cell>
          <table:table-cell office:value-type="string" calcext:value-type="string">
            <text:p><text:s/>row split</text:p>
          </table:table-cell>
          <table:table-cell office:value-type="float" office:value="34.6676" calcext:value-type="float">
            <text:p>34.6676</text:p>
          </table:table-cell>
          <table:table-cell office:value-type="float" office:value="9.7303" calcext:value-type="float">
            <text:p>9.7303</text:p>
          </table:table-cell>
          <table:table-cell office:value-type="float" office:value="5.39819" calcext:value-type="float">
            <text:p>5.39819</text:p>
          </table:table-cell>
          <table:table-cell office:value-type="string" calcext:value-type="string">
            <text:p><text:s/>merge path</text:p>
          </table:table-cell>
          <table:table-cell office:value-type="float" office:value="8.55337" calcext:value-type="float">
            <text:p>8.55337</text:p>
          </table:table-cell>
          <table:table-cell office:value-type="float" office:value="39.4379" calcext:value-type="float">
            <text:p>39.4379</text:p>
          </table:table-cell>
          <table:table-cell office:value-type="float" office:value="21.8794" calcext:value-type="float">
            <text:p>21.8794</text:p>
          </table:table-cell>
          <table:table-cell office:value-type="string" calcext:value-type="string">
            <text:p><text:s/>cusparse</text:p>
          </table:table-cell>
          <table:table-cell office:value-type="float" office:value="14.7592" calcext:value-type="float">
            <text:p>14.7592</text:p>
          </table:table-cell>
          <table:table-cell office:value-type="float" office:value="22.8554" calcext:value-type="float">
            <text:p>22.8554</text:p>
          </table:table-cell>
          <table:table-cell office:value-type="float" office:value="12.6797" calcext:value-type="float">
            <text:p>12.6797</text:p>
          </table:table-cell>
          <table:table-cell office:value-type="string" calcext:value-type="string">
            <text:p><text:s/>cusparse2</text:p>
          </table:table-cell>
          <table:table-cell office:value-type="float" office:value="13.132" calcext:value-type="float">
            <text:p>13.132</text:p>
          </table:table-cell>
          <table:table-cell office:value-type="float" office:value="25.6873" calcext:value-type="float">
            <text:p>25.6873</text:p>
          </table:table-cell>
          <table:table-cell office:value-type="float" office:value="14.2508" calcext:value-type="float">
            <text:p>14.2508</text:p>
          </table:table-cell>
          <table:table-cell table:formula="of:=1" office:value-type="float" office:value="1" calcext:value-type="float">
            <text:p>1</text:p>
          </table:table-cell>
          <table:table-cell table:formula="of:=[.W72]/[.S72]" office:value-type="float" office:value="1.1239050727618" calcext:value-type="float">
            <text:p>1.1239050728</text:p>
          </table:table-cell>
          <table:table-cell table:formula="of:=[.K72]/[.S72]" office:value-type="float" office:value="0.425733087147895" calcext:value-type="float">
            <text:p>0.4257330871</text:p>
          </table:table-cell>
          <table:table-cell table:formula="of:=[.O72]/[.S72]" office:value-type="float" office:value="1.72553969740193" calcext:value-type="float">
            <text:p>1.7255396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/data-2/gunrock_dataset/large/benchmark/ins2/ins2.mtx</text:p>
          </table:table-cell>
          <table:table-cell table:number-columns-repeated="2" office:value-type="float" office:value="309412" calcext:value-type="float">
            <text:p>309412</text:p>
          </table:table-cell>
          <table:table-cell office:value-type="float" office:value="2442073" calcext:value-type="float">
            <text:p>2442073</text:p>
          </table:table-cell>
          <table:table-cell office:value-type="float" office:value="7.89263" calcext:value-type="float">
            <text:p>7.89263</text:p>
          </table:table-cell>
          <table:table-cell office:value-type="float" office:value="590.355" calcext:value-type="float">
            <text:p>590.355</text:p>
          </table:table-cell>
          <table:table-cell office:value-type="float" office:value="74.7983" calcext:value-type="float">
            <text:p>74.7983</text:p>
          </table:table-cell>
          <table:table-cell office:value-type="float" office:value="471.551" calcext:value-type="float">
            <text:p>471.551</text:p>
          </table:table-cell>
          <table:table-cell office:value-type="string" calcext:value-type="string">
            <text:p><text:s/>row split</text:p>
          </table:table-cell>
          <table:table-cell office:value-type="float" office:value="58.9071" calcext:value-type="float">
            <text:p>58.9071</text:p>
          </table:table-cell>
          <table:table-cell office:value-type="float" office:value="5.30641" calcext:value-type="float">
            <text:p>5.30641</text:p>
          </table:table-cell>
          <table:table-cell office:value-type="float" office:value="3.04196" calcext:value-type="float">
            <text:p>3.04196</text:p>
          </table:table-cell>
          <table:table-cell office:value-type="string" calcext:value-type="string">
            <text:p><text:s/>merge path</text:p>
          </table:table-cell>
          <table:table-cell office:value-type="float" office:value="8.2753" calcext:value-type="float">
            <text:p>8.2753</text:p>
          </table:table-cell>
          <table:table-cell office:value-type="float" office:value="37.7733" calcext:value-type="float">
            <text:p>37.7733</text:p>
          </table:table-cell>
          <table:table-cell office:value-type="float" office:value="21.654" calcext:value-type="float">
            <text:p>21.654</text:p>
          </table:table-cell>
          <table:table-cell office:value-type="string" calcext:value-type="string">
            <text:p><text:s/>cusparse</text:p>
          </table:table-cell>
          <table:table-cell office:value-type="float" office:value="20.2693" calcext:value-type="float">
            <text:p>20.2693</text:p>
          </table:table-cell>
          <table:table-cell office:value-type="float" office:value="15.4216" calcext:value-type="float">
            <text:p>15.4216</text:p>
          </table:table-cell>
          <table:table-cell office:value-type="float" office:value="8.84062" calcext:value-type="float">
            <text:p>8.84062</text:p>
          </table:table-cell>
          <table:table-cell office:value-type="string" calcext:value-type="string">
            <text:p><text:s/>cusparse2</text:p>
          </table:table-cell>
          <table:table-cell office:value-type="float" office:value="24.5861" calcext:value-type="float">
            <text:p>24.5861</text:p>
          </table:table-cell>
          <table:table-cell office:value-type="float" office:value="12.7139" calcext:value-type="float">
            <text:p>12.7139</text:p>
          </table:table-cell>
          <table:table-cell office:value-type="float" office:value="7.2884" calcext:value-type="float">
            <text:p>7.2884</text:p>
          </table:table-cell>
          <table:table-cell table:formula="of:=1" office:value-type="float" office:value="1" calcext:value-type="float">
            <text:p>1</text:p>
          </table:table-cell>
          <table:table-cell table:formula="of:=[.W73]/[.S73]" office:value-type="float" office:value="0.824421590496447" calcext:value-type="float">
            <text:p>0.8244215905</text:p>
          </table:table-cell>
          <table:table-cell table:formula="of:=[.K73]/[.S73]" office:value-type="float" office:value="0.344089458940706" calcext:value-type="float">
            <text:p>0.3440894589</text:p>
          </table:table-cell>
          <table:table-cell table:formula="of:=[.O73]/[.S73]" office:value-type="float" office:value="2.44937619961612" calcext:value-type="float">
            <text:p>2.4493761996</text:p>
          </table:table-cell>
          <table:table-cell table:number-columns-repeated="9"/>
        </table:table-row>
        <table:table-row table:style-name="ro1">
          <table:table-cell table:number-columns-repeated="25"/>
          <table:table-cell table:formula="of:=GEOMEAN([.Z2:.Z73])" office:value-type="string" office:string-value="" calcext:value-type="error">
            <text:p>#VALUE!</text:p>
          </table:table-cell>
          <table:table-cell table:formula="of:=GEOMEAN([.AA2:.AA73])" office:value-type="string" office:string-value="" calcext:value-type="error">
            <text:p>#VALUE!</text:p>
          </table:table-cell>
          <table:table-cell table:formula="of:=GEOMEAN([.AB2:.AB73])" office:value-type="string" office:string-value="" calcext:value-type="error">
            <text:p>#VALUE!</text:p>
          </table:table-cell>
          <table:table-cell table:number-columns-repeated="9"/>
        </table:table-row>
        <table:table-row table:style-name="ro1">
          <table:table-cell table:number-columns-repeated="25"/>
          <table:table-cell table:formula="of:=HARMEAN([.Z2:.Z73])" office:value-type="string" office:string-value="" calcext:value-type="error">
            <text:p>#VALUE!</text:p>
          </table:table-cell>
          <table:table-cell table:formula="of:=HARMEAN([.AA2:.AA73])" office:value-type="string" office:string-value="" calcext:value-type="error">
            <text:p>#VALUE!</text:p>
          </table:table-cell>
          <table:table-cell table:formula="of:=HARMEAN([.AB2:.AB73])" office:value-type="string" office:string-value="" calcext:value-type="error">
            <text:p>#VALUE!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X73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7-10-10T16:28:31.225917433</dc:date>
    <dc:creator>Carl Yang</dc:creator>
    <meta:editing-duration>P0D</meta:editing-duration>
    <meta:editing-cycles>1</meta:editing-cycles>
    <meta:document-statistic meta:table-count="1" meta:cell-count="20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7cm" svg:height="17.133cm" xlink:href=".." xlink:type="simple" chart:class="chart:scatter" chart:style-name="ch1">
        <chart:legend chart:legend-position="end" svg:x="27.173cm" svg:y="7.52cm" style:legend-expansion="high" chart:style-name="ch2"/>
        <chart:plot-area chart:style-name="ch3" table:cell-range-address="Sheet1.G1:Sheet1.G73 Sheet1.Y1:Sheet1.AB73" chart:data-source-has-labels="row" svg:x="0.589cm" svg:y="0.342cm" svg:width="25.995cm" svg:height="16.449cm">
          <chartooo:coordinate-region svg:x="1.396cm" svg:y="0.541cm" svg:width="24.908cm" svg:height="15.6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Y2:Sheet1.Y73" chart:label-cell-address="Sheet1.Y1:Sheet1.Y1" chart:class="chart:scatter">
            <chart:domain table:cell-range-address="Sheet1.G2:Sheet1.G73"/>
            <chart:data-point chart:repeated="72"/>
          </chart:series>
          <chart:series chart:style-name="ch8" chart:values-cell-range-address="Sheet1.Z2:Sheet1.Z73" chart:label-cell-address="Sheet1.Z1:Sheet1.Z1" chart:class="chart:scatter">
            <chart:data-point chart:repeated="72"/>
          </chart:series>
          <chart:series chart:style-name="ch9" chart:values-cell-range-address="Sheet1.AA2:Sheet1.AA73" chart:label-cell-address="Sheet1.AA1:Sheet1.AA1" chart:class="chart:scatter">
            <chart:data-point chart:repeated="72"/>
          </chart:series>
          <chart:series chart:style-name="ch10" chart:values-cell-range-address="Sheet1.AB2:Sheet1.AB73" chart:label-cell-address="Sheet1.AB1:Sheet1.AB1" chart:class="chart:scatte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u</text:p>
                <draw:g>
                  <svg:desc>Sheet1.Y1:Sheet1.Y1</svg:desc>
                </draw:g>
              </table:table-cell>
              <table:table-cell office:value-type="string">
                <text:p>cu2</text:p>
                <draw:g>
                  <svg:desc>Sheet1.Z1:Sheet1.Z1</svg:desc>
                </draw:g>
              </table:table-cell>
              <table:table-cell office:value-type="string">
                <text:p>row</text:p>
                <draw:g>
                  <svg:desc>Sheet1.AA1:Sheet1.AA1</svg:desc>
                </draw:g>
              </table:table-cell>
              <table:table-cell office:value-type="string">
                <text:p>merge</text:p>
                <draw:g>
                  <svg:desc>Sheet1.AB1:Sheet1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">
                <text:p>1</text:p>
                <draw:g>
                  <svg:desc>Sheet1.Y2:Sheet1.Y73</svg:desc>
                </draw:g>
              </table:table-cell>
              <table:table-cell office:value-type="float" office:value="1.25708232278055">
                <text:p>1.25708232278055</text:p>
                <draw:g>
                  <svg:desc>Sheet1.Z2:Sheet1.Z73</svg:desc>
                </draw:g>
              </table:table-cell>
              <table:table-cell office:value-type="float" office:value="0.380308283919992">
                <text:p>0.380308283919992</text:p>
                <draw:g>
                  <svg:desc>Sheet1.AA2:Sheet1.AA73</svg:desc>
                </draw:g>
              </table:table-cell>
              <table:table-cell office:value-type="float" office:value="0.999926225804369">
                <text:p>0.999926225804369</text:p>
                <draw:g>
                  <svg:desc>Sheet1.AB2:Sheet1.AB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1">
                <text:p>1</text:p>
              </table:table-cell>
              <table:table-cell office:value-type="float" office:value="1.10356805501329">
                <text:p>1.10356805501329</text:p>
              </table:table-cell>
              <table:table-cell office:value-type="float" office:value="0.281325961284147">
                <text:p>0.281325961284147</text:p>
              </table:table-cell>
              <table:table-cell office:value-type="float" office:value="1.04307107142407">
                <text:p>1.04307107142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1">
                <text:p>1</text:p>
              </table:table-cell>
              <table:table-cell office:value-type="float" office:value="1.53532403753398">
                <text:p>1.53532403753398</text:p>
              </table:table-cell>
              <table:table-cell office:value-type="float" office:value="0.485062410476775">
                <text:p>0.485062410476775</text:p>
              </table:table-cell>
              <table:table-cell office:value-type="float" office:value="1.25936449472361">
                <text:p>1.25936449472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1">
                <text:p>1</text:p>
              </table:table-cell>
              <table:table-cell office:value-type="float" office:value="1.31815351547926">
                <text:p>1.31815351547926</text:p>
              </table:table-cell>
              <table:table-cell office:value-type="float" office:value="1.11846573653992">
                <text:p>1.11846573653992</text:p>
              </table:table-cell>
              <table:table-cell office:value-type="float" office:value="0.703006719374132">
                <text:p>0.703006719374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1">
                <text:p>1</text:p>
              </table:table-cell>
              <table:table-cell office:value-type="float" office:value="2.81995895799347">
                <text:p>2.81995895799347</text:p>
              </table:table-cell>
              <table:table-cell office:value-type="float" office:value="1.43662502927319">
                <text:p>1.43662502927319</text:p>
              </table:table-cell>
              <table:table-cell office:value-type="float" office:value="1.80130746972457">
                <text:p>1.801307469724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1">
                <text:p>1</text:p>
              </table:table-cell>
              <table:table-cell office:value-type="float" office:value="1.13744094515185">
                <text:p>1.13744094515185</text:p>
              </table:table-cell>
              <table:table-cell office:value-type="float" office:value="0.466694437016162">
                <text:p>0.466694437016162</text:p>
              </table:table-cell>
              <table:table-cell office:value-type="float" office:value="0.858851198924842">
                <text:p>0.8588511989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1">
                <text:p>1</text:p>
              </table:table-cell>
              <table:table-cell office:value-type="float" office:value="1.32955877610152">
                <text:p>1.32955877610152</text:p>
              </table:table-cell>
              <table:table-cell office:value-type="float" office:value="0.974249141254102">
                <text:p>0.974249141254102</text:p>
              </table:table-cell>
              <table:table-cell office:value-type="float" office:value="0.732356675181604">
                <text:p>0.732356675181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1">
                <text:p>1</text:p>
              </table:table-cell>
              <table:table-cell office:value-type="float" office:value="1.42450762704794">
                <text:p>1.42450762704794</text:p>
              </table:table-cell>
              <table:table-cell office:value-type="float" office:value="0.851907885026343">
                <text:p>0.851907885026343</text:p>
              </table:table-cell>
              <table:table-cell office:value-type="float" office:value="0.818259993454279">
                <text:p>0.818259993454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1">
                <text:p>1</text:p>
              </table:table-cell>
              <table:table-cell office:value-type="float" office:value="1.30715721852024">
                <text:p>1.30715721852024</text:p>
              </table:table-cell>
              <table:table-cell office:value-type="float" office:value="1.06459919550394">
                <text:p>1.06459919550394</text:p>
              </table:table-cell>
              <table:table-cell office:value-type="float" office:value="0.718660709546367">
                <text:p>0.718660709546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1">
                <text:p>1</text:p>
              </table:table-cell>
              <table:table-cell office:value-type="float" office:value="5.97315942653875">
                <text:p>5.97315942653875</text:p>
              </table:table-cell>
              <table:table-cell office:value-type="float" office:value="2.73176493837807">
                <text:p>2.73176493837807</text:p>
              </table:table-cell>
              <table:table-cell office:value-type="float" office:value="2.89737163594553">
                <text:p>2.897371635945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1">
                <text:p>1</text:p>
              </table:table-cell>
              <table:table-cell office:value-type="float" office:value="1.72619943360342">
                <text:p>1.72619943360342</text:p>
              </table:table-cell>
              <table:table-cell office:value-type="float" office:value="1.28033416641775">
                <text:p>1.28033416641775</text:p>
              </table:table-cell>
              <table:table-cell office:value-type="float" office:value="1.02557859036067">
                <text:p>1.02557859036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">
                <text:p>1</text:p>
              </table:table-cell>
              <table:table-cell office:value-type="float" office:value="1.1369561860956">
                <text:p>1.1369561860956</text:p>
              </table:table-cell>
              <table:table-cell office:value-type="float" office:value="1.59208801034223">
                <text:p>1.59208801034223</text:p>
              </table:table-cell>
              <table:table-cell office:value-type="float" office:value="0.662971916054652">
                <text:p>0.662971916054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1">
                <text:p>1</text:p>
              </table:table-cell>
              <table:table-cell office:value-type="float" office:value="1.40610998040675">
                <text:p>1.40610998040675</text:p>
              </table:table-cell>
              <table:table-cell office:value-type="float" office:value="0.701423168638649">
                <text:p>0.701423168638649</text:p>
              </table:table-cell>
              <table:table-cell office:value-type="float" office:value="0.967688224304743">
                <text:p>0.9676882243047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1">
                <text:p>1</text:p>
              </table:table-cell>
              <table:table-cell office:value-type="float" office:value="1.34940188319985">
                <text:p>1.34940188319985</text:p>
              </table:table-cell>
              <table:table-cell office:value-type="float" office:value="0.505434227577145">
                <text:p>0.505434227577145</text:p>
              </table:table-cell>
              <table:table-cell office:value-type="float" office:value="1.09869891723952">
                <text:p>1.09869891723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1">
                <text:p>1</text:p>
              </table:table-cell>
              <table:table-cell office:value-type="float" office:value="1.26387869432871">
                <text:p>1.26387869432871</text:p>
              </table:table-cell>
              <table:table-cell office:value-type="float" office:value="1.11729021394184">
                <text:p>1.11729021394184</text:p>
              </table:table-cell>
              <table:table-cell office:value-type="float" office:value="0.755707454502278">
                <text:p>0.755707454502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1">
                <text:p>1</text:p>
              </table:table-cell>
              <table:table-cell office:value-type="float" office:value="1.32480854137142">
                <text:p>1.32480854137142</text:p>
              </table:table-cell>
              <table:table-cell office:value-type="float" office:value="0.692167229913878">
                <text:p>0.692167229913878</text:p>
              </table:table-cell>
              <table:table-cell office:value-type="float" office:value="0.798103128747411">
                <text:p>0.798103128747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1">
                <text:p>1</text:p>
              </table:table-cell>
              <table:table-cell office:value-type="float" office:value="2.58941405703085">
                <text:p>2.58941405703085</text:p>
              </table:table-cell>
              <table:table-cell office:value-type="float" office:value="0.764158538292808">
                <text:p>0.764158538292808</text:p>
              </table:table-cell>
              <table:table-cell office:value-type="float" office:value="1.68515191114015">
                <text:p>1.68515191114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1">
                <text:p>1</text:p>
              </table:table-cell>
              <table:table-cell office:value-type="float" office:value="2.58838531210607">
                <text:p>2.58838531210607</text:p>
              </table:table-cell>
              <table:table-cell office:value-type="float" office:value="0.764128810868855">
                <text:p>0.764128810868855</text:p>
              </table:table-cell>
              <table:table-cell office:value-type="float" office:value="1.68458494794341">
                <text:p>1.684584947943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1">
                <text:p>1</text:p>
              </table:table-cell>
              <table:table-cell office:value-type="float" office:value="1.13946616775649">
                <text:p>1.13946616775649</text:p>
              </table:table-cell>
              <table:table-cell office:value-type="float" office:value="1.71712630696031">
                <text:p>1.71712630696031</text:p>
              </table:table-cell>
              <table:table-cell office:value-type="float" office:value="0.719640154057812">
                <text:p>0.719640154057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1">
                <text:p>1</text:p>
              </table:table-cell>
              <table:table-cell office:value-type="float" office:value="1.26798743136107">
                <text:p>1.26798743136107</text:p>
              </table:table-cell>
              <table:table-cell office:value-type="float" office:value="1.13222266807622">
                <text:p>1.13222266807622</text:p>
              </table:table-cell>
              <table:table-cell office:value-type="float" office:value="0.737751642734972">
                <text:p>0.737751642734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1">
                <text:p>1</text:p>
              </table:table-cell>
              <table:table-cell office:value-type="float" office:value="1.26757416442612">
                <text:p>1.26757416442612</text:p>
              </table:table-cell>
              <table:table-cell office:value-type="float" office:value="1.13161471004394">
                <text:p>1.13161471004394</text:p>
              </table:table-cell>
              <table:table-cell office:value-type="float" office:value="0.737571313229287">
                <text:p>0.7375713132292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1">
                <text:p>1</text:p>
              </table:table-cell>
              <table:table-cell office:value-type="float" office:value="1.28459945679942">
                <text:p>1.28459945679942</text:p>
              </table:table-cell>
              <table:table-cell office:value-type="float" office:value="1.04191384085836">
                <text:p>1.04191384085836</text:p>
              </table:table-cell>
              <table:table-cell office:value-type="float" office:value="0.7394196896765">
                <text:p>0.73941968967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1">
                <text:p>1</text:p>
              </table:table-cell>
              <table:table-cell office:value-type="float" office:value="1.27616086393293">
                <text:p>1.27616086393293</text:p>
              </table:table-cell>
              <table:table-cell office:value-type="float" office:value="1.08240463781203">
                <text:p>1.08240463781203</text:p>
              </table:table-cell>
              <table:table-cell office:value-type="float" office:value="0.726195054277993">
                <text:p>0.7261950542779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1">
                <text:p>1</text:p>
              </table:table-cell>
              <table:table-cell office:value-type="float" office:value="1.36671911105273">
                <text:p>1.36671911105273</text:p>
              </table:table-cell>
              <table:table-cell office:value-type="float" office:value="1.03935717313812">
                <text:p>1.03935717313812</text:p>
              </table:table-cell>
              <table:table-cell office:value-type="float" office:value="0.797932875166439">
                <text:p>0.797932875166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1">
                <text:p>1</text:p>
              </table:table-cell>
              <table:table-cell office:value-type="float" office:value="2.32358590482345">
                <text:p>2.32358590482345</text:p>
              </table:table-cell>
              <table:table-cell office:value-type="float" office:value="3.48470569228284">
                <text:p>3.48470569228284</text:p>
              </table:table-cell>
              <table:table-cell office:value-type="float" office:value="1.31837785197551">
                <text:p>1.318377851975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1">
                <text:p>1</text:p>
              </table:table-cell>
              <table:table-cell office:value-type="float" office:value="1.28695210604403">
                <text:p>1.28695210604403</text:p>
              </table:table-cell>
              <table:table-cell office:value-type="float" office:value="1.23400061808581">
                <text:p>1.23400061808581</text:p>
              </table:table-cell>
              <table:table-cell office:value-type="float" office:value="0.709463765681363">
                <text:p>0.7094637656813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1">
                <text:p>1</text:p>
              </table:table-cell>
              <table:table-cell office:value-type="float" office:value="1.28832601604333">
                <text:p>1.28832601604333</text:p>
              </table:table-cell>
              <table:table-cell office:value-type="float" office:value="1.23768412900314">
                <text:p>1.23768412900314</text:p>
              </table:table-cell>
              <table:table-cell office:value-type="float" office:value="0.711122622735572">
                <text:p>0.711122622735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">
                <text:p>1</text:p>
              </table:table-cell>
              <table:table-cell office:value-type="float" office:value="1.09825590136822">
                <text:p>1.09825590136822</text:p>
              </table:table-cell>
              <table:table-cell office:value-type="float" office:value="1.55845853139493">
                <text:p>1.55845853139493</text:p>
              </table:table-cell>
              <table:table-cell office:value-type="float" office:value="0.67122815539595">
                <text:p>0.67122815539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1">
                <text:p>1</text:p>
              </table:table-cell>
              <table:table-cell office:value-type="float" office:value="2.59692187181526">
                <text:p>2.59692187181526</text:p>
              </table:table-cell>
              <table:table-cell office:value-type="float" office:value="1.61941035181463">
                <text:p>1.61941035181463</text:p>
              </table:table-cell>
              <table:table-cell office:value-type="float" office:value="1.43380345859794">
                <text:p>1.43380345859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">
                <text:p>1</text:p>
              </table:table-cell>
              <table:table-cell office:value-type="float" office:value="1.23571304288009">
                <text:p>1.23571304288009</text:p>
              </table:table-cell>
              <table:table-cell office:value-type="float" office:value="1.44158361354909">
                <text:p>1.44158361354909</text:p>
              </table:table-cell>
              <table:table-cell office:value-type="float" office:value="0.768507390817016">
                <text:p>0.768507390817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1">
                <text:p>1</text:p>
              </table:table-cell>
              <table:table-cell office:value-type="float" office:value="2.11996725953455">
                <text:p>2.11996725953455</text:p>
              </table:table-cell>
              <table:table-cell office:value-type="float" office:value="0.733292407751526">
                <text:p>0.733292407751526</text:p>
              </table:table-cell>
              <table:table-cell office:value-type="float" office:value="1.82675758782409">
                <text:p>1.826757587824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1">
                <text:p>1</text:p>
              </table:table-cell>
              <table:table-cell office:value-type="float" office:value="2.67551653961574">
                <text:p>2.67551653961574</text:p>
              </table:table-cell>
              <table:table-cell office:value-type="float" office:value="1.578238073885">
                <text:p>1.578238073885</text:p>
              </table:table-cell>
              <table:table-cell office:value-type="float" office:value="1.33379324617985">
                <text:p>1.33379324617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1">
                <text:p>1</text:p>
              </table:table-cell>
              <table:table-cell office:value-type="float" office:value="1.55653106116888">
                <text:p>1.55653106116888</text:p>
              </table:table-cell>
              <table:table-cell office:value-type="float" office:value="1.3345545975273">
                <text:p>1.3345545975273</text:p>
              </table:table-cell>
              <table:table-cell office:value-type="float" office:value="1.27252905745669">
                <text:p>1.272529057456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1">
                <text:p>1</text:p>
              </table:table-cell>
              <table:table-cell office:value-type="float" office:value="13.4088035981493">
                <text:p>13.4088035981493</text:p>
              </table:table-cell>
              <table:table-cell office:value-type="float" office:value="5.53662647701278">
                <text:p>5.53662647701278</text:p>
              </table:table-cell>
              <table:table-cell office:value-type="float" office:value="5.1209344524518">
                <text:p>5.1209344524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1">
                <text:p>1</text:p>
              </table:table-cell>
              <table:table-cell office:value-type="float" office:value="4.88583332762272">
                <text:p>4.88583332762272</text:p>
              </table:table-cell>
              <table:table-cell office:value-type="float" office:value="2.44197441186347">
                <text:p>2.44197441186347</text:p>
              </table:table-cell>
              <table:table-cell office:value-type="float" office:value="2.17837000692127">
                <text:p>2.178370006921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1">
                <text:p>1</text:p>
              </table:table-cell>
              <table:table-cell office:value-type="float" office:value="1.43875883567253">
                <text:p>1.43875883567253</text:p>
              </table:table-cell>
              <table:table-cell office:value-type="float" office:value="0.509361189839118">
                <text:p>0.509361189839118</text:p>
              </table:table-cell>
              <table:table-cell office:value-type="float" office:value="1.37377961106058">
                <text:p>1.373779611060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1">
                <text:p>1</text:p>
              </table:table-cell>
              <table:table-cell office:value-type="float" office:value="1.28659158330758">
                <text:p>1.28659158330758</text:p>
              </table:table-cell>
              <table:table-cell office:value-type="float" office:value="1.26186260265228">
                <text:p>1.26186260265228</text:p>
              </table:table-cell>
              <table:table-cell office:value-type="float" office:value="0.809648086471997">
                <text:p>0.809648086471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1">
                <text:p>1</text:p>
              </table:table-cell>
              <table:table-cell office:value-type="float" office:value="1.82634301991051">
                <text:p>1.82634301991051</text:p>
              </table:table-cell>
              <table:table-cell office:value-type="float" office:value="1.32313080445668">
                <text:p>1.32313080445668</text:p>
              </table:table-cell>
              <table:table-cell office:value-type="float" office:value="1.20798797856304">
                <text:p>1.20798797856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804959742656">
                <text:p>1.81804959742656</text:p>
              </table:table-cell>
              <table:table-cell office:value-type="float" office:value="1.31656792819767">
                <text:p>1.31656792819767</text:p>
              </table:table-cell>
              <table:table-cell office:value-type="float" office:value="1.2040416051772">
                <text:p>1.20404160517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76021979063">
                <text:p>1.8176021979063</text:p>
              </table:table-cell>
              <table:table-cell office:value-type="float" office:value="1.31568139832315">
                <text:p>1.31568139832315</text:p>
              </table:table-cell>
              <table:table-cell office:value-type="float" office:value="1.20319264838236">
                <text:p>1.20319264838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717098801226">
                <text:p>1.81717098801226</text:p>
              </table:table-cell>
              <table:table-cell office:value-type="float" office:value="1.3158704424695">
                <text:p>1.3158704424695</text:p>
              </table:table-cell>
              <table:table-cell office:value-type="float" office:value="1.20269576228063">
                <text:p>1.202695762280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74363298719">
                <text:p>1.8174363298719</text:p>
              </table:table-cell>
              <table:table-cell office:value-type="float" office:value="1.31649122640794">
                <text:p>1.31649122640794</text:p>
              </table:table-cell>
              <table:table-cell office:value-type="float" office:value="1.20333699689229">
                <text:p>1.20333699689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707663399234">
                <text:p>1.81707663399234</text:p>
              </table:table-cell>
              <table:table-cell office:value-type="float" office:value="1.31484733312192">
                <text:p>1.31484733312192</text:p>
              </table:table-cell>
              <table:table-cell office:value-type="float" office:value="1.20238596723732">
                <text:p>1.20238596723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1">
                <text:p>1</text:p>
              </table:table-cell>
              <table:table-cell office:value-type="float" office:value="1.81774434452869">
                <text:p>1.81774434452869</text:p>
              </table:table-cell>
              <table:table-cell office:value-type="float" office:value="1.31559388070548">
                <text:p>1.31559388070548</text:p>
              </table:table-cell>
              <table:table-cell office:value-type="float" office:value="1.20296969940847">
                <text:p>1.202969699408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1">
                <text:p>1</text:p>
              </table:table-cell>
              <table:table-cell office:value-type="float" office:value="1.4250600516059">
                <text:p>1.4250600516059</text:p>
              </table:table-cell>
              <table:table-cell office:value-type="float" office:value="0.537916563711412">
                <text:p>0.537916563711412</text:p>
              </table:table-cell>
              <table:table-cell office:value-type="float" office:value="1.3478334838843">
                <text:p>1.34783348388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1">
                <text:p>1</text:p>
              </table:table-cell>
              <table:table-cell office:value-type="float" office:value="1.85271894027333">
                <text:p>1.85271894027333</text:p>
              </table:table-cell>
              <table:table-cell office:value-type="float" office:value="1.29845476638085">
                <text:p>1.29845476638085</text:p>
              </table:table-cell>
              <table:table-cell office:value-type="float" office:value="1.18599757222392">
                <text:p>1.18599757222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1">
                <text:p>1</text:p>
              </table:table-cell>
              <table:table-cell office:value-type="float" office:value="1.85321382113233">
                <text:p>1.85321382113233</text:p>
              </table:table-cell>
              <table:table-cell office:value-type="float" office:value="1.29844021131842">
                <text:p>1.29844021131842</text:p>
              </table:table-cell>
              <table:table-cell office:value-type="float" office:value="1.18614894135648">
                <text:p>1.186148941356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1">
                <text:p>1</text:p>
              </table:table-cell>
              <table:table-cell office:value-type="float" office:value="1.8519810085925">
                <text:p>1.8519810085925</text:p>
              </table:table-cell>
              <table:table-cell office:value-type="float" office:value="1.29881279553325">
                <text:p>1.29881279553325</text:p>
              </table:table-cell>
              <table:table-cell office:value-type="float" office:value="1.18688810428852">
                <text:p>1.18688810428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1">
                <text:p>1</text:p>
              </table:table-cell>
              <table:table-cell office:value-type="float" office:value="1.85347809400593">
                <text:p>1.85347809400593</text:p>
              </table:table-cell>
              <table:table-cell office:value-type="float" office:value="1.29890681232847">
                <text:p>1.29890681232847</text:p>
              </table:table-cell>
              <table:table-cell office:value-type="float" office:value="1.18680499067085">
                <text:p>1.18680499067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1">
                <text:p>1</text:p>
              </table:table-cell>
              <table:table-cell office:value-type="float" office:value="1.28454482414008">
                <text:p>1.28454482414008</text:p>
              </table:table-cell>
              <table:table-cell office:value-type="float" office:value="2.03641100947369">
                <text:p>2.03641100947369</text:p>
              </table:table-cell>
              <table:table-cell office:value-type="float" office:value="0.758517657376531">
                <text:p>0.7585176573765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4318">
                <text:p>0.844318</text:p>
              </table:table-cell>
              <table:table-cell office:value-type="float" office:value="1">
                <text:p>1</text:p>
              </table:table-cell>
              <table:table-cell office:value-type="float" office:value="1.85301914010869">
                <text:p>1.85301914010869</text:p>
              </table:table-cell>
              <table:table-cell office:value-type="float" office:value="1.29732773056449">
                <text:p>1.29732773056449</text:p>
              </table:table-cell>
              <table:table-cell office:value-type="float" office:value="1.18599323898193">
                <text:p>1.185993238981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1">
                <text:p>1</text:p>
              </table:table-cell>
              <table:table-cell office:value-type="float" office:value="1.85247593429089">
                <text:p>1.85247593429089</text:p>
              </table:table-cell>
              <table:table-cell office:value-type="float" office:value="1.29752781181498">
                <text:p>1.29752781181498</text:p>
              </table:table-cell>
              <table:table-cell office:value-type="float" office:value="1.18648356667948">
                <text:p>1.18648356667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1">
                <text:p>1</text:p>
              </table:table-cell>
              <table:table-cell office:value-type="float" office:value="1.85372875502066">
                <text:p>1.85372875502066</text:p>
              </table:table-cell>
              <table:table-cell office:value-type="float" office:value="1.29801540434597">
                <text:p>1.29801540434597</text:p>
              </table:table-cell>
              <table:table-cell office:value-type="float" office:value="1.18587862496045">
                <text:p>1.185878624960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1">
                <text:p>1</text:p>
              </table:table-cell>
              <table:table-cell office:value-type="float" office:value="1.85383528729942">
                <text:p>1.85383528729942</text:p>
              </table:table-cell>
              <table:table-cell office:value-type="float" office:value="1.29718797918453">
                <text:p>1.29718797918453</text:p>
              </table:table-cell>
              <table:table-cell office:value-type="float" office:value="1.18536155415766">
                <text:p>1.185361554157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3574">
                <text:p>0.863574</text:p>
              </table:table-cell>
              <table:table-cell office:value-type="float" office:value="1">
                <text:p>1</text:p>
              </table:table-cell>
              <table:table-cell office:value-type="float" office:value="1.67166143060978">
                <text:p>1.67166143060978</text:p>
              </table:table-cell>
              <table:table-cell office:value-type="float" office:value="1.27462676003095">
                <text:p>1.27462676003095</text:p>
              </table:table-cell>
              <table:table-cell office:value-type="float" office:value="0.856752422179004">
                <text:p>0.8567524221790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3009">
                <text:p>0.963009</text:p>
              </table:table-cell>
              <table:table-cell office:value-type="float" office:value="1">
                <text:p>1</text:p>
              </table:table-cell>
              <table:table-cell office:value-type="float" office:value="1.77878085872418">
                <text:p>1.77878085872418</text:p>
              </table:table-cell>
              <table:table-cell office:value-type="float" office:value="1.24360853084013">
                <text:p>1.24360853084013</text:p>
              </table:table-cell>
              <table:table-cell office:value-type="float" office:value="0.907605056773651">
                <text:p>0.907605056773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5752">
                <text:p>0.985752</text:p>
              </table:table-cell>
              <table:table-cell office:value-type="float" office:value="1">
                <text:p>1</text:p>
              </table:table-cell>
              <table:table-cell office:value-type="float" office:value="1.20844494121665">
                <text:p>1.20844494121665</text:p>
              </table:table-cell>
              <table:table-cell office:value-type="float" office:value="1.34711980951323">
                <text:p>1.34711980951323</text:p>
              </table:table-cell>
              <table:table-cell office:value-type="float" office:value="0.603858970235919">
                <text:p>0.6038589702359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1149">
                <text:p>1.31149</text:p>
              </table:table-cell>
              <table:table-cell office:value-type="float" office:value="1">
                <text:p>1</text:p>
              </table:table-cell>
              <table:table-cell office:value-type="float" office:value="0.966329704510109">
                <text:p>0.966329704510109</text:p>
              </table:table-cell>
              <table:table-cell office:value-type="float" office:value="1.55532807055535">
                <text:p>1.55532807055535</text:p>
              </table:table-cell>
              <table:table-cell office:value-type="float" office:value="0.580067720534677">
                <text:p>0.5800677205346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332">
                <text:p>1.313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1">
                <text:p>1</text:p>
              </table:table-cell>
              <table:table-cell office:value-type="float" office:value="5.23521272915946">
                <text:p>5.23521272915946</text:p>
              </table:table-cell>
              <table:table-cell office:value-type="float" office:value="3.37418018054679">
                <text:p>3.37418018054679</text:p>
              </table:table-cell>
              <table:table-cell office:value-type="float" office:value="5.63418587774093">
                <text:p>5.634185877740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">
                <text:p>1</text:p>
              </table:table-cell>
              <table:table-cell office:value-type="float" office:value="0.894283752323848">
                <text:p>0.894283752323848</text:p>
              </table:table-cell>
              <table:table-cell office:value-type="float" office:value="1.4677089788467">
                <text:p>1.4677089788467</text:p>
              </table:table-cell>
              <table:table-cell office:value-type="float" office:value="0.499491684392115">
                <text:p>0.4994916843921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1">
                <text:p>1</text:p>
              </table:table-cell>
              <table:table-cell office:value-type="float" office:value="7.16251248199071">
                <text:p>7.16251248199071</text:p>
              </table:table-cell>
              <table:table-cell office:value-type="float" office:value="4.67408337848311">
                <text:p>4.67408337848311</text:p>
              </table:table-cell>
              <table:table-cell office:value-type="float" office:value="5.45108881832296">
                <text:p>5.45108881832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">
                <text:p>1</text:p>
              </table:table-cell>
              <table:table-cell office:value-type="float" office:value="1.18450851202007">
                <text:p>1.18450851202007</text:p>
              </table:table-cell>
              <table:table-cell office:value-type="float" office:value="0.308414327503233">
                <text:p>0.308414327503233</text:p>
              </table:table-cell>
              <table:table-cell office:value-type="float" office:value="1.12185482662345">
                <text:p>1.12185482662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1">
                <text:p>1</text:p>
              </table:table-cell>
              <table:table-cell office:value-type="float" office:value="2.15089046550351">
                <text:p>2.15089046550351</text:p>
              </table:table-cell>
              <table:table-cell office:value-type="float" office:value="1.57247055051659">
                <text:p>1.57247055051659</text:p>
              </table:table-cell>
              <table:table-cell office:value-type="float" office:value="1.38005088374306">
                <text:p>1.380050883743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1">
                <text:p>1</text:p>
              </table:table-cell>
              <table:table-cell office:value-type="float" office:value="1.38974966623705">
                <text:p>1.38974966623705</text:p>
              </table:table-cell>
              <table:table-cell office:value-type="float" office:value="1.78880080934629">
                <text:p>1.78880080934629</text:p>
              </table:table-cell>
              <table:table-cell office:value-type="float" office:value="1.16759750728735">
                <text:p>1.167597507287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1">
                <text:p>1</text:p>
              </table:table-cell>
              <table:table-cell office:value-type="float" office:value="1.28849907809936">
                <text:p>1.28849907809936</text:p>
              </table:table-cell>
              <table:table-cell office:value-type="float" office:value="0.451917384170374">
                <text:p>0.451917384170374</text:p>
              </table:table-cell>
              <table:table-cell office:value-type="float" office:value="1.11515807635705">
                <text:p>1.115158076357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1">
                <text:p>1</text:p>
              </table:table-cell>
              <table:table-cell office:value-type="float" office:value="1.65931208107296">
                <text:p>1.65931208107296</text:p>
              </table:table-cell>
              <table:table-cell office:value-type="float" office:value="0.424335946735165">
                <text:p>0.424335946735165</text:p>
              </table:table-cell>
              <table:table-cell office:value-type="float" office:value="1.57094203870902">
                <text:p>1.570942038709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1">
                <text:p>1</text:p>
              </table:table-cell>
              <table:table-cell office:value-type="float" office:value="0.888316886917331">
                <text:p>0.888316886917331</text:p>
              </table:table-cell>
              <table:table-cell office:value-type="float" office:value="2.24132067208057">
                <text:p>2.24132067208057</text:p>
              </table:table-cell>
              <table:table-cell office:value-type="float" office:value="1.24452594928811">
                <text:p>1.24452594928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1">
                <text:p>1</text:p>
              </table:table-cell>
              <table:table-cell office:value-type="float" office:value="6.28291217725602">
                <text:p>6.28291217725602</text:p>
              </table:table-cell>
              <table:table-cell office:value-type="float" office:value="3.27856196884088">
                <text:p>3.27856196884088</text:p>
              </table:table-cell>
              <table:table-cell office:value-type="float" office:value="4.80395223422356">
                <text:p>4.80395223422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1">
                <text:p>1</text:p>
              </table:table-cell>
              <table:table-cell office:value-type="float" office:value="1.1239050727618">
                <text:p>1.1239050727618</text:p>
              </table:table-cell>
              <table:table-cell office:value-type="float" office:value="0.425733087147895">
                <text:p>0.425733087147895</text:p>
              </table:table-cell>
              <table:table-cell office:value-type="float" office:value="1.72553969740193">
                <text:p>1.725539697401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1">
                <text:p>1</text:p>
              </table:table-cell>
              <table:table-cell office:value-type="float" office:value="0.824421590496447">
                <text:p>0.824421590496447</text:p>
              </table:table-cell>
              <table:table-cell office:value-type="float" office:value="0.344089458940706">
                <text:p>0.344089458940706</text:p>
              </table:table-cell>
              <table:table-cell office:value-type="float" office:value="2.44937619961612">
                <text:p>2.44937619961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07cm" svg:height="15.381cm" xlink:href=".." xlink:type="simple" chart:class="chart:scatter" chart:style-name="ch1">
        <chart:legend chart:legend-position="end" svg:x="27.037cm" svg:y="6.644cm" style:legend-expansion="high" chart:style-name="ch2"/>
        <chart:plot-area chart:style-name="ch3" table:cell-range-address="Sheet1.G1:Sheet1.G73 Sheet1.I2:Sheet1.I2 Sheet1.K2:Sheet1.K73 Sheet1.M2:Sheet1.M2 Sheet1.O2:Sheet1.O73 Sheet1.Q2:Sheet1.Q2 Sheet1.S2:Sheet1.S73 Sheet1.U2:Sheet1.U2 Sheet1.W2:Sheet1.W73" chart:data-source-has-labels="row" svg:x="0.604cm" svg:y="0.307cm" svg:width="25.829cm" svg:height="14.767cm">
          <chartooo:coordinate-region svg:x="1.411cm" svg:y="0.506cm" svg:width="24.742cm" svg:height="13.9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73" chart:label-cell-address="Sheet1.I2:Sheet1.I2" chart:class="chart:scatter">
            <chart:domain table:cell-range-address="Sheet1.G2:Sheet1.G73"/>
            <chart:data-point chart:repeated="72"/>
          </chart:series>
          <chart:series chart:style-name="ch8" chart:values-cell-range-address="Sheet1.O2:Sheet1.O73" chart:label-cell-address="Sheet1.M2:Sheet1.M2" chart:class="chart:scatter">
            <chart:data-point chart:repeated="72"/>
          </chart:series>
          <chart:series chart:style-name="ch9" chart:values-cell-range-address="Sheet1.S2:Sheet1.S73" chart:label-cell-address="Sheet1.Q2:Sheet1.Q2" chart:class="chart:scatter">
            <chart:data-point chart:repeated="72"/>
          </chart:series>
          <chart:series chart:style-name="ch10" chart:values-cell-range-address="Sheet1.W2:Sheet1.W73" chart:label-cell-address="Sheet1.U2:Sheet1.U2" chart:class="chart:scatter">
            <chart:data-point chart:repeated="7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 row split</text:p>
                <draw:g>
                  <svg:desc>Sheet1.I2:Sheet1.I2</svg:desc>
                </draw:g>
              </table:table-cell>
              <table:table-cell office:value-type="string">
                <text:p> merge path</text:p>
                <draw:g>
                  <svg:desc>Sheet1.M2:Sheet1.M2</svg:desc>
                </draw:g>
              </table:table-cell>
              <table:table-cell office:value-type="string">
                <text:p> cusparse</text:p>
                <draw:g>
                  <svg:desc>Sheet1.Q2:Sheet1.Q2</svg:desc>
                </draw:g>
              </table:table-cell>
              <table:table-cell office:value-type="string">
                <text:p> cusparse2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2:Sheet1.G73</svg:desc>
                </draw:g>
              </table:table-cell>
              <table:table-cell office:value-type="float" office:value="16.4961">
                <text:p>16.4961</text:p>
                <draw:g>
                  <svg:desc>Sheet1.K2:Sheet1.K73</svg:desc>
                </draw:g>
              </table:table-cell>
              <table:table-cell office:value-type="float" office:value="43.3724">
                <text:p>43.3724</text:p>
                <draw:g>
                  <svg:desc>Sheet1.O2:Sheet1.O73</svg:desc>
                </draw:g>
              </table:table-cell>
              <table:table-cell office:value-type="float" office:value="43.3756">
                <text:p>43.3756</text:p>
                <draw:g>
                  <svg:desc>Sheet1.S2:Sheet1.S73</svg:desc>
                </draw:g>
              </table:table-cell>
              <table:table-cell office:value-type="float" office:value="54.5267">
                <text:p>54.5267</text:p>
                <draw:g>
                  <svg:desc>Sheet1.W2:Sheet1.W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086">
                <text:p>0.0191086</text:p>
              </table:table-cell>
              <table:table-cell office:value-type="float" office:value="11.1685">
                <text:p>11.1685</text:p>
              </table:table-cell>
              <table:table-cell office:value-type="float" office:value="41.4094">
                <text:p>41.4094</text:p>
              </table:table-cell>
              <table:table-cell office:value-type="float" office:value="39.6995">
                <text:p>39.6995</text:p>
              </table:table-cell>
              <table:table-cell office:value-type="float" office:value="43.8111">
                <text:p>43.8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36658">
                <text:p>0.0236658</text:p>
              </table:table-cell>
              <table:table-cell office:value-type="float" office:value="16.5935">
                <text:p>16.5935</text:p>
              </table:table-cell>
              <table:table-cell office:value-type="float" office:value="43.0816">
                <text:p>43.0816</text:p>
              </table:table-cell>
              <table:table-cell office:value-type="float" office:value="34.209">
                <text:p>34.209</text:p>
              </table:table-cell>
              <table:table-cell office:value-type="float" office:value="52.5219">
                <text:p>52.5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26132">
                <text:p>0.0926132</text:p>
              </table:table-cell>
              <table:table-cell office:value-type="float" office:value="87.8377">
                <text:p>87.8377</text:p>
              </table:table-cell>
              <table:table-cell office:value-type="float" office:value="55.21">
                <text:p>55.21</text:p>
              </table:table-cell>
              <table:table-cell office:value-type="float" office:value="78.5341">
                <text:p>78.5341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689">
                <text:p>0.102689</text:p>
              </table:table-cell>
              <table:table-cell office:value-type="float" office:value="36.1939">
                <text:p>36.1939</text:p>
              </table:table-cell>
              <table:table-cell office:value-type="float" office:value="45.3816">
                <text:p>45.3816</text:p>
              </table:table-cell>
              <table:table-cell office:value-type="float" office:value="25.1937">
                <text:p>25.1937</text:p>
              </table:table-cell>
              <table:table-cell office:value-type="float" office:value="71.0452">
                <text:p>71.0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281">
                <text:p>0.103281</text:p>
              </table:table-cell>
              <table:table-cell office:value-type="float" office:value="27.2249">
                <text:p>27.2249</text:p>
              </table:table-cell>
              <table:table-cell office:value-type="float" office:value="50.1016">
                <text:p>50.1016</text:p>
              </table:table-cell>
              <table:table-cell office:value-type="float" office:value="58.3356">
                <text:p>58.3356</text:p>
              </table:table-cell>
              <table:table-cell office:value-type="float" office:value="66.3533">
                <text:p>66.3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439">
                <text:p>0.113439</text:p>
              </table:table-cell>
              <table:table-cell office:value-type="float" office:value="76.1251">
                <text:p>76.1251</text:p>
              </table:table-cell>
              <table:table-cell office:value-type="float" office:value="57.2243">
                <text:p>57.2243</text:p>
              </table:table-cell>
              <table:table-cell office:value-type="float" office:value="78.1372">
                <text:p>78.1372</text:p>
              </table:table-cell>
              <table:table-cell office:value-type="float" office:value="103.888">
                <text:p>103.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9686">
                <text:p>0.149686</text:p>
              </table:table-cell>
              <table:table-cell office:value-type="float" office:value="53.1001">
                <text:p>53.1001</text:p>
              </table:table-cell>
              <table:table-cell office:value-type="float" office:value="51.0028">
                <text:p>51.0028</text:p>
              </table:table-cell>
              <table:table-cell office:value-type="float" office:value="62.3308">
                <text:p>62.3308</text:p>
              </table:table-cell>
              <table:table-cell office:value-type="float" office:value="88.7907">
                <text:p>88.7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8498">
                <text:p>0.178498</text:p>
              </table:table-cell>
              <table:table-cell office:value-type="float" office:value="82.2306">
                <text:p>82.2306</text:p>
              </table:table-cell>
              <table:table-cell office:value-type="float" office:value="55.51">
                <text:p>55.51</text:p>
              </table:table-cell>
              <table:table-cell office:value-type="float" office:value="77.2409">
                <text:p>77.2409</text:p>
              </table:table-cell>
              <table:table-cell office:value-type="float" office:value="100.966">
                <text:p>100.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2988">
                <text:p>0.182988</text:p>
              </table:table-cell>
              <table:table-cell office:value-type="float" office:value="30.4111">
                <text:p>30.4111</text:p>
              </table:table-cell>
              <table:table-cell office:value-type="float" office:value="32.2547">
                <text:p>32.2547</text:p>
              </table:table-cell>
              <table:table-cell office:value-type="float" office:value="11.1324">
                <text:p>11.1324</text:p>
              </table:table-cell>
              <table:table-cell office:value-type="float" office:value="66.4956">
                <text:p>66.4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87803">
                <text:p>0.187803</text:p>
              </table:table-cell>
              <table:table-cell office:value-type="float" office:value="67.7243">
                <text:p>67.7243</text:p>
              </table:table-cell>
              <table:table-cell office:value-type="float" office:value="54.2488">
                <text:p>54.2488</text:p>
              </table:table-cell>
              <table:table-cell office:value-type="float" office:value="52.8958">
                <text:p>52.8958</text:p>
              </table:table-cell>
              <table:table-cell office:value-type="float" office:value="91.3087">
                <text:p>91.3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264">
                <text:p>0.24264</text:p>
              </table:table-cell>
              <table:table-cell office:value-type="float" office:value="138.177">
                <text:p>138.177</text:p>
              </table:table-cell>
              <table:table-cell office:value-type="float" office:value="57.5392">
                <text:p>57.5392</text:p>
              </table:table-cell>
              <table:table-cell office:value-type="float" office:value="86.7898">
                <text:p>86.7898</text:p>
              </table:table-cell>
              <table:table-cell office:value-type="float" office:value="98.6762">
                <text:p>98.6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496">
                <text:p>0.24496</text:p>
              </table:table-cell>
              <table:table-cell office:value-type="float" office:value="36.9448">
                <text:p>36.9448</text:p>
              </table:table-cell>
              <table:table-cell office:value-type="float" office:value="50.9693">
                <text:p>50.9693</text:p>
              </table:table-cell>
              <table:table-cell office:value-type="float" office:value="52.6712">
                <text:p>52.6712</text:p>
              </table:table-cell>
              <table:table-cell office:value-type="float" office:value="74.0615">
                <text:p>74.0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015">
                <text:p>0.26015</text:p>
              </table:table-cell>
              <table:table-cell office:value-type="float" office:value="22.2711">
                <text:p>22.2711</text:p>
              </table:table-cell>
              <table:table-cell office:value-type="float" office:value="48.4123">
                <text:p>48.4123</text:p>
              </table:table-cell>
              <table:table-cell office:value-type="float" office:value="44.0633">
                <text:p>44.0633</text:p>
              </table:table-cell>
              <table:table-cell office:value-type="float" office:value="59.4591">
                <text:p>59.4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2383">
                <text:p>0.282383</text:p>
              </table:table-cell>
              <table:table-cell office:value-type="float" office:value="82.8064">
                <text:p>82.8064</text:p>
              </table:table-cell>
              <table:table-cell office:value-type="float" office:value="56.0082">
                <text:p>56.0082</text:p>
              </table:table-cell>
              <table:table-cell office:value-type="float" office:value="74.1136">
                <text:p>74.1136</text:p>
              </table:table-cell>
              <table:table-cell office:value-type="float" office:value="93.6706">
                <text:p>93.6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1725">
                <text:p>0.301725</text:p>
              </table:table-cell>
              <table:table-cell office:value-type="float" office:value="40.6352">
                <text:p>40.6352</text:p>
              </table:table-cell>
              <table:table-cell office:value-type="float" office:value="46.8544">
                <text:p>46.8544</text:p>
              </table:table-cell>
              <table:table-cell office:value-type="float" office:value="58.7072">
                <text:p>58.7072</text:p>
              </table:table-cell>
              <table:table-cell office:value-type="float" office:value="77.7758">
                <text:p>77.7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8681">
                <text:p>0.308681</text:p>
              </table:table-cell>
              <table:table-cell office:value-type="float" office:value="13.0989">
                <text:p>13.0989</text:p>
              </table:table-cell>
              <table:table-cell office:value-type="float" office:value="28.8862">
                <text:p>28.8862</text:p>
              </table:table-cell>
              <table:table-cell office:value-type="float" office:value="17.1416">
                <text:p>17.1416</text:p>
              </table:table-cell>
              <table:table-cell office:value-type="float" office:value="44.3867">
                <text:p>44.38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8681">
                <text:p>0.308681</text:p>
              </table:table-cell>
              <table:table-cell office:value-type="float" office:value="13.0935">
                <text:p>13.0935</text:p>
              </table:table-cell>
              <table:table-cell office:value-type="float" office:value="28.8657">
                <text:p>28.8657</text:p>
              </table:table-cell>
              <table:table-cell office:value-type="float" office:value="17.1352">
                <text:p>17.1352</text:p>
              </table:table-cell>
              <table:table-cell office:value-type="float" office:value="44.3525">
                <text:p>44.3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2187">
                <text:p>0.312187</text:p>
              </table:table-cell>
              <table:table-cell office:value-type="float" office:value="139.414">
                <text:p>139.414</text:p>
              </table:table-cell>
              <table:table-cell office:value-type="float" office:value="58.4278">
                <text:p>58.4278</text:p>
              </table:table-cell>
              <table:table-cell office:value-type="float" office:value="81.1903">
                <text:p>81.1903</text:p>
              </table:table-cell>
              <table:table-cell office:value-type="float" office:value="92.5136">
                <text:p>92.5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5763">
                <text:p>0.335763</text:p>
              </table:table-cell>
              <table:table-cell office:value-type="float" office:value="84.9304">
                <text:p>84.9304</text:p>
              </table:table-cell>
              <table:table-cell office:value-type="float" office:value="55.3403">
                <text:p>55.3403</text:p>
              </table:table-cell>
              <table:table-cell office:value-type="float" office:value="75.0121">
                <text:p>75.0121</text:p>
              </table:table-cell>
              <table:table-cell office:value-type="float" office:value="95.1144">
                <text:p>95.1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5763">
                <text:p>0.335763</text:p>
              </table:table-cell>
              <table:table-cell office:value-type="float" office:value="84.9347">
                <text:p>84.9347</text:p>
              </table:table-cell>
              <table:table-cell office:value-type="float" office:value="55.3593">
                <text:p>55.3593</text:p>
              </table:table-cell>
              <table:table-cell office:value-type="float" office:value="75.0562">
                <text:p>75.0562</text:p>
              </table:table-cell>
              <table:table-cell office:value-type="float" office:value="95.1393">
                <text:p>95.1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0629">
                <text:p>0.350629</text:p>
              </table:table-cell>
              <table:table-cell office:value-type="float" office:value="77.4913">
                <text:p>77.4913</text:p>
              </table:table-cell>
              <table:table-cell office:value-type="float" office:value="54.9936">
                <text:p>54.9936</text:p>
              </table:table-cell>
              <table:table-cell office:value-type="float" office:value="74.374">
                <text:p>74.374</text:p>
              </table:table-cell>
              <table:table-cell office:value-type="float" office:value="95.5408">
                <text:p>95.5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72">
                <text:p>0.36272</text:p>
              </table:table-cell>
              <table:table-cell office:value-type="float" office:value="82.4696">
                <text:p>82.4696</text:p>
              </table:table-cell>
              <table:table-cell office:value-type="float" office:value="55.3296">
                <text:p>55.3296</text:p>
              </table:table-cell>
              <table:table-cell office:value-type="float" office:value="76.1911">
                <text:p>76.1911</text:p>
              </table:table-cell>
              <table:table-cell office:value-type="float" office:value="97.2321">
                <text:p>97.2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6015">
                <text:p>0.376015</text:p>
              </table:table-cell>
              <table:table-cell office:value-type="float" office:value="69.6282">
                <text:p>69.6282</text:p>
              </table:table-cell>
              <table:table-cell office:value-type="float" office:value="53.4548">
                <text:p>53.4548</text:p>
              </table:table-cell>
              <table:table-cell office:value-type="float" office:value="66.9916">
                <text:p>66.9916</text:p>
              </table:table-cell>
              <table:table-cell office:value-type="float" office:value="91.5587">
                <text:p>91.5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7554">
                <text:p>0.387554</text:p>
              </table:table-cell>
              <table:table-cell office:value-type="float" office:value="155.298">
                <text:p>155.298</text:p>
              </table:table-cell>
              <table:table-cell office:value-type="float" office:value="58.7543">
                <text:p>58.7543</text:p>
              </table:table-cell>
              <table:table-cell office:value-type="float" office:value="44.5656">
                <text:p>44.5656</text:p>
              </table:table-cell>
              <table:table-cell office:value-type="float" office:value="103.552">
                <text:p>103.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22101">
                <text:p>0.422101</text:p>
              </table:table-cell>
              <table:table-cell office:value-type="float" office:value="96.2307">
                <text:p>96.2307</text:p>
              </table:table-cell>
              <table:table-cell office:value-type="float" office:value="55.3259">
                <text:p>55.3259</text:p>
              </table:table-cell>
              <table:table-cell office:value-type="float" office:value="77.9827">
                <text:p>77.9827</text:p>
              </table:table-cell>
              <table:table-cell office:value-type="float" office:value="100.36">
                <text:p>100.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24518">
                <text:p>0.424518</text:p>
              </table:table-cell>
              <table:table-cell office:value-type="float" office:value="96.5255">
                <text:p>96.5255</text:p>
              </table:table-cell>
              <table:table-cell office:value-type="float" office:value="55.4596">
                <text:p>55.4596</text:p>
              </table:table-cell>
              <table:table-cell office:value-type="float" office:value="77.9888">
                <text:p>77.9888</text:p>
              </table:table-cell>
              <table:table-cell office:value-type="float" office:value="100.475">
                <text:p>100.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9112">
                <text:p>0.429112</text:p>
              </table:table-cell>
              <table:table-cell office:value-type="float" office:value="134.749">
                <text:p>134.749</text:p>
              </table:table-cell>
              <table:table-cell office:value-type="float" office:value="58.0364">
                <text:p>58.0364</text:p>
              </table:table-cell>
              <table:table-cell office:value-type="float" office:value="86.463">
                <text:p>86.463</text:p>
              </table:table-cell>
              <table:table-cell office:value-type="float" office:value="94.9585">
                <text:p>94.9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4403">
                <text:p>0.44403</text:p>
              </table:table-cell>
              <table:table-cell office:value-type="float" office:value="40.5204">
                <text:p>40.5204</text:p>
              </table:table-cell>
              <table:table-cell office:value-type="float" office:value="35.8762">
                <text:p>35.8762</text:p>
              </table:table-cell>
              <table:table-cell office:value-type="float" office:value="25.0217">
                <text:p>25.0217</text:p>
              </table:table-cell>
              <table:table-cell office:value-type="float" office:value="64.9794">
                <text:p>64.9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55462">
                <text:p>0.455462</text:p>
              </table:table-cell>
              <table:table-cell office:value-type="float" office:value="106.878">
                <text:p>106.878</text:p>
              </table:table-cell>
              <table:table-cell office:value-type="float" office:value="56.9766">
                <text:p>56.9766</text:p>
              </table:table-cell>
              <table:table-cell office:value-type="float" office:value="74.1393">
                <text:p>74.1393</text:p>
              </table:table-cell>
              <table:table-cell office:value-type="float" office:value="91.6149">
                <text:p>91.6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278">
                <text:p>0.479278</text:p>
              </table:table-cell>
              <table:table-cell office:value-type="float" office:value="13.2591">
                <text:p>13.2591</text:p>
              </table:table-cell>
              <table:table-cell office:value-type="float" office:value="33.0307">
                <text:p>33.0307</text:p>
              </table:table-cell>
              <table:table-cell office:value-type="float" office:value="18.0816">
                <text:p>18.0816</text:p>
              </table:table-cell>
              <table:table-cell office:value-type="float" office:value="38.3324">
                <text:p>38.3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7721">
                <text:p>0.517721</text:p>
              </table:table-cell>
              <table:table-cell office:value-type="float" office:value="45.7547">
                <text:p>45.7547</text:p>
              </table:table-cell>
              <table:table-cell office:value-type="float" office:value="38.668">
                <text:p>38.668</text:p>
              </table:table-cell>
              <table:table-cell office:value-type="float" office:value="28.991">
                <text:p>28.991</text:p>
              </table:table-cell>
              <table:table-cell office:value-type="float" office:value="77.5659">
                <text:p>77.5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8756">
                <text:p>0.518756</text:p>
              </table:table-cell>
              <table:table-cell office:value-type="float" office:value="55.1482">
                <text:p>55.1482</text:p>
              </table:table-cell>
              <table:table-cell office:value-type="float" office:value="52.5851">
                <text:p>52.5851</text:p>
              </table:table-cell>
              <table:table-cell office:value-type="float" office:value="41.3233">
                <text:p>41.3233</text:p>
              </table:table-cell>
              <table:table-cell office:value-type="float" office:value="64.321">
                <text:p>64.3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7664">
                <text:p>0.527664</text:p>
              </table:table-cell>
              <table:table-cell office:value-type="float" office:value="25.7524">
                <text:p>25.7524</text:p>
              </table:table-cell>
              <table:table-cell office:value-type="float" office:value="23.8189">
                <text:p>23.8189</text:p>
              </table:table-cell>
              <table:table-cell office:value-type="float" office:value="4.65128">
                <text:p>4.65128</text:p>
              </table:table-cell>
              <table:table-cell office:value-type="float" office:value="62.3681">
                <text:p>62.3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0407">
                <text:p>0.530407</text:p>
              </table:table-cell>
              <table:table-cell office:value-type="float" office:value="35.635">
                <text:p>35.635</text:p>
              </table:table-cell>
              <table:table-cell office:value-type="float" office:value="31.7883">
                <text:p>31.7883</text:p>
              </table:table-cell>
              <table:table-cell office:value-type="float" office:value="14.5927">
                <text:p>14.5927</text:p>
              </table:table-cell>
              <table:table-cell office:value-type="float" office:value="71.2975">
                <text:p>71.2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965">
                <text:p>0.538965</text:p>
              </table:table-cell>
              <table:table-cell office:value-type="float" office:value="13.4969">
                <text:p>13.4969</text:p>
              </table:table-cell>
              <table:table-cell office:value-type="float" office:value="36.402">
                <text:p>36.402</text:p>
              </table:table-cell>
              <table:table-cell office:value-type="float" office:value="26.4977">
                <text:p>26.4977</text:p>
              </table:table-cell>
              <table:table-cell office:value-type="float" office:value="38.1238">
                <text:p>38.1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48064">
                <text:p>0.548064</text:p>
              </table:table-cell>
              <table:table-cell office:value-type="float" office:value="87.3696">
                <text:p>87.3696</text:p>
              </table:table-cell>
              <table:table-cell office:value-type="float" office:value="56.0589">
                <text:p>56.0589</text:p>
              </table:table-cell>
              <table:table-cell office:value-type="float" office:value="69.2386">
                <text:p>69.2386</text:p>
              </table:table-cell>
              <table:table-cell office:value-type="float" office:value="89.0818">
                <text:p>89.0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72084">
                <text:p>0.572084</text:p>
              </table:table-cell>
              <table:table-cell office:value-type="float" office:value="55.6485">
                <text:p>55.6485</text:p>
              </table:table-cell>
              <table:table-cell office:value-type="float" office:value="50.8058">
                <text:p>50.8058</text:p>
              </table:table-cell>
              <table:table-cell office:value-type="float" office:value="42.0582">
                <text:p>42.0582</text:p>
              </table:table-cell>
              <table:table-cell office:value-type="float" office:value="76.8127">
                <text:p>76.81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41335">
                <text:p>0.641335</text:p>
              </table:table-cell>
              <table:table-cell office:value-type="float" office:value="55.5801">
                <text:p>55.5801</text:p>
              </table:table-cell>
              <table:table-cell office:value-type="float" office:value="50.8297">
                <text:p>50.8297</text:p>
              </table:table-cell>
              <table:table-cell office:value-type="float" office:value="42.2159">
                <text:p>42.2159</text:p>
              </table:table-cell>
              <table:table-cell office:value-type="float" office:value="76.7506">
                <text:p>76.75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335">
                <text:p>0.641335</text:p>
              </table:table-cell>
              <table:table-cell office:value-type="float" office:value="55.5507">
                <text:p>55.5507</text:p>
              </table:table-cell>
              <table:table-cell office:value-type="float" office:value="50.8012">
                <text:p>50.8012</text:p>
              </table:table-cell>
              <table:table-cell office:value-type="float" office:value="42.222">
                <text:p>42.222</text:p>
              </table:table-cell>
              <table:table-cell office:value-type="float" office:value="76.7428">
                <text:p>76.74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1335">
                <text:p>0.641335</text:p>
              </table:table-cell>
              <table:table-cell office:value-type="float" office:value="55.5975">
                <text:p>55.5975</text:p>
              </table:table-cell>
              <table:table-cell office:value-type="float" office:value="50.8157">
                <text:p>50.8157</text:p>
              </table:table-cell>
              <table:table-cell office:value-type="float" office:value="42.2515">
                <text:p>42.2515</text:p>
              </table:table-cell>
              <table:table-cell office:value-type="float" office:value="76.7782">
                <text:p>76.7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1335">
                <text:p>0.641335</text:p>
              </table:table-cell>
              <table:table-cell office:value-type="float" office:value="55.5791">
                <text:p>55.5791</text:p>
              </table:table-cell>
              <table:table-cell office:value-type="float" office:value="50.802">
                <text:p>50.802</text:p>
              </table:table-cell>
              <table:table-cell office:value-type="float" office:value="42.2176">
                <text:p>42.2176</text:p>
              </table:table-cell>
              <table:table-cell office:value-type="float" office:value="76.7278">
                <text:p>76.72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1335">
                <text:p>0.641335</text:p>
              </table:table-cell>
              <table:table-cell office:value-type="float" office:value="55.5594">
                <text:p>55.5594</text:p>
              </table:table-cell>
              <table:table-cell office:value-type="float" office:value="50.8073">
                <text:p>50.8073</text:p>
              </table:table-cell>
              <table:table-cell office:value-type="float" office:value="42.2554">
                <text:p>42.2554</text:p>
              </table:table-cell>
              <table:table-cell office:value-type="float" office:value="76.7813">
                <text:p>76.7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41335">
                <text:p>0.641335</text:p>
              </table:table-cell>
              <table:table-cell office:value-type="float" office:value="55.5795">
                <text:p>55.5795</text:p>
              </table:table-cell>
              <table:table-cell office:value-type="float" office:value="50.8215">
                <text:p>50.8215</text:p>
              </table:table-cell>
              <table:table-cell office:value-type="float" office:value="42.2467">
                <text:p>42.2467</text:p>
              </table:table-cell>
              <table:table-cell office:value-type="float" office:value="76.7937">
                <text:p>76.79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48984">
                <text:p>0.648984</text:p>
              </table:table-cell>
              <table:table-cell office:value-type="float" office:value="44.1287">
                <text:p>44.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18714">
                <text:p>0.718714</text:p>
              </table:table-cell>
              <table:table-cell office:value-type="float" office:value="13.2796">
                <text:p>13.2796</text:p>
              </table:table-cell>
              <table:table-cell office:value-type="float" office:value="33.2741">
                <text:p>33.2741</text:p>
              </table:table-cell>
              <table:table-cell office:value-type="float" office:value="24.6871">
                <text:p>24.6871</text:p>
              </table:table-cell>
              <table:table-cell office:value-type="float" office:value="35.1806">
                <text:p>35.18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41022">
                <text:p>0.741022</text:p>
              </table:table-cell>
              <table:table-cell office:value-type="float" office:value="53.8042">
                <text:p>53.8042</text:p>
              </table:table-cell>
              <table:table-cell office:value-type="float" office:value="49.1443">
                <text:p>49.1443</text:p>
              </table:table-cell>
              <table:table-cell office:value-type="float" office:value="41.4371">
                <text:p>41.4371</text:p>
              </table:table-cell>
              <table:table-cell office:value-type="float" office:value="76.7713">
                <text:p>76.7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41022">
                <text:p>0.741022</text:p>
              </table:table-cell>
              <table:table-cell office:value-type="float" office:value="53.801">
                <text:p>53.801</text:p>
              </table:table-cell>
              <table:table-cell office:value-type="float" office:value="49.1482">
                <text:p>49.1482</text:p>
              </table:table-cell>
              <table:table-cell office:value-type="float" office:value="41.4351">
                <text:p>41.4351</text:p>
              </table:table-cell>
              <table:table-cell office:value-type="float" office:value="76.7881">
                <text:p>76.7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41022">
                <text:p>0.741022</text:p>
              </table:table-cell>
              <table:table-cell office:value-type="float" office:value="53.7815">
                <text:p>53.7815</text:p>
              </table:table-cell>
              <table:table-cell office:value-type="float" office:value="49.1469">
                <text:p>49.1469</text:p>
              </table:table-cell>
              <table:table-cell office:value-type="float" office:value="41.4082">
                <text:p>41.4082</text:p>
              </table:table-cell>
              <table:table-cell office:value-type="float" office:value="76.6872">
                <text:p>76.68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1022">
                <text:p>0.741022</text:p>
              </table:table-cell>
              <table:table-cell office:value-type="float" office:value="53.8128">
                <text:p>53.8128</text:p>
              </table:table-cell>
              <table:table-cell office:value-type="float" office:value="49.1685">
                <text:p>49.1685</text:p>
              </table:table-cell>
              <table:table-cell office:value-type="float" office:value="41.4293">
                <text:p>41.4293</text:p>
              </table:table-cell>
              <table:table-cell office:value-type="float" office:value="76.7883">
                <text:p>76.78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2126">
                <text:p>0.792126</text:p>
              </table:table-cell>
              <table:table-cell office:value-type="float" office:value="159.754">
                <text:p>159.754</text:p>
              </table:table-cell>
              <table:table-cell office:value-type="float" office:value="59.5048">
                <text:p>59.5048</text:p>
              </table:table-cell>
              <table:table-cell office:value-type="float" office:value="78.4488">
                <text:p>78.4488</text:p>
              </table:table-cell>
              <table:table-cell office:value-type="float" office:value="100.771">
                <text:p>100.7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4318">
                <text:p>0.844318</text:p>
              </table:table-cell>
              <table:table-cell office:value-type="float" office:value="53.689">
                <text:p>53.689</text:p>
              </table:table-cell>
              <table:table-cell office:value-type="float" office:value="49.0815">
                <text:p>49.0815</text:p>
              </table:table-cell>
              <table:table-cell office:value-type="float" office:value="41.3843">
                <text:p>41.3843</text:p>
              </table:table-cell>
              <table:table-cell office:value-type="float" office:value="76.6859">
                <text:p>76.6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18">
                <text:p>0.844318</text:p>
              </table:table-cell>
              <table:table-cell office:value-type="float" office:value="53.6869">
                <text:p>53.6869</text:p>
              </table:table-cell>
              <table:table-cell office:value-type="float" office:value="49.0923">
                <text:p>49.0923</text:p>
              </table:table-cell>
              <table:table-cell office:value-type="float" office:value="41.3763">
                <text:p>41.3763</text:p>
              </table:table-cell>
              <table:table-cell office:value-type="float" office:value="76.6486">
                <text:p>76.64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4318">
                <text:p>0.844318</text:p>
              </table:table-cell>
              <table:table-cell office:value-type="float" office:value="53.7429">
                <text:p>53.7429</text:p>
              </table:table-cell>
              <table:table-cell office:value-type="float" office:value="49.1">
                <text:p>49.1</text:p>
              </table:table-cell>
              <table:table-cell office:value-type="float" office:value="41.4039">
                <text:p>41.4039</text:p>
              </table:table-cell>
              <table:table-cell office:value-type="float" office:value="76.7516">
                <text:p>76.75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318">
                <text:p>0.844318</text:p>
              </table:table-cell>
              <table:table-cell office:value-type="float" office:value="53.7185">
                <text:p>53.7185</text:p>
              </table:table-cell>
              <table:table-cell office:value-type="float" office:value="49.0876">
                <text:p>49.0876</text:p>
              </table:table-cell>
              <table:table-cell office:value-type="float" office:value="41.4115">
                <text:p>41.4115</text:p>
              </table:table-cell>
              <table:table-cell office:value-type="float" office:value="76.7701">
                <text:p>76.7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3574">
                <text:p>0.863574</text:p>
              </table:table-cell>
              <table:table-cell office:value-type="float" office:value="79.2373">
                <text:p>79.2373</text:p>
              </table:table-cell>
              <table:table-cell office:value-type="float" office:value="53.2601">
                <text:p>53.2601</text:p>
              </table:table-cell>
              <table:table-cell office:value-type="float" office:value="62.1651">
                <text:p>62.1651</text:p>
              </table:table-cell>
              <table:table-cell office:value-type="float" office:value="103.919">
                <text:p>103.9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3009">
                <text:p>0.963009</text:p>
              </table:table-cell>
              <table:table-cell office:value-type="float" office:value="71.8802">
                <text:p>71.8802</text:p>
              </table:table-cell>
              <table:table-cell office:value-type="float" office:value="52.4593">
                <text:p>52.4593</text:p>
              </table:table-cell>
              <table:table-cell office:value-type="float" office:value="57.7997">
                <text:p>57.7997</text:p>
              </table:table-cell>
              <table:table-cell office:value-type="float" office:value="102.813">
                <text:p>102.8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5752">
                <text:p>0.985752</text:p>
              </table:table-cell>
              <table:table-cell office:value-type="float" office:value="128.597">
                <text:p>128.597</text:p>
              </table:table-cell>
              <table:table-cell office:value-type="float" office:value="57.6448">
                <text:p>57.6448</text:p>
              </table:table-cell>
              <table:table-cell office:value-type="float" office:value="95.4607">
                <text:p>95.4607</text:p>
              </table:table-cell>
              <table:table-cell office:value-type="float" office:value="115.359">
                <text:p>115.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1149">
                <text:p>1.31149</text:p>
              </table:table-cell>
              <table:table-cell office:value-type="float" office:value="158.012">
                <text:p>158.012</text:p>
              </table:table-cell>
              <table:table-cell office:value-type="float" office:value="58.9314">
                <text:p>58.9314</text:p>
              </table:table-cell>
              <table:table-cell office:value-type="float" office:value="101.594">
                <text:p>101.594</text:p>
              </table:table-cell>
              <table:table-cell office:value-type="float" office:value="98.1733">
                <text:p>98.1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1332">
                <text:p>1.31332</text:p>
              </table:table-cell>
              <table:table-cell office:value-type="float" office:value="NaN">
                <text:p>NaN</text:p>
              </table:table-cell>
              <table:table-cell office:value-type="float" office:value="62.1707">
                <text:p>62.1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891">
                <text:p>1.37891</text:p>
              </table:table-cell>
              <table:table-cell office:value-type="float" office:value="19.8997">
                <text:p>19.8997</text:p>
              </table:table-cell>
              <table:table-cell office:value-type="float" office:value="33.2284">
                <text:p>33.2284</text:p>
              </table:table-cell>
              <table:table-cell office:value-type="float" office:value="5.89764">
                <text:p>5.89764</text:p>
              </table:table-cell>
              <table:table-cell office:value-type="float" office:value="30.8754">
                <text:p>30.8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2229">
                <text:p>1.72229</text:p>
              </table:table-cell>
              <table:table-cell office:value-type="float" office:value="175.265">
                <text:p>175.265</text:p>
              </table:table-cell>
              <table:table-cell office:value-type="float" office:value="59.6463">
                <text:p>59.6463</text:p>
              </table:table-cell>
              <table:table-cell office:value-type="float" office:value="119.414">
                <text:p>119.414</text:p>
              </table:table-cell>
              <table:table-cell office:value-type="float" office:value="106.79">
                <text:p>106.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8984">
                <text:p>1.88984</text:p>
              </table:table-cell>
              <table:table-cell office:value-type="float" office:value="19.2382">
                <text:p>19.2382</text:p>
              </table:table-cell>
              <table:table-cell office:value-type="float" office:value="22.4363">
                <text:p>22.4363</text:p>
              </table:table-cell>
              <table:table-cell office:value-type="float" office:value="4.11593">
                <text:p>4.11593</text:p>
              </table:table-cell>
              <table:table-cell office:value-type="float" office:value="29.4804">
                <text:p>29.48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5535">
                <text:p>2.25535</text:p>
              </table:table-cell>
              <table:table-cell office:value-type="float" office:value="11.1126">
                <text:p>11.1126</text:p>
              </table:table-cell>
              <table:table-cell office:value-type="float" office:value="40.422">
                <text:p>40.422</text:p>
              </table:table-cell>
              <table:table-cell office:value-type="float" office:value="36.0314">
                <text:p>36.0314</text:p>
              </table:table-cell>
              <table:table-cell office:value-type="float" office:value="42.6795">
                <text:p>42.6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0216">
                <text:p>3.20216</text:p>
              </table:table-cell>
              <table:table-cell office:value-type="float" office:value="60.8175">
                <text:p>60.8175</text:p>
              </table:table-cell>
              <table:table-cell office:value-type="float" office:value="53.3754">
                <text:p>53.3754</text:p>
              </table:table-cell>
              <table:table-cell office:value-type="float" office:value="38.6764">
                <text:p>38.6764</text:p>
              </table:table-cell>
              <table:table-cell office:value-type="float" office:value="83.1887">
                <text:p>83.1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37343">
                <text:p>5.37343</text:p>
              </table:table-cell>
              <table:table-cell office:value-type="float" office:value="77.4447">
                <text:p>77.4447</text:p>
              </table:table-cell>
              <table:table-cell office:value-type="float" office:value="50.5502">
                <text:p>50.5502</text:p>
              </table:table-cell>
              <table:table-cell office:value-type="float" office:value="43.2942">
                <text:p>43.2942</text:p>
              </table:table-cell>
              <table:table-cell office:value-type="float" office:value="60.1681">
                <text:p>60.16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0434">
                <text:p>6.30434</text:p>
              </table:table-cell>
              <table:table-cell office:value-type="float" office:value="13.358">
                <text:p>13.358</text:p>
              </table:table-cell>
              <table:table-cell office:value-type="float" office:value="32.9624">
                <text:p>32.9624</text:p>
              </table:table-cell>
              <table:table-cell office:value-type="float" office:value="29.5585">
                <text:p>29.5585</text:p>
              </table:table-cell>
              <table:table-cell office:value-type="float" office:value="38.0861">
                <text:p>38.08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4958">
                <text:p>6.44958</text:p>
              </table:table-cell>
              <table:table-cell office:value-type="float" office:value="6.6409">
                <text:p>6.6409</text:p>
              </table:table-cell>
              <table:table-cell office:value-type="float" office:value="24.5854">
                <text:p>24.5854</text:p>
              </table:table-cell>
              <table:table-cell office:value-type="float" office:value="15.6501">
                <text:p>15.6501</text:p>
              </table:table-cell>
              <table:table-cell office:value-type="float" office:value="25.9684">
                <text:p>25.96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6471">
                <text:p>8.46471</text:p>
              </table:table-cell>
              <table:table-cell office:value-type="float" office:value="91.603">
                <text:p>91.603</text:p>
              </table:table-cell>
              <table:table-cell office:value-type="float" office:value="50.8639">
                <text:p>50.8639</text:p>
              </table:table-cell>
              <table:table-cell office:value-type="float" office:value="40.8701">
                <text:p>40.8701</text:p>
              </table:table-cell>
              <table:table-cell office:value-type="float" office:value="36.3056">
                <text:p>36.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2765">
                <text:p>20.2765</text:p>
              </table:table-cell>
              <table:table-cell office:value-type="float" office:value="14.7792">
                <text:p>14.7792</text:p>
              </table:table-cell>
              <table:table-cell office:value-type="float" office:value="21.6554">
                <text:p>21.6554</text:p>
              </table:table-cell>
              <table:table-cell office:value-type="float" office:value="4.50783">
                <text:p>4.50783</text:p>
              </table:table-cell>
              <table:table-cell office:value-type="float" office:value="28.3223">
                <text:p>28.3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.4186">
                <text:p>61.4186</text:p>
              </table:table-cell>
              <table:table-cell office:value-type="float" office:value="9.7303">
                <text:p>9.7303</text:p>
              </table:table-cell>
              <table:table-cell office:value-type="float" office:value="39.4379">
                <text:p>39.4379</text:p>
              </table:table-cell>
              <table:table-cell office:value-type="float" office:value="22.8554">
                <text:p>22.8554</text:p>
              </table:table-cell>
              <table:table-cell office:value-type="float" office:value="25.6873">
                <text:p>25.6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.7983">
                <text:p>74.7983</text:p>
              </table:table-cell>
              <table:table-cell office:value-type="float" office:value="5.30641">
                <text:p>5.30641</text:p>
              </table:table-cell>
              <table:table-cell office:value-type="float" office:value="37.7733">
                <text:p>37.7733</text:p>
              </table:table-cell>
              <table:table-cell office:value-type="float" office:value="15.4216">
                <text:p>15.4216</text:p>
              </table:table-cell>
              <table:table-cell office:value-type="float" office:value="12.7139">
                <text:p>12.71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